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300" style:family="table">
      <style:table-properties style:width="7.0806in" table:align="margins" style:may-break-between-rows="false"/>
    </style:style>
    <style:style style:name="Table300.A" style:family="table-column">
      <style:table-column-properties style:column-width="2.659in" style:rel-column-width="24610*"/>
    </style:style>
    <style:style style:name="Table300.B" style:family="table-column">
      <style:table-column-properties style:column-width="4.4215in" style:rel-column-width="40925*"/>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8035in"/>
    </style:style>
    <style:style style:name="Table301.B" style:family="table-column">
      <style:table-column-properties style:column-width="4.2757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2167in" style:rel-column-width="4632*"/>
    </style:style>
    <style:style style:name="Table302.B" style:family="table-column">
      <style:table-column-properties style:column-width="3.8639in" style:rel-column-width="5564*"/>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303" style:family="table">
      <style:table-properties style:width="7.0806in" table:align="margins" style:may-break-between-rows="false"/>
    </style:style>
    <style:style style:name="Table303.A" style:family="table-column">
      <style:table-column-properties style:column-width="1.766in" style:rel-column-width="16345*"/>
    </style:style>
    <style:style style:name="Table303.B" style:family="table-column">
      <style:table-column-properties style:column-width="5.3146in" style:rel-column-width="49190*"/>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2146in" style:rel-column-width="3189*"/>
    </style:style>
    <style:style style:name="Table305.B" style:family="table-column">
      <style:table-column-properties style:column-width="4.866in" style:rel-column-width="7007*"/>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2146in" style:rel-column-width="3189*"/>
    </style:style>
    <style:style style:name="Table306.B" style:family="table-column">
      <style:table-column-properties style:column-width="4.866in" style:rel-column-width="7007*"/>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1.766in" style:rel-column-width="16345*"/>
    </style:style>
    <style:style style:name="Table307.B" style:family="table-column">
      <style:table-column-properties style:column-width="5.3146in" style:rel-column-width="49190*"/>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307.A2" style:family="table-cell">
      <style:table-cell-properties fo:padding="0.0382in" fo:border-left="0.0007in solid #000000" fo:border-right="none" fo:border-top="none" fo:border-bottom="0.0007in solid #000000"/>
    </style:style>
    <style:style style:name="Table307.B2" style:family="table-cell">
      <style:table-cell-properties fo:padding="0.0382in" fo:border-left="0.0007in solid #000000" fo:border-right="0.0007in solid #000000" fo:border-top="none" fo:border-bottom="0.0007in solid #000000"/>
    </style:style>
    <style:style style:name="Table308" style:family="table">
      <style:table-properties style:width="7.0806in" table:align="margins" style:may-break-between-rows="false"/>
    </style:style>
    <style:style style:name="Table308.A" style:family="table-column">
      <style:table-column-properties style:column-width="2.6139in" style:rel-column-width="3764*"/>
    </style:style>
    <style:style style:name="Table308.B" style:family="table-column">
      <style:table-column-properties style:column-width="4.4667in" style:rel-column-width="6432*"/>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2.6208in" style:rel-column-width="3774*"/>
    </style:style>
    <style:style style:name="Table309.B" style:family="table-column">
      <style:table-column-properties style:column-width="4.4597in" style:rel-column-width="6422*"/>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1.766in" style:rel-column-width="16345*"/>
    </style:style>
    <style:style style:name="Table310.B" style:family="table-column">
      <style:table-column-properties style:column-width="5.3146in" style:rel-column-width="49190*"/>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1.766in" style:rel-column-width="16345*"/>
    </style:style>
    <style:style style:name="Table311.B" style:family="table-column">
      <style:table-column-properties style:column-width="5.3146in" style:rel-column-width="49190*"/>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1.766in" style:rel-column-width="16345*"/>
    </style:style>
    <style:style style:name="Table312.B" style:family="table-column">
      <style:table-column-properties style:column-width="5.3146in" style:rel-column-width="49190*"/>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1.766in" style:rel-column-width="16345*"/>
    </style:style>
    <style:style style:name="Table313.B" style:family="table-column">
      <style:table-column-properties style:column-width="5.3146in" style:rel-column-width="49190*"/>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1.766in" style:rel-column-width="16345*"/>
    </style:style>
    <style:style style:name="Table314.B" style:family="table-column">
      <style:table-column-properties style:column-width="5.3146in" style:rel-column-width="49190*"/>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1.766in" style:rel-column-width="16345*"/>
    </style:style>
    <style:style style:name="Table315.B" style:family="table-column">
      <style:table-column-properties style:column-width="5.3146in" style:rel-column-width="49190*"/>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1.766in" style:rel-column-width="16345*"/>
    </style:style>
    <style:style style:name="Table316.B" style:family="table-column">
      <style:table-column-properties style:column-width="5.3146in" style:rel-column-width="49190*"/>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1.766in" style:rel-column-width="16345*"/>
    </style:style>
    <style:style style:name="Table317.B" style:family="table-column">
      <style:table-column-properties style:column-width="5.3146in" style:rel-column-width="49190*"/>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1.766in" style:rel-column-width="16345*"/>
    </style:style>
    <style:style style:name="Table318.B" style:family="table-column">
      <style:table-column-properties style:column-width="5.3146in" style:rel-column-width="49190*"/>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1.766in" style:rel-column-width="16345*"/>
    </style:style>
    <style:style style:name="Table320.B" style:family="table-column">
      <style:table-column-properties style:column-width="5.3146in" style:rel-column-width="49190*"/>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1.766in" style:rel-column-width="16345*"/>
    </style:style>
    <style:style style:name="Table321.B" style:family="table-column">
      <style:table-column-properties style:column-width="5.3146in" style:rel-column-width="49190*"/>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1.766in" style:rel-column-width="16345*"/>
    </style:style>
    <style:style style:name="Table322.B" style:family="table-column">
      <style:table-column-properties style:column-width="5.3146in" style:rel-column-width="49190*"/>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1.766in" style:rel-column-width="16345*"/>
    </style:style>
    <style:style style:name="Table323.B" style:family="table-column">
      <style:table-column-properties style:column-width="5.3146in" style:rel-column-width="49190*"/>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1.766in" style:rel-column-width="16345*"/>
    </style:style>
    <style:style style:name="Table324.B" style:family="table-column">
      <style:table-column-properties style:column-width="5.3146in" style:rel-column-width="49190*"/>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1.766in" style:rel-column-width="16345*"/>
    </style:style>
    <style:style style:name="Table325.B" style:family="table-column">
      <style:table-column-properties style:column-width="5.3146in" style:rel-column-width="49190*"/>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1.766in" style:rel-column-width="16345*"/>
    </style:style>
    <style:style style:name="Table326.B" style:family="table-column">
      <style:table-column-properties style:column-width="5.3146in" style:rel-column-width="49190*"/>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1.766in" style:rel-column-width="16345*"/>
    </style:style>
    <style:style style:name="Table327.B" style:family="table-column">
      <style:table-column-properties style:column-width="5.3146in" style:rel-column-width="49190*"/>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1.766in" style:rel-column-width="16345*"/>
    </style:style>
    <style:style style:name="Table328.B" style:family="table-column">
      <style:table-column-properties style:column-width="5.3146in" style:rel-column-width="49190*"/>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1.766in" style:rel-column-width="16345*"/>
    </style:style>
    <style:style style:name="Table329.B" style:family="table-column">
      <style:table-column-properties style:column-width="5.3146in" style:rel-column-width="49190*"/>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1.766in" style:rel-column-width="16345*"/>
    </style:style>
    <style:style style:name="Table330.B" style:family="table-column">
      <style:table-column-properties style:column-width="5.3146in" style:rel-column-width="49190*"/>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1.766in" style:rel-column-width="16345*"/>
    </style:style>
    <style:style style:name="Table331.B" style:family="table-column">
      <style:table-column-properties style:column-width="5.3146in" style:rel-column-width="49190*"/>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1.766in" style:rel-column-width="16345*"/>
    </style:style>
    <style:style style:name="Table332.B" style:family="table-column">
      <style:table-column-properties style:column-width="5.3146in" style:rel-column-width="49190*"/>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1.766in" style:rel-column-width="16345*"/>
    </style:style>
    <style:style style:name="Table333.B" style:family="table-column">
      <style:table-column-properties style:column-width="5.3146in" style:rel-column-width="49190*"/>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1.766in" style:rel-column-width="16345*"/>
    </style:style>
    <style:style style:name="Table334.B" style:family="table-column">
      <style:table-column-properties style:column-width="5.3146in" style:rel-column-width="49190*"/>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1.766in" style:rel-column-width="16345*"/>
    </style:style>
    <style:style style:name="Table335.B" style:family="table-column">
      <style:table-column-properties style:column-width="5.3146in" style:rel-column-width="49190*"/>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1.766in" style:rel-column-width="16345*"/>
    </style:style>
    <style:style style:name="Table336.B" style:family="table-column">
      <style:table-column-properties style:column-width="5.3146in" style:rel-column-width="49190*"/>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1.766in" style:rel-column-width="16345*"/>
    </style:style>
    <style:style style:name="Table337.B" style:family="table-column">
      <style:table-column-properties style:column-width="5.3146in" style:rel-column-width="49190*"/>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1.766in" style:rel-column-width="16345*"/>
    </style:style>
    <style:style style:name="Table338.B" style:family="table-column">
      <style:table-column-properties style:column-width="5.3146in" style:rel-column-width="49190*"/>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1.766in" style:rel-column-width="16345*"/>
    </style:style>
    <style:style style:name="Table339.B" style:family="table-column">
      <style:table-column-properties style:column-width="5.3146in" style:rel-column-width="49190*"/>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1.766in" style:rel-column-width="16345*"/>
    </style:style>
    <style:style style:name="Table340.B" style:family="table-column">
      <style:table-column-properties style:column-width="5.3146in" style:rel-column-width="49190*"/>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1.766in" style:rel-column-width="16345*"/>
    </style:style>
    <style:style style:name="Table392.B" style:family="table-column">
      <style:table-column-properties style:column-width="5.3146in" style:rel-column-width="49190*"/>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1.766in" style:rel-column-width="16345*"/>
    </style:style>
    <style:style style:name="Table341.B" style:family="table-column">
      <style:table-column-properties style:column-width="5.3146in" style:rel-column-width="49190*"/>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1.766in" style:rel-column-width="16345*"/>
    </style:style>
    <style:style style:name="Table393.B" style:family="table-column">
      <style:table-column-properties style:column-width="5.3146in" style:rel-column-width="49190*"/>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1.766in" style:rel-column-width="16345*"/>
    </style:style>
    <style:style style:name="Table394.B" style:family="table-column">
      <style:table-column-properties style:column-width="5.3146in" style:rel-column-width="49190*"/>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1.766in" style:rel-column-width="16345*"/>
    </style:style>
    <style:style style:name="Table395.B" style:family="table-column">
      <style:table-column-properties style:column-width="5.3146in" style:rel-column-width="49190*"/>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1.766in" style:rel-column-width="16345*"/>
    </style:style>
    <style:style style:name="Table396.B" style:family="table-column">
      <style:table-column-properties style:column-width="5.3146in" style:rel-column-width="49190*"/>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1.766in" style:rel-column-width="16345*"/>
    </style:style>
    <style:style style:name="Table342.B" style:family="table-column">
      <style:table-column-properties style:column-width="5.3146in" style:rel-column-width="49190*"/>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1.766in" style:rel-column-width="16345*"/>
    </style:style>
    <style:style style:name="Table343.B" style:family="table-column">
      <style:table-column-properties style:column-width="5.3146in" style:rel-column-width="49190*"/>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1.766in" style:rel-column-width="16345*"/>
    </style:style>
    <style:style style:name="Table344.B" style:family="table-column">
      <style:table-column-properties style:column-width="5.3146in" style:rel-column-width="49190*"/>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4632in" style:rel-column-width="32053*"/>
    </style:style>
    <style:style style:name="Table319.B" style:family="table-column">
      <style:table-column-properties style:column-width="3.6174in" style:rel-column-width="33482*"/>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4632in" style:rel-column-width="32053*"/>
    </style:style>
    <style:style style:name="Table402.B" style:family="table-column">
      <style:table-column-properties style:column-width="3.6174in" style:rel-column-width="33482*"/>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1.7646in" style:rel-column-width="16332*"/>
    </style:style>
    <style:style style:name="Table403.B" style:family="table-column">
      <style:table-column-properties style:column-width="5.316in" style:rel-column-width="49203*"/>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1.7646in" style:rel-column-width="16332*"/>
    </style:style>
    <style:style style:name="Table404.B" style:family="table-column">
      <style:table-column-properties style:column-width="5.316in" style:rel-column-width="49203*"/>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1.766in" style:rel-column-width="16345*"/>
    </style:style>
    <style:style style:name="Table407.B" style:family="table-column">
      <style:table-column-properties style:column-width="5.3146in" style:rel-column-width="49190*"/>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7.A2" style:family="table-cell">
      <style:table-cell-properties fo:padding="0.0382in" fo:border-left="0.0007in solid #000000" fo:border-right="none" fo:border-top="none" fo:border-bottom="0.0007in solid #000000"/>
    </style:style>
    <style:style style:name="Table407.B2" style:family="table-cell">
      <style:table-cell-properties fo:padding="0.0382in" fo:border-left="0.0007in solid #000000" fo:border-right="0.0007in solid #000000" fo:border-top="none" fo:border-bottom="0.0007in solid #000000"/>
    </style:style>
    <style:style style:name="Table408" style:family="table">
      <style:table-properties style:width="7.0806in" table:align="margins" style:may-break-between-rows="false"/>
    </style:style>
    <style:style style:name="Table408.A" style:family="table-column">
      <style:table-column-properties style:column-width="1.766in" style:rel-column-width="16345*"/>
    </style:style>
    <style:style style:name="Table408.B" style:family="table-column">
      <style:table-column-properties style:column-width="5.3146in" style:rel-column-width="49190*"/>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8.A2" style:family="table-cell">
      <style:table-cell-properties fo:padding="0.0382in" fo:border-left="0.0007in solid #000000" fo:border-right="none" fo:border-top="none" fo:border-bottom="0.0007in solid #000000"/>
    </style:style>
    <style:style style:name="Table408.B2" style:family="table-cell">
      <style:table-cell-properties fo:padding="0.0382in" fo:border-left="0.0007in solid #000000" fo:border-right="0.0007in solid #000000" fo:border-top="none" fo:border-bottom="0.0007in solid #000000"/>
    </style:style>
    <style:style style:name="Table409" style:family="table">
      <style:table-properties style:width="7.0806in" table:align="margins" style:may-break-between-rows="false"/>
    </style:style>
    <style:style style:name="Table409.A" style:family="table-column">
      <style:table-column-properties style:column-width="1.766in" style:rel-column-width="16345*"/>
    </style:style>
    <style:style style:name="Table409.B" style:family="table-column">
      <style:table-column-properties style:column-width="5.3146in" style:rel-column-width="49190*"/>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09.A2" style:family="table-cell">
      <style:table-cell-properties fo:padding="0.0382in" fo:border-left="0.0007in solid #000000" fo:border-right="none" fo:border-top="none" fo:border-bottom="0.0007in solid #000000"/>
    </style:style>
    <style:style style:name="Table409.B2" style:family="table-cell">
      <style:table-cell-properties fo:padding="0.0382in" fo:border-left="0.0007in solid #000000" fo:border-right="0.0007in solid #000000" fo:border-top="none" fo:border-bottom="0.0007in solid #000000"/>
    </style:style>
    <style:style style:name="Table410" style:family="table">
      <style:table-properties style:width="7.0806in" table:align="margins" style:may-break-between-rows="false"/>
    </style:style>
    <style:style style:name="Table410.A" style:family="table-column">
      <style:table-column-properties style:column-width="1.766in" style:rel-column-width="16345*"/>
    </style:style>
    <style:style style:name="Table410.B" style:family="table-column">
      <style:table-column-properties style:column-width="5.3146in" style:rel-column-width="49190*"/>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410.A2" style:family="table-cell">
      <style:table-cell-properties fo:padding="0.0382in" fo:border-left="0.0007in solid #000000" fo:border-right="none" fo:border-top="none" fo:border-bottom="0.0007in solid #000000"/>
    </style:style>
    <style:style style:name="Table4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6pt" style:font-size-asian="6pt" style:font-size-complex="6pt"/>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center" style:justify-single-word="false"/>
      <style:text-properties style:font-name="Arial Black" fo:font-size="10pt" style:font-size-asian="10pt" style:font-size-complex="10pt"/>
    </style:style>
    <style:style style:name="P49" style:family="paragraph" style:parent-style-name="Table_20_Contents">
      <style:paragraph-properties fo:text-align="center" style:justify-single-word="false"/>
      <style:text-properties style:font-name="Arial Black" fo:font-size="6pt" style:font-size-asian="6pt" style:font-size-complex="6pt"/>
    </style:style>
    <style:style style:name="P50" style:family="paragraph" style:parent-style-name="Table_20_Contents">
      <style:text-properties fo:font-size="6pt" style:font-size-asian="6pt" style:font-size-complex="6pt"/>
    </style:style>
    <style:style style:name="P51" style:family="paragraph" style:parent-style-name="Title">
      <style:text-properties fo:font-size="60pt" style:font-size-asian="60pt" style:font-size-complex="60pt"/>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text-properties fo:font-size="12pt" fo:font-weight="bold" style:font-size-asian="12pt" style:font-weight-asian="bold" style:font-size-complex="12pt" style:font-weight-complex="bold"/>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fo:font-weight="bold" style:font-weight-asian="bold" style:font-weight-complex="bold"/>
    </style:style>
    <style:style style:name="P59" style:family="paragraph" style:parent-style-name="Code">
      <style:text-properties style:text-underline-style="none" fo:font-weight="normal" style:font-weight-asian="normal" style:font-weight-complex="normal"/>
    </style:style>
    <style:style style:name="P60" style:family="paragraph" style:parent-style-name="Code">
      <style:text-properties style:font-name="Times New Roman" fo:font-size="14pt" style:font-name-asian="SimSun" style:font-size-asian="14pt" style:font-name-complex="Mangal" style:font-size-complex="14pt"/>
    </style:style>
    <style:style style:name="P61" style:family="paragraph" style:parent-style-name="Text_20_body">
      <style:paragraph-properties fo:break-before="page"/>
      <style:text-properties style:use-window-font-color="true"/>
    </style:style>
    <style:style style:name="P62" style:family="paragraph" style:parent-style-name="Snippet">
      <style:text-properties style:font-name="Courier New1"/>
    </style:style>
    <style:style style:name="P63" style:family="paragraph" style:parent-style-name="Snippet">
      <style:text-properties fo:font-weight="normal" style:font-weight-asian="normal" style:font-weight-complex="normal"/>
    </style:style>
    <style:style style:name="P64" style:family="paragraph" style:parent-style-name="Snippet">
      <style:paragraph-properties fo:text-align="justify" style:justify-single-word="false"/>
    </style:style>
    <style:style style:name="P65" style:family="paragraph" style:parent-style-name="Snippet">
      <style:text-properties fo:font-size="6pt" style:font-size-asian="6pt" style:font-size-complex="6pt"/>
    </style:style>
    <style:style style:name="P66" style:family="paragraph" style:parent-style-name="Heading_20_3">
      <style:text-properties fo:font-weight="bold" style:font-weight-asian="bold" style:font-weight-complex="bold"/>
    </style:style>
    <style:style style:name="P67" style:family="paragraph" style:parent-style-name="Code">
      <style:paragraph-properties fo:margin-left="0in" fo:margin-right="0in" fo:text-indent="0in" style:auto-text-indent="false"/>
    </style:style>
    <style:style style:name="P68" style:family="paragraph" style:parent-style-name="Heading_20_1">
      <style:paragraph-properties fo:text-align="justify" style:justify-single-word="false"/>
    </style:style>
    <style:style style:name="P69" style:family="paragraph" style:parent-style-name="Heading_20_1">
      <style:paragraph-properties fo:break-before="page"/>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7.0602in" style:type="right" style:leader-style="dotted" style:leader-text="."/>
        </style:tab-stops>
      </style:paragraph-properties>
    </style:style>
    <style:style style:name="P72" style:family="paragraph" style:parent-style-name="Contents_20_2">
      <style:paragraph-properties>
        <style:tab-stops>
          <style:tab-stop style:position="6.8839in" style:type="right"/>
        </style:tab-stops>
      </style:paragraph-properties>
    </style:style>
    <style:style style:name="P73" style:family="paragraph" style:parent-style-name="Table_20_Contents">
      <style:paragraph-properties fo:text-align="justify" style:justify-single-word="false"/>
      <style:text-properties fo:font-weight="bold" style:font-weight-asian="bold" style:font-weight-complex="bold"/>
    </style:style>
    <style:style style:name="P74" style:family="paragraph" style:parent-style-name="Table_20_Contents">
      <style:paragraph-properties fo:text-align="justify" style:justify-single-word="false"/>
    </style:style>
    <style:style style:name="P75" style:family="paragraph" style:parent-style-name="Index_20_1">
      <style:paragraph-properties>
        <style:tab-stops>
          <style:tab-stop style:position="7.0807in" style:type="right"/>
        </style:tab-stops>
      </style:paragraph-properties>
    </style:style>
    <style:style style:name="P76" style:family="paragraph" style:parent-style-name="Index_20_Separator">
      <style:paragraph-properties>
        <style:tab-stops/>
      </style:paragraph-properties>
    </style:style>
    <style:style style:name="P77" style:family="paragraph" style:parent-style-name="Text_20_body" style:master-page-name="Standard">
      <style:paragraph-properties style:page-number="auto"/>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paragraph-properties fo:text-align="justify" style:justify-single-word="false"/>
    </style:style>
    <style:style style:name="P81" style:family="paragraph" style:parent-style-name="Text_20_body" style:list-style-name="L3">
      <style:paragraph-properties fo:text-align="justify" style:justify-single-word="false"/>
    </style:style>
    <style:style style:name="P82" style:family="paragraph" style:parent-style-name="Text_20_body" style:list-style-name="L5">
      <style:paragraph-properties fo:text-align="justify" style:justify-single-word="false"/>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8">
      <style:paragraph-properties fo:text-align="justify" style:justify-single-word="false"/>
    </style:style>
    <style:style style:name="P85" style:family="paragraph" style:parent-style-name="Text_20_body" style:list-style-name="L10">
      <style:paragraph-properties fo:text-align="justify" style:justify-single-word="false"/>
    </style:style>
    <style:style style:name="P86" style:family="paragraph" style:parent-style-name="Text_20_body" style:list-style-name="L11">
      <style:paragraph-properties fo:text-align="justify" style:justify-single-word="false"/>
    </style:style>
    <style:style style:name="P87" style:family="paragraph" style:parent-style-name="Text_20_body" style:list-style-name="L13">
      <style:paragraph-properties fo:text-align="justify" style:justify-single-word="false"/>
    </style:style>
    <style:style style:name="P88" style:family="paragraph" style:parent-style-name="Text_20_body" style:list-style-name="L14">
      <style:paragraph-properties fo:text-align="justify" style:justify-single-word="false"/>
    </style:style>
    <style:style style:name="P89" style:family="paragraph" style:parent-style-name="Text_20_body" style:list-style-name="L15">
      <style:paragraph-properties fo:text-align="justify" style:justify-single-word="false"/>
    </style:style>
    <style:style style:name="P90" style:family="paragraph" style:parent-style-name="Text_20_body" style:list-style-name="L16">
      <style:paragraph-properties fo:text-align="justify" style:justify-single-word="false"/>
    </style:style>
    <style:style style:name="P91" style:family="paragraph" style:parent-style-name="Text_20_body" style:list-style-name="L17">
      <style:paragraph-properties fo:text-align="justify" style:justify-single-word="false"/>
    </style:style>
    <style:style style:name="P92" style:family="paragraph" style:parent-style-name="Text_20_body" style:list-style-name="L18">
      <style:paragraph-properties fo:text-align="justify" style:justify-single-word="false"/>
    </style:style>
    <style:style style:name="P93" style:family="paragraph" style:parent-style-name="Text_20_body" style:list-style-name="L19">
      <style:paragraph-properties fo:text-align="justify" style:justify-single-word="false"/>
    </style:style>
    <style:style style:name="P94" style:family="paragraph" style:parent-style-name="Text_20_body" style:list-style-name="L20">
      <style:paragraph-properties fo:text-align="justify" style:justify-single-word="false"/>
    </style:style>
    <style:style style:name="P95" style:family="paragraph" style:parent-style-name="Text_20_body" style:list-style-name="L21">
      <style:paragraph-properties fo:text-align="justify" style:justify-single-word="false"/>
    </style:style>
    <style:style style:name="P96" style:family="paragraph" style:parent-style-name="Text_20_body" style:list-style-name="L22">
      <style:paragraph-properties fo:text-align="justify" style:justify-single-word="false"/>
    </style:style>
    <style:style style:name="P97" style:family="paragraph" style:parent-style-name="Text_20_body" style:list-style-name="L23">
      <style:paragraph-properties fo:text-align="justify" style:justify-single-word="false"/>
    </style:style>
    <style:style style:name="P98" style:family="paragraph" style:parent-style-name="Text_20_body" style:list-style-name="L24">
      <style:paragraph-properties fo:text-align="justify" style:justify-single-word="false"/>
    </style:style>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9"/>
    <style:style style:name="P104" style:family="paragraph" style:parent-style-name="Text_20_body" style:list-style-name="L12"/>
    <style:style style:name="P105"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2918600" text:id="ct232918600">
          <text:insertion>
            <office:change-info>
              <dc:creator>Peter Camilleri</dc:creator>
              <dc:date>2015-04-25T23:41:00</dc:date>
            </office:change-info>
          </text:insertion>
        </text:changed-region>
        <text:changed-region xml:id="ct232918704" text:id="ct232918704">
          <text:insertion>
            <office:change-info>
              <dc:creator>Peter Camilleri</dc:creator>
              <dc:date>2015-04-25T23:41:00</dc:date>
            </office:change-info>
          </text:insertion>
        </text:changed-region>
        <text:changed-region xml:id="ct232918808" text:id="ct232918808">
          <text:insertion>
            <office:change-info>
              <dc:creator>Peter Camilleri</dc:creator>
              <dc:date>2015-04-25T23:41:00</dc:date>
            </office:change-info>
          </text:insertion>
        </text:changed-region>
        <text:changed-region xml:id="ct232918912" text:id="ct232918912">
          <text:insertion>
            <office:change-info>
              <dc:creator>Peter Camilleri</dc:creator>
              <dc:date>2015-04-25T23:41:00</dc:date>
            </office:change-info>
          </text:insertion>
        </text:changed-region>
        <text:changed-region xml:id="ct232919016" text:id="ct232919016">
          <text:insertion>
            <office:change-info>
              <dc:creator>Peter Camilleri</dc:creator>
              <dc:date>2015-04-25T23:42:00</dc:date>
            </office:change-info>
          </text:insertion>
        </text:changed-region>
        <text:changed-region xml:id="ct232919120" text:id="ct232919120">
          <text:insertion>
            <office:change-info>
              <dc:creator>Peter Camilleri</dc:creator>
              <dc:date>2015-04-25T23:42:00</dc:date>
            </office:change-info>
          </text:insertion>
        </text:changed-region>
        <text:changed-region xml:id="ct232919224" text:id="ct232919224">
          <text:insertion>
            <office:change-info>
              <dc:creator>Peter Camilleri</dc:creator>
              <dc:date>2015-04-25T23:42:00</dc:date>
            </office:change-info>
          </text:insertion>
        </text:changed-region>
        <text:changed-region xml:id="ct232919328" text:id="ct232919328">
          <text:insertion>
            <office:change-info>
              <dc:creator>Peter Camilleri</dc:creator>
              <dc:date>2015-04-25T23:42:00</dc:date>
            </office:change-info>
          </text:insertion>
        </text:changed-region>
        <text:changed-region xml:id="ct232919432" text:id="ct232919432">
          <text:insertion>
            <office:change-info>
              <dc:creator>Peter Camilleri</dc:creator>
              <dc:date>2015-04-25T23:42:00</dc:date>
            </office:change-info>
          </text:insertion>
        </text:changed-region>
        <text:changed-region xml:id="ct232919536" text:id="ct232919536">
          <text:insertion>
            <office:change-info>
              <dc:creator>Peter Camilleri</dc:creator>
              <dc:date>2015-04-25T23:42:00</dc:date>
            </office:change-info>
          </text:insertion>
        </text:changed-region>
        <text:changed-region xml:id="ct232924256" text:id="ct232924256">
          <text:insertion>
            <office:change-info>
              <dc:creator>Peter Camilleri</dc:creator>
              <dc:date>2015-04-26T13:40:00</dc:date>
            </office:change-info>
          </text:insertion>
        </text:changed-region>
        <text:changed-region xml:id="ct232924360" text:id="ct232924360">
          <text:insertion>
            <office:change-info>
              <dc:creator>Peter Camilleri</dc:creator>
              <dc:date>2015-04-26T13:39:00</dc:date>
            </office:change-info>
          </text:insertion>
        </text:changed-region>
        <text:changed-region xml:id="ct232924464" text:id="ct232924464">
          <text:insertion>
            <office:change-info>
              <dc:creator>Peter Camilleri</dc:creator>
              <dc:date>2015-04-26T13:40:00</dc:date>
            </office:change-info>
          </text:insertion>
        </text:changed-region>
        <text:changed-region xml:id="ct232925504" text:id="ct232925504">
          <text:insertion>
            <office:change-info>
              <dc:creator>Peter Camilleri</dc:creator>
              <dc:date>2015-04-26T13:46:00</dc:date>
            </office:change-info>
          </text:insertion>
        </text:changed-region>
        <text:changed-region xml:id="ct232925608" text:id="ct232925608">
          <text:insertion>
            <office:change-info>
              <dc:creator>Peter Camilleri</dc:creator>
              <dc:date>2015-04-26T13:47:00</dc:date>
            </office:change-info>
          </text:insertion>
        </text:changed-region>
        <text:changed-region xml:id="ct230854096" text:id="ct230854096">
          <text:insertion>
            <office:change-info>
              <dc:creator>Peter Camilleri</dc:creator>
              <dc:date>2015-04-25T13:09:00</dc:date>
            </office:change-info>
          </text:insertion>
        </text:changed-region>
        <text:changed-region xml:id="ct230854200" text:id="ct230854200">
          <text:insertion>
            <office:change-info>
              <dc:creator>Peter Camilleri</dc:creator>
              <dc:date>2015-04-25T13:10:00</dc:date>
            </office:change-info>
          </text:insertion>
        </text:changed-region>
        <text:changed-region xml:id="ct230854408" text:id="ct230854408">
          <text:insertion>
            <office:change-info>
              <dc:creator>Peter Camilleri</dc:creator>
              <dc:date>2015-04-25T13:11:00</dc:date>
            </office:change-info>
          </text:insertion>
        </text:changed-region>
        <text:changed-region xml:id="ct230854512" text:id="ct230854512">
          <text:deletion>
            <office:change-info>
              <dc:creator>Peter Camilleri</dc:creator>
              <dc:date>2015-04-25T13:26:00</dc:date>
            </office:change-info>
            <text:p text:style-name="Text_20_body">.even?</text:p>
          </text:deletion>
        </text:changed-region>
        <text:changed-region xml:id="ct230854616" text:id="ct230854616">
          <text:insertion>
            <office:change-info>
              <dc:creator>Peter Camilleri</dc:creator>
              <dc:date>2015-04-25T13:25:00</dc:date>
            </office:change-info>
          </text:insertion>
        </text:changed-region>
        <text:changed-region xml:id="ct230854720" text:id="ct230854720">
          <text:insertion>
            <office:change-info>
              <dc:creator>Peter Camilleri</dc:creator>
              <dc:date>2015-04-25T13:25:00</dc:date>
            </office:change-info>
          </text:insertion>
        </text:changed-region>
        <text:changed-region xml:id="ct230854824" text:id="ct230854824">
          <text:insertion>
            <office:change-info>
              <dc:creator>Peter Camilleri</dc:creator>
              <dc:date>2015-04-25T13:25:00</dc:date>
            </office:change-info>
          </text:insertion>
        </text:changed-region>
        <text:changed-region xml:id="ct230854928" text:id="ct230854928">
          <text:insertion>
            <office:change-info>
              <dc:creator>Peter Camilleri</dc:creator>
              <dc:date>2015-04-25T13:25:00</dc:date>
            </office:change-info>
          </text:insertion>
        </text:changed-region>
        <text:changed-region xml:id="ct230855032" text:id="ct230855032">
          <text:insertion>
            <office:change-info>
              <dc:creator>Peter Camilleri</dc:creator>
              <dc:date>2015-04-25T13:25:00</dc:date>
            </office:change-info>
          </text:insertion>
        </text:changed-region>
        <text:changed-region xml:id="ct230855136" text:id="ct230855136">
          <text:insertion>
            <office:change-info>
              <dc:creator>Peter Camilleri</dc:creator>
              <dc:date>2015-04-25T13:27:00</dc:date>
            </office:change-info>
          </text:insertion>
        </text:changed-region>
        <text:changed-region xml:id="ct230855240" text:id="ct230855240">
          <text:insertion>
            <office:change-info>
              <dc:creator>Peter Camilleri</dc:creator>
              <dc:date>2015-04-25T13:27:00</dc:date>
            </office:change-info>
          </text:insertion>
        </text:changed-region>
        <text:changed-region xml:id="ct230855344" text:id="ct230855344">
          <text:deletion>
            <office:change-info>
              <dc:creator>Peter Camilleri</dc:creator>
              <dc:date>2015-04-25T13:29:00</dc:date>
            </office:change-info>
            <text:p text:style-name="Text_20_body">.gcd</text:p>
          </text:deletion>
        </text:changed-region>
        <text:changed-region xml:id="ct230855448" text:id="ct230855448">
          <text:insertion>
            <office:change-info>
              <dc:creator>Peter Camilleri</dc:creator>
              <dc:date>2015-04-25T13:25:00</dc:date>
            </office:change-info>
          </text:insertion>
        </text:changed-region>
        <text:changed-region xml:id="ct230855552" text:id="ct230855552">
          <text:deletion>
            <office:change-info>
              <dc:creator>Peter Camilleri</dc:creator>
              <dc:date>2015-04-25T13:31:00</dc:date>
            </office:change-info>
            <text:p text:style-name="Text_20_body">.lcm</text:p>
          </text:deletion>
        </text:changed-region>
        <text:changed-region xml:id="ct230855656" text:id="ct230855656">
          <text:insertion>
            <office:change-info>
              <dc:creator>Peter Camilleri</dc:creator>
              <dc:date>2015-04-25T13:25:00</dc:date>
            </office:change-info>
          </text:insertion>
        </text:changed-region>
        <text:changed-region xml:id="ct230855864" text:id="ct230855864">
          <text:deletion>
            <office:change-info>
              <dc:creator>Peter Camilleri</dc:creator>
              <dc:date>2015-04-25T13:39:00</dc:date>
            </office:change-info>
            <text:p text:style-name="Text_20_body"/>
            <text:p text:style-name="Text_20_body"/>
          </text:deletion>
        </text:changed-region>
        <text:changed-region xml:id="ct230855760" text:id="ct230855760">
          <text:deletion>
            <office:change-info>
              <dc:creator>Peter Camilleri</dc:creator>
              <dc:date>2015-04-25T13:37:00</dc:date>
            </office:change-info>
            <text:p text:style-name="Text_20_body">.odd?</text:p>
          </text:deletion>
        </text:changed-region>
        <text:changed-region xml:id="ct230855968" text:id="ct230855968">
          <text:insertion>
            <office:change-info>
              <dc:creator>Peter Camilleri</dc:creator>
              <dc:date>2015-04-25T13:25:00</dc:date>
            </office:change-info>
          </text:insertion>
        </text:changed-region>
        <text:changed-region xml:id="ct230856072" text:id="ct230856072">
          <text:deletion>
            <office:change-info>
              <dc:creator>Peter Camilleri</dc:creator>
              <dc:date>2015-04-25T13:41:00</dc:date>
            </office:change-info>
            <text:p text:style-name="Text_20_body">2*</text:p>
          </text:deletion>
        </text:changed-region>
        <text:changed-region xml:id="ct230856176" text:id="ct230856176">
          <text:insertion>
            <office:change-info>
              <dc:creator>Peter Camilleri</dc:creator>
              <dc:date>2015-04-25T13:24:00</dc:date>
            </office:change-info>
          </text:insertion>
        </text:changed-region>
        <text:changed-region xml:id="ct230856280" text:id="ct230856280">
          <text:insertion>
            <office:change-info>
              <dc:creator>Peter Camilleri</dc:creator>
              <dc:date>2015-04-25T13:25:00</dc:date>
            </office:change-info>
          </text:insertion>
        </text:changed-region>
        <text:changed-region xml:id="ct230856384" text:id="ct230856384">
          <text:insertion>
            <office:change-info>
              <dc:creator>Peter Camilleri</dc:creator>
              <dc:date>2015-04-25T13:42:00</dc:date>
            </office:change-info>
          </text:insertion>
        </text:changed-region>
        <text:changed-region xml:id="ct230856488" text:id="ct230856488">
          <text:insertion>
            <office:change-info>
              <dc:creator>Peter Camilleri</dc:creator>
              <dc:date>2015-04-25T13:25:00</dc:date>
            </office:change-info>
          </text:insertion>
        </text:changed-region>
        <text:changed-region xml:id="ct230856592" text:id="ct230856592">
          <text:insertion>
            <office:change-info>
              <dc:creator>Peter Camilleri</dc:creator>
              <dc:date>2015-04-25T13:25:00</dc:date>
            </office:change-info>
          </text:insertion>
        </text:changed-region>
        <text:changed-region xml:id="ct230856696" text:id="ct230856696">
          <text:insertion>
            <office:change-info>
              <dc:creator>Peter Camilleri</dc:creator>
              <dc:date>2015-04-25T13:42:00</dc:date>
            </office:change-info>
          </text:insertion>
        </text:changed-region>
        <text:changed-region xml:id="ct230856800" text:id="ct230856800">
          <text:insertion>
            <office:change-info>
              <dc:creator>Peter Camilleri</dc:creator>
              <dc:date>2015-04-25T13:42:00</dc:date>
            </office:change-info>
          </text:insertion>
        </text:changed-region>
        <text:changed-region xml:id="ct232894112" text:id="ct232894112">
          <text:deletion>
            <office:change-info>
              <dc:creator>Peter Camilleri</dc:creator>
              <dc:date>2015-04-25T13:42:00</dc:date>
            </office:change-info>
            <text:p text:style-name="Text_20_body">2/</text:p>
          </text:deletion>
        </text:changed-region>
        <text:changed-region xml:id="ct232894216" text:id="ct232894216">
          <text:insertion>
            <office:change-info>
              <dc:creator>Peter Camilleri</dc:creator>
              <dc:date>2015-04-25T13:25:00</dc:date>
            </office:change-info>
          </text:insertion>
        </text:changed-region>
        <text:changed-region xml:id="ct232894320" text:id="ct232894320">
          <text:deletion>
            <office:change-info>
              <dc:creator>Peter Camilleri</dc:creator>
              <dc:date>2015-04-25T13:46:00</dc:date>
            </office:change-info>
            <text:p text:style-name="Standard"/>
            <text:p text:style-name="Text_20_body">&lt;&lt;</text:p>
          </text:deletion>
        </text:changed-region>
        <text:changed-region xml:id="ct232894424" text:id="ct232894424">
          <text:insertion>
            <office:change-info>
              <dc:creator>Peter Camilleri</dc:creator>
              <dc:date>2015-04-25T13:25:00</dc:date>
            </office:change-info>
          </text:insertion>
        </text:changed-region>
        <text:changed-region xml:id="ct232894528" text:id="ct232894528">
          <text:deletion>
            <office:change-info>
              <dc:creator>Peter Camilleri</dc:creator>
              <dc:date>2015-04-25T13:55:00</dc:date>
            </office:change-info>
            <text:p text:style-name="Standard"/>
            <text:p text:style-name="Text_20_body">&gt;&gt;</text:p>
          </text:deletion>
        </text:changed-region>
        <text:changed-region xml:id="ct232894632" text:id="ct232894632">
          <text:insertion>
            <office:change-info>
              <dc:creator>Peter Camilleri</dc:creator>
              <dc:date>2015-04-25T13:25:00</dc:date>
            </office:change-info>
          </text:insertion>
        </text:changed-region>
        <text:changed-region xml:id="ct232894736" text:id="ct232894736">
          <text:deletion>
            <office:change-info>
              <dc:creator>Peter Camilleri</dc:creator>
              <dc:date>2015-04-25T14:29:00</dc:date>
            </office:change-info>
            <text:p text:style-name="Standard"/>
            <text:p text:style-name="Text_20_body">and</text:p>
          </text:deletion>
        </text:changed-region>
        <text:changed-region xml:id="ct232894840" text:id="ct232894840">
          <text:insertion>
            <office:change-info>
              <dc:creator>Peter Camilleri</dc:creator>
              <dc:date>2015-04-25T13:25:00</dc:date>
            </office:change-info>
          </text:insertion>
        </text:changed-region>
        <text:changed-region xml:id="ct232894944" text:id="ct232894944">
          <text:deletion>
            <office:change-info>
              <dc:creator>Peter Camilleri</dc:creator>
              <dc:date>2015-04-25T14:31:00</dc:date>
            </office:change-info>
            <text:p text:style-name="Text_20_body"/>
            <text:p text:style-name="Text_20_body">com</text:p>
          </text:deletion>
        </text:changed-region>
        <text:changed-region xml:id="ct232895048" text:id="ct232895048">
          <text:insertion>
            <office:change-info>
              <dc:creator>Peter Camilleri</dc:creator>
              <dc:date>2015-04-25T13:25:00</dc:date>
            </office:change-info>
          </text:insertion>
        </text:changed-region>
        <text:changed-region xml:id="ct232895152" text:id="ct232895152">
          <text:deletion>
            <office:change-info>
              <dc:creator>Peter Camilleri</dc:creator>
              <dc:date>2015-04-25T14:33:00</dc:date>
            </office:change-info>
            <text:p text:style-name="Text_20_body"/>
            <text:p text:style-name="Text_20_body">or</text:p>
          </text:deletion>
        </text:changed-region>
        <text:changed-region xml:id="ct232895256" text:id="ct232895256">
          <text:insertion>
            <office:change-info>
              <dc:creator>Peter Camilleri</dc:creator>
              <dc:date>2015-04-25T13:25:00</dc:date>
            </office:change-info>
          </text:insertion>
        </text:changed-region>
        <text:changed-region xml:id="ct232895360" text:id="ct232895360">
          <text:insertion>
            <office:change-info>
              <dc:creator>Peter Camilleri</dc:creator>
              <dc:date>2015-04-25T14:34:00</dc:date>
            </office:change-info>
          </text:insertion>
        </text:changed-region>
        <text:changed-region xml:id="ct232895464" text:id="ct232895464">
          <text:insertion>
            <office:change-info>
              <dc:creator>Peter Camilleri</dc:creator>
              <dc:date>2015-04-25T13:25:00</dc:date>
            </office:change-info>
          </text:insertion>
        </text:changed-region>
        <text:changed-region xml:id="ct232895568" text:id="ct232895568">
          <text:insertion>
            <office:change-info>
              <dc:creator>Peter Camilleri</dc:creator>
              <dc:date>2015-04-25T13:25:00</dc:date>
            </office:change-info>
          </text:insertion>
        </text:changed-region>
        <text:changed-region xml:id="ct232895672" text:id="ct232895672">
          <text:insertion>
            <office:change-info>
              <dc:creator>Peter Camilleri</dc:creator>
              <dc:date>2015-04-25T14:35:00</dc:date>
            </office:change-info>
          </text:insertion>
        </text:changed-region>
        <text:changed-region xml:id="ct232895776" text:id="ct232895776">
          <text:insertion>
            <office:change-info>
              <dc:creator>Peter Camilleri</dc:creator>
              <dc:date>2015-04-25T14:35:00</dc:date>
            </office:change-info>
          </text:insertion>
        </text:changed-region>
        <text:changed-region xml:id="ct232895880" text:id="ct232895880">
          <text:deletion>
            <office:change-info>
              <dc:creator>Peter Camilleri</dc:creator>
              <dc:date>2015-04-25T14:35:00</dc:date>
            </office:change-info>
            <text:p text:style-name="Standard"/>
            <text:p text:style-name="Text_20_body">xor</text:p>
          </text:deletion>
        </text:changed-region>
        <text:changed-region xml:id="ct232895984" text:id="ct232895984">
          <text:insertion>
            <office:change-info>
              <dc:creator>Peter Camilleri</dc:creator>
              <dc:date>2015-04-25T13:25:00</dc:date>
            </office:change-info>
          </text:insertion>
        </text:changed-region>
        <text:changed-region xml:id="ct232896088" text:id="ct232896088">
          <text:insertion>
            <office:change-info>
              <dc:creator>Peter Camilleri</dc:creator>
              <dc:date>2015-04-25T15:11:00</dc:date>
            </office:change-info>
          </text:insertion>
        </text:changed-region>
        <text:changed-region xml:id="ct232896192" text:id="ct232896192">
          <text:insertion>
            <office:change-info>
              <dc:creator>Peter Camilleri</dc:creator>
              <dc:date>2015-04-25T15:09:00</dc:date>
            </office:change-info>
          </text:insertion>
        </text:changed-region>
        <text:changed-region xml:id="ct232896296" text:id="ct232896296">
          <text:insertion>
            <office:change-info>
              <dc:creator>Peter Camilleri</dc:creator>
              <dc:date>2015-04-25T15:09:00</dc:date>
            </office:change-info>
          </text:insertion>
        </text:changed-region>
        <text:changed-region xml:id="ct232896400" text:id="ct232896400">
          <text:insertion>
            <office:change-info>
              <dc:creator>Peter Camilleri</dc:creator>
              <dc:date>2015-04-25T15:09:00</dc:date>
            </office:change-info>
          </text:insertion>
        </text:changed-region>
        <text:changed-region xml:id="ct232896504" text:id="ct232896504">
          <text:insertion>
            <office:change-info>
              <dc:creator>Peter Camilleri</dc:creator>
              <dc:date>2015-04-25T15:10:00</dc:date>
            </office:change-info>
          </text:insertion>
        </text:changed-region>
        <text:changed-region xml:id="ct232896608" text:id="ct232896608">
          <text:insertion>
            <office:change-info>
              <dc:creator>Peter Camilleri</dc:creator>
              <dc:date>2015-04-25T15:10:00</dc:date>
            </office:change-info>
          </text:insertion>
        </text:changed-region>
        <text:changed-region xml:id="ct232896712" text:id="ct232896712">
          <text:insertion>
            <office:change-info>
              <dc:creator>Peter Camilleri</dc:creator>
              <dc:date>2015-04-25T15:10:00</dc:date>
            </office:change-info>
          </text:insertion>
        </text:changed-region>
        <text:changed-region xml:id="ct232896816" text:id="ct232896816">
          <text:insertion>
            <office:change-info>
              <dc:creator>Peter Camilleri</dc:creator>
              <dc:date>2015-04-25T15:10:00</dc:date>
            </office:change-info>
          </text:insertion>
        </text:changed-region>
        <text:changed-region xml:id="ct232896920" text:id="ct232896920">
          <text:insertion>
            <office:change-info>
              <dc:creator>Peter Camilleri</dc:creator>
              <dc:date>2015-04-25T15:10:00</dc:date>
            </office:change-info>
          </text:insertion>
        </text:changed-region>
        <text:changed-region xml:id="ct232897024" text:id="ct232897024">
          <text:insertion>
            <office:change-info>
              <dc:creator>Peter Camilleri</dc:creator>
              <dc:date>2015-04-25T15:10:00</dc:date>
            </office:change-info>
          </text:insertion>
        </text:changed-region>
        <text:changed-region xml:id="ct232897128" text:id="ct232897128">
          <text:insertion>
            <office:change-info>
              <dc:creator>Peter Camilleri</dc:creator>
              <dc:date>2015-04-25T15:10:00</dc:date>
            </office:change-info>
          </text:insertion>
        </text:changed-region>
        <text:changed-region xml:id="ct232897232" text:id="ct232897232">
          <text:insertion>
            <office:change-info>
              <dc:creator>Peter Camilleri</dc:creator>
              <dc:date>2015-04-25T15:10:00</dc:date>
            </office:change-info>
          </text:insertion>
        </text:changed-region>
        <text:changed-region xml:id="ct232897336" text:id="ct232897336">
          <text:deletion>
            <office:change-info>
              <dc:creator>Peter Camilleri</dc:creator>
              <dc:date>2015-04-25T17:35:00</dc:date>
            </office:change-info>
            <text:p text:style-name="P1">Ipsum lorem</text:p>
          </text:deletion>
        </text:changed-region>
        <text:changed-region xml:id="ct232897440" text:id="ct232897440">
          <text:insertion>
            <office:change-info>
              <dc:creator>Peter Camilleri</dc:creator>
              <dc:date>2015-04-25T17:35:00</dc:date>
            </office:change-info>
          </text:insertion>
        </text:changed-region>
        <text:changed-region xml:id="ct232897544" text:id="ct232897544">
          <text:insertion>
            <office:change-info>
              <dc:creator>Peter Camilleri</dc:creator>
              <dc:date>2015-04-25T17:36:00</dc:date>
            </office:change-info>
          </text:insertion>
        </text:changed-region>
        <text:changed-region xml:id="ct232897648" text:id="ct232897648">
          <text:insertion>
            <office:change-info>
              <dc:creator>Peter Camilleri</dc:creator>
              <dc:date>2015-04-25T17:37:00</dc:date>
            </office:change-info>
          </text:insertion>
        </text:changed-region>
        <text:changed-region xml:id="ct232897752" text:id="ct232897752">
          <text:insertion>
            <office:change-info>
              <dc:creator>Peter Camilleri</dc:creator>
              <dc:date>2015-04-25T18:11:00</dc:date>
            </office:change-info>
          </text:insertion>
        </text:changed-region>
        <text:changed-region xml:id="ct232897856" text:id="ct232897856">
          <text:insertion>
            <office:change-info>
              <dc:creator>Peter Camilleri</dc:creator>
              <dc:date>2015-04-25T18:12:00</dc:date>
            </office:change-info>
          </text:insertion>
        </text:changed-region>
        <text:changed-region xml:id="ct232897960" text:id="ct232897960">
          <text:insertion>
            <office:change-info>
              <dc:creator>Peter Camilleri</dc:creator>
              <dc:date>2015-04-25T18:14:00</dc:date>
            </office:change-info>
          </text:insertion>
        </text:changed-region>
        <text:changed-region xml:id="ct232898064" text:id="ct232898064">
          <text:insertion>
            <office:change-info>
              <dc:creator>Peter Camilleri</dc:creator>
              <dc:date>2015-04-25T18:13:00</dc:date>
            </office:change-info>
          </text:insertion>
        </text:changed-region>
        <text:changed-region xml:id="ct232919640" text:id="ct232919640">
          <text:insertion>
            <office:change-info>
              <dc:creator>Peter Camilleri</dc:creator>
              <dc:date>2015-04-25T18:13:00</dc:date>
            </office:change-info>
          </text:insertion>
        </text:changed-region>
        <text:changed-region xml:id="ct232919744" text:id="ct232919744">
          <text:deletion>
            <office:change-info>
              <dc:creator>Peter Camilleri</dc:creator>
              <dc:date>2015-04-25T17:45:00</dc:date>
            </office:change-info>
            <text:p text:style-name="Text_20_body"/>
            <text:p text:style-name="Text_20_body">*</text:p>
          </text:deletion>
        </text:changed-region>
        <text:changed-region xml:id="ct232919848" text:id="ct232919848">
          <text:insertion>
            <office:change-info>
              <dc:creator>Peter Camilleri</dc:creator>
              <dc:date>2015-04-25T17:38:00</dc:date>
            </office:change-info>
          </text:insertion>
        </text:changed-region>
        <text:changed-region xml:id="ct232919952" text:id="ct232919952">
          <text:deletion>
            <office:change-info>
              <dc:creator>Peter Camilleri</dc:creator>
              <dc:date>2015-04-25T18:16:00</dc:date>
            </office:change-info>
            <text:p text:style-name="Standard"/>
            <text:p text:style-name="Text_20_body">**</text:p>
          </text:deletion>
        </text:changed-region>
        <text:changed-region xml:id="ct232920056" text:id="ct232920056">
          <text:insertion>
            <office:change-info>
              <dc:creator>Peter Camilleri</dc:creator>
              <dc:date>2015-04-25T17:38:00</dc:date>
            </office:change-info>
          </text:insertion>
        </text:changed-region>
        <text:changed-region xml:id="ct232920160" text:id="ct232920160">
          <text:insertion>
            <office:change-info>
              <dc:creator>Peter Camilleri</dc:creator>
              <dc:date>2015-04-25T22:45:00</dc:date>
            </office:change-info>
          </text:insertion>
        </text:changed-region>
        <text:changed-region xml:id="ct232920264" text:id="ct232920264">
          <text:insertion>
            <office:change-info>
              <dc:creator>Peter Camilleri</dc:creator>
              <dc:date>2015-04-25T22:46:00</dc:date>
            </office:change-info>
          </text:insertion>
        </text:changed-region>
        <text:changed-region xml:id="ct232920368" text:id="ct232920368">
          <text:insertion>
            <office:change-info>
              <dc:creator>Peter Camilleri</dc:creator>
              <dc:date>2015-04-25T17:38:00</dc:date>
            </office:change-info>
          </text:insertion>
        </text:changed-region>
        <text:changed-region xml:id="ct232920472" text:id="ct232920472">
          <text:insertion>
            <office:change-info>
              <dc:creator>Peter Camilleri</dc:creator>
              <dc:date>2015-04-25T17:38:00</dc:date>
            </office:change-info>
          </text:insertion>
        </text:changed-region>
        <text:changed-region xml:id="ct232920576" text:id="ct232920576">
          <text:insertion>
            <office:change-info>
              <dc:creator>Peter Camilleri</dc:creator>
              <dc:date>2015-04-25T17:38:00</dc:date>
            </office:change-info>
          </text:insertion>
        </text:changed-region>
        <text:changed-region xml:id="ct232920680" text:id="ct232920680">
          <text:insertion>
            <office:change-info>
              <dc:creator>Peter Camilleri</dc:creator>
              <dc:date>2015-04-25T17:38:00</dc:date>
            </office:change-info>
          </text:insertion>
        </text:changed-region>
        <text:changed-region xml:id="ct232920784" text:id="ct232920784">
          <text:insertion>
            <office:change-info>
              <dc:creator>Peter Camilleri</dc:creator>
              <dc:date>2015-04-25T17:38:00</dc:date>
            </office:change-info>
          </text:insertion>
        </text:changed-region>
        <text:changed-region xml:id="ct232920888" text:id="ct232920888">
          <text:insertion>
            <office:change-info>
              <dc:creator>Peter Camilleri</dc:creator>
              <dc:date>2015-04-25T17:38:00</dc:date>
            </office:change-info>
          </text:insertion>
        </text:changed-region>
        <text:changed-region xml:id="ct232920992" text:id="ct232920992">
          <text:insertion>
            <office:change-info>
              <dc:creator>Peter Camilleri</dc:creator>
              <dc:date>2015-04-25T17:38:00</dc:date>
            </office:change-info>
          </text:insertion>
        </text:changed-region>
        <text:changed-region xml:id="ct232921096" text:id="ct232921096">
          <text:insertion>
            <office:change-info>
              <dc:creator>Peter Camilleri</dc:creator>
              <dc:date>2015-04-25T22:38:00</dc:date>
            </office:change-info>
          </text:insertion>
        </text:changed-region>
        <text:changed-region xml:id="ct232921200" text:id="ct232921200">
          <text:insertion>
            <office:change-info>
              <dc:creator>Peter Camilleri</dc:creator>
              <dc:date>2015-04-25T22:38:00</dc:date>
            </office:change-info>
          </text:insertion>
        </text:changed-region>
        <text:changed-region xml:id="ct232921304" text:id="ct232921304">
          <text:deletion>
            <office:change-info>
              <dc:creator>Peter Camilleri</dc:creator>
              <dc:date>2015-04-25T22:48:00</dc:date>
            </office:change-info>
            <text:p text:style-name="Text_20_body">+</text:p>
          </text:deletion>
        </text:changed-region>
        <text:changed-region xml:id="ct232921408" text:id="ct232921408">
          <text:insertion>
            <office:change-info>
              <dc:creator>Peter Camilleri</dc:creator>
              <dc:date>2015-04-25T17:38:00</dc:date>
            </office:change-info>
          </text:insertion>
        </text:changed-region>
        <text:changed-region xml:id="ct232921512" text:id="ct232921512">
          <text:insertion>
            <office:change-info>
              <dc:creator>Peter Camilleri</dc:creator>
              <dc:date>2015-04-25T17:38:00</dc:date>
            </office:change-info>
          </text:insertion>
        </text:changed-region>
        <text:changed-region xml:id="ct232921616" text:id="ct232921616">
          <text:insertion>
            <office:change-info>
              <dc:creator>Peter Camilleri</dc:creator>
              <dc:date>2015-04-25T17:38:00</dc:date>
            </office:change-info>
          </text:insertion>
        </text:changed-region>
        <text:changed-region xml:id="ct232921720" text:id="ct232921720">
          <text:insertion>
            <office:change-info>
              <dc:creator>Peter Camilleri</dc:creator>
              <dc:date>2015-04-25T17:38:00</dc:date>
            </office:change-info>
          </text:insertion>
        </text:changed-region>
        <text:changed-region xml:id="ct232921824" text:id="ct232921824">
          <text:insertion>
            <office:change-info>
              <dc:creator>Peter Camilleri</dc:creator>
              <dc:date>2015-04-25T17:38:00</dc:date>
            </office:change-info>
          </text:insertion>
        </text:changed-region>
        <text:changed-region xml:id="ct232921928" text:id="ct232921928">
          <text:insertion>
            <office:change-info>
              <dc:creator>Peter Camilleri</dc:creator>
              <dc:date>2015-04-26T10:10:00</dc:date>
            </office:change-info>
          </text:insertion>
        </text:changed-region>
        <text:changed-region xml:id="ct232922032" text:id="ct232922032">
          <text:insertion>
            <office:change-info>
              <dc:creator>Peter Camilleri</dc:creator>
              <dc:date>2015-04-26T10:10:00</dc:date>
            </office:change-info>
          </text:insertion>
        </text:changed-region>
        <text:changed-region xml:id="ct232922136" text:id="ct232922136">
          <text:insertion>
            <office:change-info>
              <dc:creator>Peter Camilleri</dc:creator>
              <dc:date>2015-04-25T17:38:00</dc:date>
            </office:change-info>
          </text:insertion>
        </text:changed-region>
        <text:changed-region xml:id="ct232922240" text:id="ct232922240">
          <text:insertion>
            <office:change-info>
              <dc:creator>Peter Camilleri</dc:creator>
              <dc:date>2015-04-26T10:09:00</dc:date>
            </office:change-info>
          </text:insertion>
        </text:changed-region>
        <text:changed-region xml:id="ct232922344" text:id="ct232922344">
          <text:insertion>
            <office:change-info>
              <dc:creator>Peter Camilleri</dc:creator>
              <dc:date>2015-04-26T10:09:00</dc:date>
            </office:change-info>
          </text:insertion>
        </text:changed-region>
        <text:changed-region xml:id="ct232922448" text:id="ct232922448">
          <text:insertion>
            <office:change-info>
              <dc:creator>Peter Camilleri</dc:creator>
              <dc:date>2015-04-26T10:09:00</dc:date>
            </office:change-info>
          </text:insertion>
        </text:changed-region>
        <text:changed-region xml:id="ct232922552" text:id="ct232922552">
          <text:insertion>
            <office:change-info>
              <dc:creator>Peter Camilleri</dc:creator>
              <dc:date>2015-04-26T10:11:00</dc:date>
            </office:change-info>
          </text:insertion>
        </text:changed-region>
        <text:changed-region xml:id="ct232922696" text:id="ct232922696">
          <text:insertion>
            <office:change-info>
              <dc:creator>Peter Camilleri</dc:creator>
              <dc:date>2015-04-26T10:10:00</dc:date>
            </office:change-info>
          </text:insertion>
        </text:changed-region>
        <text:changed-region xml:id="ct232922800" text:id="ct232922800">
          <text:deletion>
            <office:change-info>
              <dc:creator>Peter Camilleri</dc:creator>
              <dc:date>2015-04-25T22:49:00</dc:date>
            </office:change-info>
            <text:p text:style-name="Text_20_body"/>
            <text:p text:style-name="Text_20_body">-</text:p>
          </text:deletion>
        </text:changed-region>
        <text:changed-region xml:id="ct232922904" text:id="ct232922904">
          <text:insertion>
            <office:change-info>
              <dc:creator>Peter Camilleri</dc:creator>
              <dc:date>2015-04-25T17:38:00</dc:date>
            </office:change-info>
          </text:insertion>
        </text:changed-region>
        <text:changed-region xml:id="ct232923112" text:id="ct232923112">
          <text:deletion>
            <office:change-info>
              <dc:creator>Peter Camilleri</dc:creator>
              <dc:date>2015-04-25T22:49:00</dc:date>
            </office:change-info>
            <text:p text:style-name="Text_20_body">.1/x</text:p>
          </text:deletion>
        </text:changed-region>
        <text:changed-region xml:id="ct232923008" text:id="ct232923008">
          <text:deletion>
            <office:change-info>
              <dc:creator>Peter Camilleri</dc:creator>
              <dc:date>2015-04-25T22:50:00</dc:date>
            </office:change-info>
            <text:p text:style-name="Text_20_body"/>
            <text:p text:style-name="Text_20_body"/>
          </text:deletion>
        </text:changed-region>
        <text:changed-region xml:id="ct232923216" text:id="ct232923216">
          <text:insertion>
            <office:change-info>
              <dc:creator>Peter Camilleri</dc:creator>
              <dc:date>2015-04-25T17:38:00</dc:date>
            </office:change-info>
          </text:insertion>
        </text:changed-region>
        <text:changed-region xml:id="ct232923320" text:id="ct232923320">
          <text:deletion>
            <office:change-info>
              <dc:creator>Peter Camilleri</dc:creator>
              <dc:date>2015-04-25T22:52:00</dc:date>
            </office:change-info>
            <text:p text:style-name="Text_20_body"/>
            <text:p text:style-name="Text_20_body">.10**</text:p>
          </text:deletion>
        </text:changed-region>
        <text:changed-region xml:id="ct232923424" text:id="ct232923424">
          <text:insertion>
            <office:change-info>
              <dc:creator>Peter Camilleri</dc:creator>
              <dc:date>2015-04-25T17:38:00</dc:date>
            </office:change-info>
          </text:insertion>
        </text:changed-region>
        <text:changed-region xml:id="ct232923528" text:id="ct232923528">
          <text:deletion>
            <office:change-info>
              <dc:creator>Peter Camilleri</dc:creator>
              <dc:date>2015-04-25T23:06:00</dc:date>
            </office:change-info>
            <text:p text:style-name="Text_20_body"/>
            <text:p text:style-name="Text_20_body">.2**</text:p>
          </text:deletion>
        </text:changed-region>
        <text:changed-region xml:id="ct232923632" text:id="ct232923632">
          <text:insertion>
            <office:change-info>
              <dc:creator>Peter Camilleri</dc:creator>
              <dc:date>2015-04-25T17:38:00</dc:date>
            </office:change-info>
          </text:insertion>
        </text:changed-region>
        <text:changed-region xml:id="ct232923840" text:id="ct232923840">
          <text:deletion>
            <office:change-info>
              <dc:creator>Peter Camilleri</dc:creator>
              <dc:date>2015-04-25T23:06:00</dc:date>
            </office:change-info>
            <text:p text:style-name="Text_20_body">.abs</text:p>
          </text:deletion>
        </text:changed-region>
        <text:changed-region xml:id="ct232923736" text:id="ct232923736">
          <text:deletion>
            <office:change-info>
              <dc:creator>Peter Camilleri</dc:creator>
              <dc:date>2015-04-25T23:07:00</dc:date>
            </office:change-info>
            <text:p text:style-name="Text_20_body"/>
            <text:p text:style-name="Text_20_body"/>
          </text:deletion>
        </text:changed-region>
        <text:changed-region xml:id="ct232923944" text:id="ct232923944">
          <text:insertion>
            <office:change-info>
              <dc:creator>Peter Camilleri</dc:creator>
              <dc:date>2015-04-25T17:38:00</dc:date>
            </office:change-info>
          </text:insertion>
        </text:changed-region>
        <text:changed-region xml:id="ct232924048" text:id="ct232924048">
          <text:deletion>
            <office:change-info>
              <dc:creator>Peter Camilleri</dc:creator>
              <dc:date>2015-04-25T23:07:00</dc:date>
            </office:change-info>
            <text:p text:style-name="Text_20_body"/>
            <text:p text:style-name="Text_20_body">.acos</text:p>
          </text:deletion>
        </text:changed-region>
        <text:changed-region xml:id="ct232924152" text:id="ct232924152">
          <text:insertion>
            <office:change-info>
              <dc:creator>Peter Camilleri</dc:creator>
              <dc:date>2015-04-25T17:38:00</dc:date>
            </office:change-info>
          </text:insertion>
        </text:changed-region>
        <text:changed-region xml:id="ct232924568" text:id="ct232924568">
          <text:insertion>
            <office:change-info>
              <dc:creator>Peter Camilleri</dc:creator>
              <dc:date>2015-04-26T13:39:00</dc:date>
            </office:change-info>
          </text:insertion>
        </text:changed-region>
        <text:changed-region xml:id="ct232924672" text:id="ct232924672">
          <text:insertion>
            <office:change-info>
              <dc:creator>Peter Camilleri</dc:creator>
              <dc:date>2015-04-26T13:38:00</dc:date>
            </office:change-info>
          </text:insertion>
        </text:changed-region>
        <text:changed-region xml:id="ct232924776" text:id="ct232924776">
          <text:insertion>
            <office:change-info>
              <dc:creator>Peter Camilleri</dc:creator>
              <dc:date>2015-04-25T17:38:00</dc:date>
            </office:change-info>
          </text:insertion>
        </text:changed-region>
        <text:changed-region xml:id="ct232924880" text:id="ct232924880">
          <text:insertion>
            <office:change-info>
              <dc:creator>Peter Camilleri</dc:creator>
              <dc:date>2015-04-25T17:38:00</dc:date>
            </office:change-info>
          </text:insertion>
        </text:changed-region>
        <text:changed-region xml:id="ct232924984" text:id="ct232924984">
          <text:insertion>
            <office:change-info>
              <dc:creator>Peter Camilleri</dc:creator>
              <dc:date>2015-04-26T13:45:00</dc:date>
            </office:change-info>
          </text:insertion>
        </text:changed-region>
        <text:changed-region xml:id="ct232925088" text:id="ct232925088">
          <text:insertion>
            <office:change-info>
              <dc:creator>Peter Camilleri</dc:creator>
              <dc:date>2015-04-26T13:45:00</dc:date>
            </office:change-info>
          </text:insertion>
        </text:changed-region>
        <text:changed-region xml:id="ct232925192" text:id="ct232925192">
          <text:insertion>
            <office:change-info>
              <dc:creator>Peter Camilleri</dc:creator>
              <dc:date>2015-04-26T13:45:00</dc:date>
            </office:change-info>
          </text:insertion>
        </text:changed-region>
        <text:changed-region xml:id="ct232925296" text:id="ct232925296">
          <text:insertion>
            <office:change-info>
              <dc:creator>Peter Camilleri</dc:creator>
              <dc:date>2015-04-26T13:45:00</dc:date>
            </office:change-info>
          </text:insertion>
        </text:changed-region>
        <text:changed-region xml:id="ct232925400" text:id="ct232925400">
          <text:deletion>
            <office:change-info>
              <dc:creator>Peter Camilleri</dc:creator>
              <dc:date>2015-04-25T23:09:00</dc:date>
            </office:change-info>
            <text:p text:style-name="Text_20_body"/>
            <text:p text:style-name="Text_20_body">.acosh</text:p>
          </text:deletion>
        </text:changed-region>
        <text:changed-region xml:id="ct232925712" text:id="ct232925712">
          <text:insertion>
            <office:change-info>
              <dc:creator>Peter Camilleri</dc:creator>
              <dc:date>2015-04-25T17:38:00</dc:date>
            </office:change-info>
          </text:insertion>
        </text:changed-region>
        <text:changed-region xml:id="ct232925816" text:id="ct232925816">
          <text:insertion>
            <office:change-info>
              <dc:creator>Peter Camilleri</dc:creator>
              <dc:date>2015-04-25T17:38:00</dc:date>
            </office:change-info>
          </text:insertion>
        </text:changed-region>
        <text:changed-region xml:id="ct232925920" text:id="ct232925920">
          <text:insertion>
            <office:change-info>
              <dc:creator>Peter Camilleri</dc:creator>
              <dc:date>2015-04-25T17:38:00</dc:date>
            </office:change-info>
          </text:insertion>
        </text:changed-region>
        <text:changed-region xml:id="ct232926024" text:id="ct232926024">
          <text:deletion>
            <office:change-info>
              <dc:creator>Peter Camilleri</dc:creator>
              <dc:date>2015-04-25T23:09:00</dc:date>
            </office:change-info>
            <text:p text:style-name="Text_20_body"/>
            <text:p text:style-name="Text_20_body">.angle</text:p>
          </text:deletion>
        </text:changed-region>
        <text:changed-region xml:id="ct232926128" text:id="ct232926128">
          <text:insertion>
            <office:change-info>
              <dc:creator>Peter Camilleri</dc:creator>
              <dc:date>2015-04-25T17:38:00</dc:date>
            </office:change-info>
          </text:insertion>
        </text:changed-region>
        <text:changed-region xml:id="ct232926232" text:id="ct232926232">
          <text:insertion>
            <office:change-info>
              <dc:creator>Peter Camilleri</dc:creator>
              <dc:date>2015-04-25T17:38:00</dc:date>
            </office:change-info>
          </text:insertion>
        </text:changed-region>
        <text:changed-region xml:id="ct232926336" text:id="ct232926336">
          <text:insertion>
            <office:change-info>
              <dc:creator>Peter Camilleri</dc:creator>
              <dc:date>2015-04-25T17:38:00</dc:date>
            </office:change-info>
          </text:insertion>
        </text:changed-region>
        <text:changed-region xml:id="ct232926440" text:id="ct232926440">
          <text:insertion>
            <office:change-info>
              <dc:creator>Peter Camilleri</dc:creator>
              <dc:date>2015-04-25T17:38:00</dc:date>
            </office:change-info>
          </text:insertion>
        </text:changed-region>
        <text:changed-region xml:id="ct232926544" text:id="ct232926544">
          <text:deletion>
            <office:change-info>
              <dc:creator>Peter Camilleri</dc:creator>
              <dc:date>2015-04-25T23:09:00</dc:date>
            </office:change-info>
            <text:p text:style-name="Text_20_body"/>
            <text:p text:style-name="Text_20_body">.asin</text:p>
          </text:deletion>
        </text:changed-region>
        <text:changed-region xml:id="ct232926648" text:id="ct232926648">
          <text:insertion>
            <office:change-info>
              <dc:creator>Peter Camilleri</dc:creator>
              <dc:date>2015-04-25T17:38:00</dc:date>
            </office:change-info>
          </text:insertion>
        </text:changed-region>
        <text:changed-region xml:id="ct232926792" text:id="ct232926792">
          <text:insertion>
            <office:change-info>
              <dc:creator>Peter Camilleri</dc:creator>
              <dc:date>2015-04-25T17:38:00</dc:date>
            </office:change-info>
          </text:insertion>
        </text:changed-region>
        <text:changed-region xml:id="ct232926896" text:id="ct232926896">
          <text:insertion>
            <office:change-info>
              <dc:creator>Peter Camilleri</dc:creator>
              <dc:date>2015-04-25T17:38:00</dc:date>
            </office:change-info>
          </text:insertion>
        </text:changed-region>
        <text:changed-region xml:id="ct232927000" text:id="ct232927000">
          <text:insertion>
            <office:change-info>
              <dc:creator>Peter Camilleri</dc:creator>
              <dc:date>2015-04-25T17:38:00</dc:date>
            </office:change-info>
          </text:insertion>
        </text:changed-region>
        <text:changed-region xml:id="ct232927104" text:id="ct232927104">
          <text:insertion>
            <office:change-info>
              <dc:creator>Peter Camilleri</dc:creator>
              <dc:date>2015-04-25T17:38:00</dc:date>
            </office:change-info>
          </text:insertion>
        </text:changed-region>
        <text:changed-region xml:id="ct232927208" text:id="ct232927208">
          <text:deletion>
            <office:change-info>
              <dc:creator>Peter Camilleri</dc:creator>
              <dc:date>2015-04-25T23:09:00</dc:date>
            </office:change-info>
            <text:p text:style-name="Text_20_body"/>
            <text:p text:style-name="Text_20_body">.asinh</text:p>
          </text:deletion>
        </text:changed-region>
        <text:changed-region xml:id="ct232927312" text:id="ct232927312">
          <text:insertion>
            <office:change-info>
              <dc:creator>Peter Camilleri</dc:creator>
              <dc:date>2015-04-25T17:38:00</dc:date>
            </office:change-info>
          </text:insertion>
        </text:changed-region>
        <text:changed-region xml:id="ct232927416" text:id="ct232927416">
          <text:insertion>
            <office:change-info>
              <dc:creator>Peter Camilleri</dc:creator>
              <dc:date>2015-04-25T17:38:00</dc:date>
            </office:change-info>
          </text:insertion>
        </text:changed-region>
        <text:changed-region xml:id="ct232927520" text:id="ct232927520">
          <text:insertion>
            <office:change-info>
              <dc:creator>Peter Camilleri</dc:creator>
              <dc:date>2015-04-25T17:38:00</dc:date>
            </office:change-info>
          </text:insertion>
        </text:changed-region>
        <text:changed-region xml:id="ct232927624" text:id="ct232927624">
          <text:insertion>
            <office:change-info>
              <dc:creator>Peter Camilleri</dc:creator>
              <dc:date>2015-04-25T17:38:00</dc:date>
            </office:change-info>
          </text:insertion>
        </text:changed-region>
        <text:changed-region xml:id="ct232927728" text:id="ct232927728">
          <text:insertion>
            <office:change-info>
              <dc:creator>Peter Camilleri</dc:creator>
              <dc:date>2015-04-25T17:38:00</dc:date>
            </office:change-info>
          </text:insertion>
        </text:changed-region>
        <text:changed-region xml:id="ct232927832" text:id="ct232927832">
          <text:deletion>
            <office:change-info>
              <dc:creator>Peter Camilleri</dc:creator>
              <dc:date>2015-04-25T23:10:00</dc:date>
            </office:change-info>
            <text:p text:style-name="Text_20_body"/>
            <text:p text:style-name="Text_20_body">.atan</text:p>
          </text:deletion>
        </text:changed-region>
        <text:changed-region xml:id="ct232927936" text:id="ct232927936">
          <text:insertion>
            <office:change-info>
              <dc:creator>Peter Camilleri</dc:creator>
              <dc:date>2015-04-25T17:38:00</dc:date>
            </office:change-info>
          </text:insertion>
        </text:changed-region>
        <text:changed-region xml:id="ct232928040" text:id="ct232928040">
          <text:insertion>
            <office:change-info>
              <dc:creator>Peter Camilleri</dc:creator>
              <dc:date>2015-04-25T17:38:00</dc:date>
            </office:change-info>
          </text:insertion>
        </text:changed-region>
        <text:changed-region xml:id="ct232928144" text:id="ct232928144">
          <text:insertion>
            <office:change-info>
              <dc:creator>Peter Camilleri</dc:creator>
              <dc:date>2015-04-25T17:38:00</dc:date>
            </office:change-info>
          </text:insertion>
        </text:changed-region>
        <text:changed-region xml:id="ct232928248" text:id="ct232928248">
          <text:insertion>
            <office:change-info>
              <dc:creator>Peter Camilleri</dc:creator>
              <dc:date>2015-04-25T17:38:00</dc:date>
            </office:change-info>
          </text:insertion>
        </text:changed-region>
        <text:changed-region xml:id="ct232928352" text:id="ct232928352">
          <text:insertion>
            <office:change-info>
              <dc:creator>Peter Camilleri</dc:creator>
              <dc:date>2015-04-25T17:38:00</dc:date>
            </office:change-info>
          </text:insertion>
        </text:changed-region>
        <text:changed-region xml:id="ct232928456" text:id="ct232928456">
          <text:deletion>
            <office:change-info>
              <dc:creator>Peter Camilleri</dc:creator>
              <dc:date>2015-04-25T23:10:00</dc:date>
            </office:change-info>
            <text:p text:style-name="Text_20_body"/>
            <text:p text:style-name="Text_20_body">.atan2</text:p>
          </text:deletion>
        </text:changed-region>
        <text:changed-region xml:id="ct232928560" text:id="ct232928560">
          <text:insertion>
            <office:change-info>
              <dc:creator>Peter Camilleri</dc:creator>
              <dc:date>2015-04-25T17:38:00</dc:date>
            </office:change-info>
          </text:insertion>
        </text:changed-region>
        <text:changed-region xml:id="ct232928664" text:id="ct232928664">
          <text:insertion>
            <office:change-info>
              <dc:creator>Peter Camilleri</dc:creator>
              <dc:date>2015-04-25T17:38:00</dc:date>
            </office:change-info>
          </text:insertion>
        </text:changed-region>
        <text:changed-region xml:id="ct232928768" text:id="ct232928768">
          <text:insertion>
            <office:change-info>
              <dc:creator>Peter Camilleri</dc:creator>
              <dc:date>2015-04-25T17:38:00</dc:date>
            </office:change-info>
          </text:insertion>
        </text:changed-region>
        <text:changed-region xml:id="ct232928872" text:id="ct232928872">
          <text:insertion>
            <office:change-info>
              <dc:creator>Peter Camilleri</dc:creator>
              <dc:date>2015-04-25T17:38:00</dc:date>
            </office:change-info>
          </text:insertion>
        </text:changed-region>
        <text:changed-region xml:id="ct232928976" text:id="ct232928976">
          <text:insertion>
            <office:change-info>
              <dc:creator>Peter Camilleri</dc:creator>
              <dc:date>2015-04-25T17:38:00</dc:date>
            </office:change-info>
          </text:insertion>
        </text:changed-region>
        <text:changed-region xml:id="ct232929184" text:id="ct232929184">
          <text:deletion>
            <office:change-info>
              <dc:creator>Peter Camilleri</dc:creator>
              <dc:date>2015-04-25T23:11:00</dc:date>
            </office:change-info>
            <text:p text:style-name="Text_20_body">.atanh</text:p>
          </text:deletion>
        </text:changed-region>
        <text:changed-region xml:id="ct232929080" text:id="ct232929080">
          <text:deletion>
            <office:change-info>
              <dc:creator>Peter Camilleri</dc:creator>
              <dc:date>2015-04-25T23:12:00</dc:date>
            </office:change-info>
            <text:p text:style-name="Text_20_body"/>
            <text:p text:style-name="Text_20_body"/>
          </text:deletion>
        </text:changed-region>
        <text:changed-region xml:id="ct232929288" text:id="ct232929288">
          <text:insertion>
            <office:change-info>
              <dc:creator>Peter Camilleri</dc:creator>
              <dc:date>2015-04-25T17:38:00</dc:date>
            </office:change-info>
          </text:insertion>
        </text:changed-region>
        <text:changed-region xml:id="ct232929392" text:id="ct232929392">
          <text:insertion>
            <office:change-info>
              <dc:creator>Peter Camilleri</dc:creator>
              <dc:date>2015-04-25T17:38:00</dc:date>
            </office:change-info>
          </text:insertion>
        </text:changed-region>
        <text:changed-region xml:id="ct232929496" text:id="ct232929496">
          <text:insertion>
            <office:change-info>
              <dc:creator>Peter Camilleri</dc:creator>
              <dc:date>2015-04-25T17:38:00</dc:date>
            </office:change-info>
          </text:insertion>
        </text:changed-region>
        <text:changed-region xml:id="ct232929600" text:id="ct232929600">
          <text:insertion>
            <office:change-info>
              <dc:creator>Peter Camilleri</dc:creator>
              <dc:date>2015-04-25T17:38:00</dc:date>
            </office:change-info>
          </text:insertion>
        </text:changed-region>
        <text:changed-region xml:id="ct232929704" text:id="ct232929704">
          <text:insertion>
            <office:change-info>
              <dc:creator>Peter Camilleri</dc:creator>
              <dc:date>2015-04-25T17:38:00</dc:date>
            </office:change-info>
          </text:insertion>
        </text:changed-region>
        <text:changed-region xml:id="ct232929808" text:id="ct232929808">
          <text:deletion>
            <office:change-info>
              <dc:creator>Peter Camilleri</dc:creator>
              <dc:date>2015-04-25T23:12:00</dc:date>
            </office:change-info>
            <text:p text:style-name="Text_20_body"/>
            <text:p text:style-name="Text_20_body">.c2p</text:p>
          </text:deletion>
        </text:changed-region>
        <text:changed-region xml:id="ct232929912" text:id="ct232929912">
          <text:insertion>
            <office:change-info>
              <dc:creator>Peter Camilleri</dc:creator>
              <dc:date>2015-04-25T17:38:00</dc:date>
            </office:change-info>
          </text:insertion>
        </text:changed-region>
        <text:changed-region xml:id="ct232930016" text:id="ct232930016">
          <text:insertion>
            <office:change-info>
              <dc:creator>Peter Camilleri</dc:creator>
              <dc:date>2015-04-25T17:38:00</dc:date>
            </office:change-info>
          </text:insertion>
        </text:changed-region>
        <text:changed-region xml:id="ct232930120" text:id="ct232930120">
          <text:insertion>
            <office:change-info>
              <dc:creator>Peter Camilleri</dc:creator>
              <dc:date>2015-04-25T17:38:00</dc:date>
            </office:change-info>
          </text:insertion>
        </text:changed-region>
        <text:changed-region xml:id="ct232930224" text:id="ct232930224">
          <text:insertion>
            <office:change-info>
              <dc:creator>Peter Camilleri</dc:creator>
              <dc:date>2015-04-25T17:38:00</dc:date>
            </office:change-info>
          </text:insertion>
        </text:changed-region>
        <text:changed-region xml:id="ct232930328" text:id="ct232930328">
          <text:insertion>
            <office:change-info>
              <dc:creator>Peter Camilleri</dc:creator>
              <dc:date>2015-04-25T17:38:00</dc:date>
            </office:change-info>
          </text:insertion>
        </text:changed-region>
        <text:changed-region xml:id="ct232930536" text:id="ct232930536">
          <text:deletion>
            <office:change-info>
              <dc:creator>Peter Camilleri</dc:creator>
              <dc:date>2015-04-25T23:12:00</dc:date>
            </office:change-info>
            <text:p text:style-name="Text_20_body">.cbrt</text:p>
          </text:deletion>
        </text:changed-region>
        <text:changed-region xml:id="ct232930432" text:id="ct232930432">
          <text:deletion>
            <office:change-info>
              <dc:creator>Peter Camilleri</dc:creator>
              <dc:date>2015-04-25T23:13:00</dc:date>
            </office:change-info>
            <text:p text:style-name="Text_20_body"/>
            <text:p text:style-name="Text_20_body"/>
          </text:deletion>
        </text:changed-region>
        <text:changed-region xml:id="ct232930640" text:id="ct232930640">
          <text:insertion>
            <office:change-info>
              <dc:creator>Peter Camilleri</dc:creator>
              <dc:date>2015-04-25T17:38:00</dc:date>
            </office:change-info>
          </text:insertion>
        </text:changed-region>
        <text:changed-region xml:id="ct232930744" text:id="ct232930744">
          <text:insertion>
            <office:change-info>
              <dc:creator>Peter Camilleri</dc:creator>
              <dc:date>2015-04-25T17:38:00</dc:date>
            </office:change-info>
          </text:insertion>
        </text:changed-region>
        <text:changed-region xml:id="ct232930888" text:id="ct232930888">
          <text:insertion>
            <office:change-info>
              <dc:creator>Peter Camilleri</dc:creator>
              <dc:date>2015-04-25T17:38:00</dc:date>
            </office:change-info>
          </text:insertion>
        </text:changed-region>
        <text:changed-region xml:id="ct232930992" text:id="ct232930992">
          <text:insertion>
            <office:change-info>
              <dc:creator>Peter Camilleri</dc:creator>
              <dc:date>2015-04-25T17:38:00</dc:date>
            </office:change-info>
          </text:insertion>
        </text:changed-region>
        <text:changed-region xml:id="ct232931096" text:id="ct232931096">
          <text:insertion>
            <office:change-info>
              <dc:creator>Peter Camilleri</dc:creator>
              <dc:date>2015-04-25T17:38:00</dc:date>
            </office:change-info>
          </text:insertion>
        </text:changed-region>
        <text:changed-region xml:id="ct232931200" text:id="ct232931200">
          <text:deletion>
            <office:change-info>
              <dc:creator>Peter Camilleri</dc:creator>
              <dc:date>2015-04-25T23:13:00</dc:date>
            </office:change-info>
            <text:p text:style-name="Text_20_body"/>
            <text:p text:style-name="Text_20_body">.ceil</text:p>
          </text:deletion>
        </text:changed-region>
        <text:changed-region xml:id="ct232931304" text:id="ct232931304">
          <text:insertion>
            <office:change-info>
              <dc:creator>Peter Camilleri</dc:creator>
              <dc:date>2015-04-25T17:38:00</dc:date>
            </office:change-info>
          </text:insertion>
        </text:changed-region>
        <text:changed-region xml:id="ct232931408" text:id="ct232931408">
          <text:insertion>
            <office:change-info>
              <dc:creator>Peter Camilleri</dc:creator>
              <dc:date>2015-04-25T17:38:00</dc:date>
            </office:change-info>
          </text:insertion>
        </text:changed-region>
        <text:changed-region xml:id="ct232931512" text:id="ct232931512">
          <text:insertion>
            <office:change-info>
              <dc:creator>Peter Camilleri</dc:creator>
              <dc:date>2015-04-25T17:38:00</dc:date>
            </office:change-info>
          </text:insertion>
        </text:changed-region>
        <text:changed-region xml:id="ct232931616" text:id="ct232931616">
          <text:insertion>
            <office:change-info>
              <dc:creator>Peter Camilleri</dc:creator>
              <dc:date>2015-04-25T17:38:00</dc:date>
            </office:change-info>
          </text:insertion>
        </text:changed-region>
        <text:changed-region xml:id="ct232931720" text:id="ct232931720">
          <text:insertion>
            <office:change-info>
              <dc:creator>Peter Camilleri</dc:creator>
              <dc:date>2015-04-25T17:38:00</dc:date>
            </office:change-info>
          </text:insertion>
        </text:changed-region>
        <text:changed-region xml:id="ct232931824" text:id="ct232931824">
          <text:insertion>
            <office:change-info>
              <dc:creator>Peter Camilleri</dc:creator>
              <dc:date>2015-04-25T17:38:00</dc:date>
            </office:change-info>
          </text:insertion>
        </text:changed-region>
        <text:changed-region xml:id="ct232931928" text:id="ct232931928">
          <text:deletion>
            <office:change-info>
              <dc:creator>Peter Camilleri</dc:creator>
              <dc:date>2015-04-25T23:13:00</dc:date>
            </office:change-info>
            <text:p text:style-name="Text_20_body"/>
            <text:p text:style-name="Text_20_body">.conjugate</text:p>
          </text:deletion>
        </text:changed-region>
        <text:changed-region xml:id="ct232932032" text:id="ct232932032">
          <text:insertion>
            <office:change-info>
              <dc:creator>Peter Camilleri</dc:creator>
              <dc:date>2015-04-25T17:38:00</dc:date>
            </office:change-info>
          </text:insertion>
        </text:changed-region>
        <text:changed-region xml:id="ct232932136" text:id="ct232932136">
          <text:insertion>
            <office:change-info>
              <dc:creator>Peter Camilleri</dc:creator>
              <dc:date>2015-04-25T17:38:00</dc:date>
            </office:change-info>
          </text:insertion>
        </text:changed-region>
        <text:changed-region xml:id="ct232932240" text:id="ct232932240">
          <text:insertion>
            <office:change-info>
              <dc:creator>Peter Camilleri</dc:creator>
              <dc:date>2015-04-25T17:38:00</dc:date>
            </office:change-info>
          </text:insertion>
        </text:changed-region>
        <text:changed-region xml:id="ct232932344" text:id="ct232932344">
          <text:insertion>
            <office:change-info>
              <dc:creator>Peter Camilleri</dc:creator>
              <dc:date>2015-04-25T17:38:00</dc:date>
            </office:change-info>
          </text:insertion>
        </text:changed-region>
        <text:changed-region xml:id="ct232932448" text:id="ct232932448">
          <text:deletion>
            <office:change-info>
              <dc:creator>Peter Camilleri</dc:creator>
              <dc:date>2015-04-25T23:13:00</dc:date>
            </office:change-info>
            <text:p text:style-name="Text_20_body"/>
            <text:p text:style-name="Text_20_body">.cos</text:p>
          </text:deletion>
        </text:changed-region>
        <text:changed-region xml:id="ct232932552" text:id="ct232932552">
          <text:insertion>
            <office:change-info>
              <dc:creator>Peter Camilleri</dc:creator>
              <dc:date>2015-04-25T17:38:00</dc:date>
            </office:change-info>
          </text:insertion>
        </text:changed-region>
        <text:changed-region xml:id="ct232932656" text:id="ct232932656">
          <text:insertion>
            <office:change-info>
              <dc:creator>Peter Camilleri</dc:creator>
              <dc:date>2015-04-25T17:38:00</dc:date>
            </office:change-info>
          </text:insertion>
        </text:changed-region>
        <text:changed-region xml:id="ct232932760" text:id="ct232932760">
          <text:insertion>
            <office:change-info>
              <dc:creator>Peter Camilleri</dc:creator>
              <dc:date>2015-04-25T17:38:00</dc:date>
            </office:change-info>
          </text:insertion>
        </text:changed-region>
        <text:changed-region xml:id="ct232932864" text:id="ct232932864">
          <text:insertion>
            <office:change-info>
              <dc:creator>Peter Camilleri</dc:creator>
              <dc:date>2015-04-25T17:38:00</dc:date>
            </office:change-info>
          </text:insertion>
        </text:changed-region>
        <text:changed-region xml:id="ct232932968" text:id="ct232932968">
          <text:insertion>
            <office:change-info>
              <dc:creator>Peter Camilleri</dc:creator>
              <dc:date>2015-04-25T17:38:00</dc:date>
            </office:change-info>
          </text:insertion>
        </text:changed-region>
        <text:changed-region xml:id="ct232933176" text:id="ct232933176">
          <text:deletion>
            <office:change-info>
              <dc:creator>Peter Camilleri</dc:creator>
              <dc:date>2015-04-25T23:13:00</dc:date>
            </office:change-info>
            <text:p text:style-name="Text_20_body">.cosh</text:p>
          </text:deletion>
        </text:changed-region>
        <text:changed-region xml:id="ct232933072" text:id="ct232933072">
          <text:deletion>
            <office:change-info>
              <dc:creator>Peter Camilleri</dc:creator>
              <dc:date>2015-04-25T23:14:00</dc:date>
            </office:change-info>
            <text:p text:style-name="Text_20_body"/>
            <text:p text:style-name="Text_20_body"/>
          </text:deletion>
        </text:changed-region>
        <text:changed-region xml:id="ct232933280" text:id="ct232933280">
          <text:insertion>
            <office:change-info>
              <dc:creator>Peter Camilleri</dc:creator>
              <dc:date>2015-04-25T17:38:00</dc:date>
            </office:change-info>
          </text:insertion>
        </text:changed-region>
        <text:changed-region xml:id="ct232933384" text:id="ct232933384">
          <text:insertion>
            <office:change-info>
              <dc:creator>Peter Camilleri</dc:creator>
              <dc:date>2015-04-25T17:38:00</dc:date>
            </office:change-info>
          </text:insertion>
        </text:changed-region>
        <text:changed-region xml:id="ct232933488" text:id="ct232933488">
          <text:insertion>
            <office:change-info>
              <dc:creator>Peter Camilleri</dc:creator>
              <dc:date>2015-04-25T17:38:00</dc:date>
            </office:change-info>
          </text:insertion>
        </text:changed-region>
        <text:changed-region xml:id="ct232933592" text:id="ct232933592">
          <text:insertion>
            <office:change-info>
              <dc:creator>Peter Camilleri</dc:creator>
              <dc:date>2015-04-25T17:38:00</dc:date>
            </office:change-info>
          </text:insertion>
        </text:changed-region>
        <text:changed-region xml:id="ct232933696" text:id="ct232933696">
          <text:insertion>
            <office:change-info>
              <dc:creator>Peter Camilleri</dc:creator>
              <dc:date>2015-04-25T17:38:00</dc:date>
            </office:change-info>
          </text:insertion>
        </text:changed-region>
        <text:changed-region xml:id="ct232933800" text:id="ct232933800">
          <text:deletion>
            <office:change-info>
              <dc:creator>Peter Camilleri</dc:creator>
              <dc:date>2015-04-25T23:14:00</dc:date>
            </office:change-info>
            <text:p text:style-name="Text_20_body"/>
            <text:p text:style-name="Text_20_body">.cube</text:p>
          </text:deletion>
        </text:changed-region>
        <text:changed-region xml:id="ct232933904" text:id="ct232933904">
          <text:insertion>
            <office:change-info>
              <dc:creator>Peter Camilleri</dc:creator>
              <dc:date>2015-04-25T17:38:00</dc:date>
            </office:change-info>
          </text:insertion>
        </text:changed-region>
        <text:changed-region xml:id="ct232934008" text:id="ct232934008">
          <text:insertion>
            <office:change-info>
              <dc:creator>Peter Camilleri</dc:creator>
              <dc:date>2015-04-25T17:38:00</dc:date>
            </office:change-info>
          </text:insertion>
        </text:changed-region>
        <text:changed-region xml:id="ct232934112" text:id="ct232934112">
          <text:insertion>
            <office:change-info>
              <dc:creator>Peter Camilleri</dc:creator>
              <dc:date>2015-04-25T17:38:00</dc:date>
            </office:change-info>
          </text:insertion>
        </text:changed-region>
        <text:changed-region xml:id="ct232934216" text:id="ct232934216">
          <text:insertion>
            <office:change-info>
              <dc:creator>Peter Camilleri</dc:creator>
              <dc:date>2015-04-25T17:38:00</dc:date>
            </office:change-info>
          </text:insertion>
        </text:changed-region>
        <text:changed-region xml:id="ct232934320" text:id="ct232934320">
          <text:deletion>
            <office:change-info>
              <dc:creator>Peter Camilleri</dc:creator>
              <dc:date>2015-04-25T23:15:00</dc:date>
            </office:change-info>
            <text:p text:style-name="Text_20_body"/>
            <text:p text:style-name="Text_20_body">.d2r</text:p>
          </text:deletion>
        </text:changed-region>
        <text:changed-region xml:id="ct232934424" text:id="ct232934424">
          <text:insertion>
            <office:change-info>
              <dc:creator>Peter Camilleri</dc:creator>
              <dc:date>2015-04-25T17:38:00</dc:date>
            </office:change-info>
          </text:insertion>
        </text:changed-region>
        <text:changed-region xml:id="ct232934528" text:id="ct232934528">
          <text:insertion>
            <office:change-info>
              <dc:creator>Peter Camilleri</dc:creator>
              <dc:date>2015-04-25T17:38:00</dc:date>
            </office:change-info>
          </text:insertion>
        </text:changed-region>
        <text:changed-region xml:id="ct232934632" text:id="ct232934632">
          <text:insertion>
            <office:change-info>
              <dc:creator>Peter Camilleri</dc:creator>
              <dc:date>2015-04-25T17:38:00</dc:date>
            </office:change-info>
          </text:insertion>
        </text:changed-region>
        <text:changed-region xml:id="ct232934736" text:id="ct232934736">
          <text:insertion>
            <office:change-info>
              <dc:creator>Peter Camilleri</dc:creator>
              <dc:date>2015-04-25T17:38:00</dc:date>
            </office:change-info>
          </text:insertion>
        </text:changed-region>
        <text:changed-region xml:id="ct232934840" text:id="ct232934840">
          <text:insertion>
            <office:change-info>
              <dc:creator>Peter Camilleri</dc:creator>
              <dc:date>2015-04-25T17:38:00</dc:date>
            </office:change-info>
          </text:insertion>
        </text:changed-region>
        <text:changed-region xml:id="ct232934984" text:id="ct232934984">
          <text:deletion>
            <office:change-info>
              <dc:creator>Peter Camilleri</dc:creator>
              <dc:date>2015-04-25T23:15:00</dc:date>
            </office:change-info>
            <text:p text:style-name="Text_20_body"/>
            <text:p text:style-name="Text_20_body">.denominator</text:p>
          </text:deletion>
        </text:changed-region>
        <text:changed-region xml:id="ct232935088" text:id="ct232935088">
          <text:insertion>
            <office:change-info>
              <dc:creator>Peter Camilleri</dc:creator>
              <dc:date>2015-04-25T17:38:00</dc:date>
            </office:change-info>
          </text:insertion>
        </text:changed-region>
        <text:changed-region xml:id="ct232935192" text:id="ct232935192">
          <text:insertion>
            <office:change-info>
              <dc:creator>Peter Camilleri</dc:creator>
              <dc:date>2015-04-25T17:38:00</dc:date>
            </office:change-info>
          </text:insertion>
        </text:changed-region>
        <text:changed-region xml:id="ct232935296" text:id="ct232935296">
          <text:insertion>
            <office:change-info>
              <dc:creator>Peter Camilleri</dc:creator>
              <dc:date>2015-04-25T17:38:00</dc:date>
            </office:change-info>
          </text:insertion>
        </text:changed-region>
        <text:changed-region xml:id="ct232935400" text:id="ct232935400">
          <text:insertion>
            <office:change-info>
              <dc:creator>Peter Camilleri</dc:creator>
              <dc:date>2015-04-25T17:38:00</dc:date>
            </office:change-info>
          </text:insertion>
        </text:changed-region>
        <text:changed-region xml:id="ct232935504" text:id="ct232935504">
          <text:insertion>
            <office:change-info>
              <dc:creator>Peter Camilleri</dc:creator>
              <dc:date>2015-04-25T17:38:00</dc:date>
            </office:change-info>
          </text:insertion>
        </text:changed-region>
        <text:changed-region xml:id="ct232935608" text:id="ct232935608">
          <text:insertion>
            <office:change-info>
              <dc:creator>Peter Camilleri</dc:creator>
              <dc:date>2015-04-25T17:38:00</dc:date>
            </office:change-info>
          </text:insertion>
        </text:changed-region>
        <text:changed-region xml:id="ct232935712" text:id="ct232935712">
          <text:deletion>
            <office:change-info>
              <dc:creator>Peter Camilleri</dc:creator>
              <dc:date>2015-04-25T23:15:00</dc:date>
            </office:change-info>
            <text:p text:style-name="Text_20_body"/>
            <text:p text:style-name="Text_20_body">.e**</text:p>
          </text:deletion>
        </text:changed-region>
        <text:changed-region xml:id="ct232935816" text:id="ct232935816">
          <text:insertion>
            <office:change-info>
              <dc:creator>Peter Camilleri</dc:creator>
              <dc:date>2015-04-25T17:38:00</dc:date>
            </office:change-info>
          </text:insertion>
        </text:changed-region>
        <text:changed-region xml:id="ct232935920" text:id="ct232935920">
          <text:insertion>
            <office:change-info>
              <dc:creator>Peter Camilleri</dc:creator>
              <dc:date>2015-04-25T17:38:00</dc:date>
            </office:change-info>
          </text:insertion>
        </text:changed-region>
        <text:changed-region xml:id="ct232936024" text:id="ct232936024">
          <text:insertion>
            <office:change-info>
              <dc:creator>Peter Camilleri</dc:creator>
              <dc:date>2015-04-25T17:38:00</dc:date>
            </office:change-info>
          </text:insertion>
        </text:changed-region>
        <text:changed-region xml:id="ct232936128" text:id="ct232936128">
          <text:insertion>
            <office:change-info>
              <dc:creator>Peter Camilleri</dc:creator>
              <dc:date>2015-04-25T17:38:00</dc:date>
            </office:change-info>
          </text:insertion>
        </text:changed-region>
        <text:changed-region xml:id="ct232936232" text:id="ct232936232">
          <text:insertion>
            <office:change-info>
              <dc:creator>Peter Camilleri</dc:creator>
              <dc:date>2015-04-25T17:38:00</dc:date>
            </office:change-info>
          </text:insertion>
        </text:changed-region>
        <text:changed-region xml:id="ct232936336" text:id="ct232936336">
          <text:deletion>
            <office:change-info>
              <dc:creator>Peter Camilleri</dc:creator>
              <dc:date>2015-04-25T23:15:00</dc:date>
            </office:change-info>
            <text:p text:style-name="Text_20_body"/>
            <text:p text:style-name="Text_20_body">.emit</text:p>
          </text:deletion>
        </text:changed-region>
        <text:changed-region xml:id="ct232936440" text:id="ct232936440">
          <text:insertion>
            <office:change-info>
              <dc:creator>Peter Camilleri</dc:creator>
              <dc:date>2015-04-25T17:38:00</dc:date>
            </office:change-info>
          </text:insertion>
        </text:changed-region>
        <text:changed-region xml:id="ct232936544" text:id="ct232936544">
          <text:insertion>
            <office:change-info>
              <dc:creator>Peter Camilleri</dc:creator>
              <dc:date>2015-04-25T17:38:00</dc:date>
            </office:change-info>
          </text:insertion>
        </text:changed-region>
        <text:changed-region xml:id="ct232936648" text:id="ct232936648">
          <text:insertion>
            <office:change-info>
              <dc:creator>Peter Camilleri</dc:creator>
              <dc:date>2015-04-25T17:38:00</dc:date>
            </office:change-info>
          </text:insertion>
        </text:changed-region>
        <text:changed-region xml:id="ct232936752" text:id="ct232936752">
          <text:insertion>
            <office:change-info>
              <dc:creator>Peter Camilleri</dc:creator>
              <dc:date>2015-04-25T17:38:00</dc:date>
            </office:change-info>
          </text:insertion>
        </text:changed-region>
        <text:changed-region xml:id="ct232936960" text:id="ct232936960">
          <text:deletion>
            <office:change-info>
              <dc:creator>Peter Camilleri</dc:creator>
              <dc:date>2015-04-25T23:15:00</dc:date>
            </office:change-info>
            <text:p text:style-name="Text_20_body">.floor</text:p>
          </text:deletion>
        </text:changed-region>
        <text:changed-region xml:id="ct232936856" text:id="ct232936856">
          <text:deletion>
            <office:change-info>
              <dc:creator>Peter Camilleri</dc:creator>
              <dc:date>2015-04-25T23:16:00</dc:date>
            </office:change-info>
            <text:p text:style-name="Text_20_body"/>
            <text:p text:style-name="Text_20_body"/>
          </text:deletion>
        </text:changed-region>
        <text:changed-region xml:id="ct232937064" text:id="ct232937064">
          <text:insertion>
            <office:change-info>
              <dc:creator>Peter Camilleri</dc:creator>
              <dc:date>2015-04-25T17:38:00</dc:date>
            </office:change-info>
          </text:insertion>
        </text:changed-region>
        <text:changed-region xml:id="ct232937168" text:id="ct232937168">
          <text:insertion>
            <office:change-info>
              <dc:creator>Peter Camilleri</dc:creator>
              <dc:date>2015-04-25T17:38:00</dc:date>
            </office:change-info>
          </text:insertion>
        </text:changed-region>
        <text:changed-region xml:id="ct232937272" text:id="ct232937272">
          <text:insertion>
            <office:change-info>
              <dc:creator>Peter Camilleri</dc:creator>
              <dc:date>2015-04-25T17:38:00</dc:date>
            </office:change-info>
          </text:insertion>
        </text:changed-region>
        <text:changed-region xml:id="ct232937376" text:id="ct232937376">
          <text:insertion>
            <office:change-info>
              <dc:creator>Peter Camilleri</dc:creator>
              <dc:date>2015-04-25T17:38:00</dc:date>
            </office:change-info>
          </text:insertion>
        </text:changed-region>
        <text:changed-region xml:id="ct232937480" text:id="ct232937480">
          <text:insertion>
            <office:change-info>
              <dc:creator>Peter Camilleri</dc:creator>
              <dc:date>2015-04-25T17:38:00</dc:date>
            </office:change-info>
          </text:insertion>
        </text:changed-region>
        <text:changed-region xml:id="ct232937584" text:id="ct232937584">
          <text:insertion>
            <office:change-info>
              <dc:creator>Peter Camilleri</dc:creator>
              <dc:date>2015-04-25T17:38:00</dc:date>
            </office:change-info>
          </text:insertion>
        </text:changed-region>
        <text:changed-region xml:id="ct232937688" text:id="ct232937688">
          <text:deletion>
            <office:change-info>
              <dc:creator>Peter Camilleri</dc:creator>
              <dc:date>2015-04-25T23:16:00</dc:date>
            </office:change-info>
            <text:p text:style-name="Text_20_body"/>
            <text:p text:style-name="Text_20_body">.hypot</text:p>
          </text:deletion>
        </text:changed-region>
        <text:changed-region xml:id="ct232937792" text:id="ct232937792">
          <text:insertion>
            <office:change-info>
              <dc:creator>Peter Camilleri</dc:creator>
              <dc:date>2015-04-25T17:38:00</dc:date>
            </office:change-info>
          </text:insertion>
        </text:changed-region>
        <text:changed-region xml:id="ct232937896" text:id="ct232937896">
          <text:insertion>
            <office:change-info>
              <dc:creator>Peter Camilleri</dc:creator>
              <dc:date>2015-04-25T17:38:00</dc:date>
            </office:change-info>
          </text:insertion>
        </text:changed-region>
        <text:changed-region xml:id="ct232938000" text:id="ct232938000">
          <text:insertion>
            <office:change-info>
              <dc:creator>Peter Camilleri</dc:creator>
              <dc:date>2015-04-25T17:38:00</dc:date>
            </office:change-info>
          </text:insertion>
        </text:changed-region>
        <text:changed-region xml:id="ct232938104" text:id="ct232938104">
          <text:insertion>
            <office:change-info>
              <dc:creator>Peter Camilleri</dc:creator>
              <dc:date>2015-04-25T17:38:00</dc:date>
            </office:change-info>
          </text:insertion>
        </text:changed-region>
        <text:changed-region xml:id="ct232938208" text:id="ct232938208">
          <text:insertion>
            <office:change-info>
              <dc:creator>Peter Camilleri</dc:creator>
              <dc:date>2015-04-25T17:38:00</dc:date>
            </office:change-info>
          </text:insertion>
        </text:changed-region>
        <text:changed-region xml:id="ct232938312" text:id="ct232938312">
          <text:deletion>
            <office:change-info>
              <dc:creator>Peter Camilleri</dc:creator>
              <dc:date>2015-04-25T23:16:00</dc:date>
            </office:change-info>
            <text:p text:style-name="Text_20_body"/>
            <text:p text:style-name="Text_20_body">.imaginary</text:p>
          </text:deletion>
        </text:changed-region>
        <text:changed-region xml:id="ct232938416" text:id="ct232938416">
          <text:insertion>
            <office:change-info>
              <dc:creator>Peter Camilleri</dc:creator>
              <dc:date>2015-04-25T17:38:00</dc:date>
            </office:change-info>
          </text:insertion>
        </text:changed-region>
        <text:changed-region xml:id="ct232938520" text:id="ct232938520">
          <text:insertion>
            <office:change-info>
              <dc:creator>Peter Camilleri</dc:creator>
              <dc:date>2015-04-25T17:38:00</dc:date>
            </office:change-info>
          </text:insertion>
        </text:changed-region>
        <text:changed-region xml:id="ct232938624" text:id="ct232938624">
          <text:insertion>
            <office:change-info>
              <dc:creator>Peter Camilleri</dc:creator>
              <dc:date>2015-04-25T17:38:00</dc:date>
            </office:change-info>
          </text:insertion>
        </text:changed-region>
        <text:changed-region xml:id="ct232938728" text:id="ct232938728">
          <text:insertion>
            <office:change-info>
              <dc:creator>Peter Camilleri</dc:creator>
              <dc:date>2015-04-25T17:38:00</dc:date>
            </office:change-info>
          </text:insertion>
        </text:changed-region>
        <text:changed-region xml:id="ct232938832" text:id="ct232938832">
          <text:deletion>
            <office:change-info>
              <dc:creator>Peter Camilleri</dc:creator>
              <dc:date>2015-04-25T23:16:00</dc:date>
            </office:change-info>
            <text:p text:style-name="Text_20_body"/>
            <text:p text:style-name="Text_20_body">.ln</text:p>
          </text:deletion>
        </text:changed-region>
        <text:changed-region xml:id="ct232938936" text:id="ct232938936">
          <text:insertion>
            <office:change-info>
              <dc:creator>Peter Camilleri</dc:creator>
              <dc:date>2015-04-25T17:38:00</dc:date>
            </office:change-info>
          </text:insertion>
        </text:changed-region>
        <text:changed-region xml:id="ct232943088" text:id="ct232943088">
          <text:insertion>
            <office:change-info>
              <dc:creator>Peter Camilleri</dc:creator>
              <dc:date>2015-04-25T17:38:00</dc:date>
            </office:change-info>
          </text:insertion>
        </text:changed-region>
        <text:changed-region xml:id="ct232943192" text:id="ct232943192">
          <text:insertion>
            <office:change-info>
              <dc:creator>Peter Camilleri</dc:creator>
              <dc:date>2015-04-25T17:38:00</dc:date>
            </office:change-info>
          </text:insertion>
        </text:changed-region>
        <text:changed-region xml:id="ct232943296" text:id="ct232943296">
          <text:insertion>
            <office:change-info>
              <dc:creator>Peter Camilleri</dc:creator>
              <dc:date>2015-04-25T17:38:00</dc:date>
            </office:change-info>
          </text:insertion>
        </text:changed-region>
        <text:changed-region xml:id="ct232943400" text:id="ct232943400">
          <text:insertion>
            <office:change-info>
              <dc:creator>Peter Camilleri</dc:creator>
              <dc:date>2015-04-25T17:38:00</dc:date>
            </office:change-info>
          </text:insertion>
        </text:changed-region>
        <text:changed-region xml:id="ct232943504" text:id="ct232943504">
          <text:deletion>
            <office:change-info>
              <dc:creator>Peter Camilleri</dc:creator>
              <dc:date>2015-04-25T23:16:00</dc:date>
            </office:change-info>
            <text:p text:style-name="Text_20_body"/>
            <text:p text:style-name="Text_20_body">.log10</text:p>
          </text:deletion>
        </text:changed-region>
        <text:changed-region xml:id="ct232943608" text:id="ct232943608">
          <text:insertion>
            <office:change-info>
              <dc:creator>Peter Camilleri</dc:creator>
              <dc:date>2015-04-25T17:38:00</dc:date>
            </office:change-info>
          </text:insertion>
        </text:changed-region>
        <text:changed-region xml:id="ct232943712" text:id="ct232943712">
          <text:insertion>
            <office:change-info>
              <dc:creator>Peter Camilleri</dc:creator>
              <dc:date>2015-04-25T17:38:00</dc:date>
            </office:change-info>
          </text:insertion>
        </text:changed-region>
        <text:changed-region xml:id="ct232943816" text:id="ct232943816">
          <text:insertion>
            <office:change-info>
              <dc:creator>Peter Camilleri</dc:creator>
              <dc:date>2015-04-25T17:38:00</dc:date>
            </office:change-info>
          </text:insertion>
        </text:changed-region>
        <text:changed-region xml:id="ct232943920" text:id="ct232943920">
          <text:insertion>
            <office:change-info>
              <dc:creator>Peter Camilleri</dc:creator>
              <dc:date>2015-04-25T17:38:00</dc:date>
            </office:change-info>
          </text:insertion>
        </text:changed-region>
        <text:changed-region xml:id="ct232944024" text:id="ct232944024">
          <text:insertion>
            <office:change-info>
              <dc:creator>Peter Camilleri</dc:creator>
              <dc:date>2015-04-25T17:38:00</dc:date>
            </office:change-info>
          </text:insertion>
        </text:changed-region>
        <text:changed-region xml:id="ct232944128" text:id="ct232944128">
          <text:deletion>
            <office:change-info>
              <dc:creator>Peter Camilleri</dc:creator>
              <dc:date>2015-04-25T23:17:00</dc:date>
            </office:change-info>
            <text:p text:style-name="Text_20_body"/>
            <text:p text:style-name="Text_20_body">.log2</text:p>
          </text:deletion>
        </text:changed-region>
        <text:changed-region xml:id="ct232944232" text:id="ct232944232">
          <text:insertion>
            <office:change-info>
              <dc:creator>Peter Camilleri</dc:creator>
              <dc:date>2015-04-25T17:38:00</dc:date>
            </office:change-info>
          </text:insertion>
        </text:changed-region>
        <text:changed-region xml:id="ct232944336" text:id="ct232944336">
          <text:insertion>
            <office:change-info>
              <dc:creator>Peter Camilleri</dc:creator>
              <dc:date>2015-04-25T17:38:00</dc:date>
            </office:change-info>
          </text:insertion>
        </text:changed-region>
        <text:changed-region xml:id="ct232944440" text:id="ct232944440">
          <text:insertion>
            <office:change-info>
              <dc:creator>Peter Camilleri</dc:creator>
              <dc:date>2015-04-25T17:38:00</dc:date>
            </office:change-info>
          </text:insertion>
        </text:changed-region>
        <text:changed-region xml:id="ct232944544" text:id="ct232944544">
          <text:insertion>
            <office:change-info>
              <dc:creator>Peter Camilleri</dc:creator>
              <dc:date>2015-04-25T17:38:00</dc:date>
            </office:change-info>
          </text:insertion>
        </text:changed-region>
        <text:changed-region xml:id="ct232944648" text:id="ct232944648">
          <text:insertion>
            <office:change-info>
              <dc:creator>Peter Camilleri</dc:creator>
              <dc:date>2015-04-25T17:38:00</dc:date>
            </office:change-info>
          </text:insertion>
        </text:changed-region>
        <text:changed-region xml:id="ct232944752" text:id="ct232944752">
          <text:deletion>
            <office:change-info>
              <dc:creator>Peter Camilleri</dc:creator>
              <dc:date>2015-04-25T23:17:00</dc:date>
            </office:change-info>
            <text:p text:style-name="Text_20_body"/>
            <text:p text:style-name="Text_20_body">.magnitude</text:p>
          </text:deletion>
        </text:changed-region>
        <text:changed-region xml:id="ct232944856" text:id="ct232944856">
          <text:insertion>
            <office:change-info>
              <dc:creator>Peter Camilleri</dc:creator>
              <dc:date>2015-04-25T17:38:00</dc:date>
            </office:change-info>
          </text:insertion>
        </text:changed-region>
        <text:changed-region xml:id="ct232944960" text:id="ct232944960">
          <text:insertion>
            <office:change-info>
              <dc:creator>Peter Camilleri</dc:creator>
              <dc:date>2015-04-25T17:38:00</dc:date>
            </office:change-info>
          </text:insertion>
        </text:changed-region>
        <text:changed-region xml:id="ct232945064" text:id="ct232945064">
          <text:insertion>
            <office:change-info>
              <dc:creator>Peter Camilleri</dc:creator>
              <dc:date>2015-04-25T17:38:00</dc:date>
            </office:change-info>
          </text:insertion>
        </text:changed-region>
        <text:changed-region xml:id="ct232945168" text:id="ct232945168">
          <text:insertion>
            <office:change-info>
              <dc:creator>Peter Camilleri</dc:creator>
              <dc:date>2015-04-25T17:38:00</dc:date>
            </office:change-info>
          </text:insertion>
        </text:changed-region>
        <text:changed-region xml:id="ct232945272" text:id="ct232945272">
          <text:deletion>
            <office:change-info>
              <dc:creator>Peter Camilleri</dc:creator>
              <dc:date>2015-04-25T23:17:00</dc:date>
            </office:change-info>
            <text:p text:style-name="Text_20_body"/>
            <text:p text:style-name="Text_20_body">.numerator</text:p>
          </text:deletion>
        </text:changed-region>
        <text:changed-region xml:id="ct232945376" text:id="ct232945376">
          <text:insertion>
            <office:change-info>
              <dc:creator>Peter Camilleri</dc:creator>
              <dc:date>2015-04-25T17:38:00</dc:date>
            </office:change-info>
          </text:insertion>
        </text:changed-region>
        <text:changed-region xml:id="ct232945480" text:id="ct232945480">
          <text:insertion>
            <office:change-info>
              <dc:creator>Peter Camilleri</dc:creator>
              <dc:date>2015-04-25T17:38:00</dc:date>
            </office:change-info>
          </text:insertion>
        </text:changed-region>
        <text:changed-region xml:id="ct232945584" text:id="ct232945584">
          <text:insertion>
            <office:change-info>
              <dc:creator>Peter Camilleri</dc:creator>
              <dc:date>2015-04-25T17:38:00</dc:date>
            </office:change-info>
          </text:insertion>
        </text:changed-region>
        <text:changed-region xml:id="ct232945688" text:id="ct232945688">
          <text:insertion>
            <office:change-info>
              <dc:creator>Peter Camilleri</dc:creator>
              <dc:date>2015-04-25T17:38:00</dc:date>
            </office:change-info>
          </text:insertion>
        </text:changed-region>
        <text:changed-region xml:id="ct232945896" text:id="ct232945896">
          <text:deletion>
            <office:change-info>
              <dc:creator>Peter Camilleri</dc:creator>
              <dc:date>2015-04-25T23:17:00</dc:date>
            </office:change-info>
            <text:p text:style-name="Text_20_body">.p2c</text:p>
          </text:deletion>
        </text:changed-region>
        <text:changed-region xml:id="ct232945792" text:id="ct232945792">
          <text:deletion>
            <office:change-info>
              <dc:creator>Peter Camilleri</dc:creator>
              <dc:date>2015-04-25T23:18:00</dc:date>
            </office:change-info>
            <text:p text:style-name="Text_20_body"/>
            <text:p text:style-name="Text_20_body"/>
          </text:deletion>
        </text:changed-region>
        <text:changed-region xml:id="ct232946000" text:id="ct232946000">
          <text:insertion>
            <office:change-info>
              <dc:creator>Peter Camilleri</dc:creator>
              <dc:date>2015-04-25T17:38:00</dc:date>
            </office:change-info>
          </text:insertion>
        </text:changed-region>
        <text:changed-region xml:id="ct232946104" text:id="ct232946104">
          <text:insertion>
            <office:change-info>
              <dc:creator>Peter Camilleri</dc:creator>
              <dc:date>2015-04-25T17:38:00</dc:date>
            </office:change-info>
          </text:insertion>
        </text:changed-region>
        <text:changed-region xml:id="ct232946208" text:id="ct232946208">
          <text:insertion>
            <office:change-info>
              <dc:creator>Peter Camilleri</dc:creator>
              <dc:date>2015-04-25T17:38:00</dc:date>
            </office:change-info>
          </text:insertion>
        </text:changed-region>
        <text:changed-region xml:id="ct232946312" text:id="ct232946312">
          <text:insertion>
            <office:change-info>
              <dc:creator>Peter Camilleri</dc:creator>
              <dc:date>2015-04-25T17:38:00</dc:date>
            </office:change-info>
          </text:insertion>
        </text:changed-region>
        <text:changed-region xml:id="ct232946416" text:id="ct232946416">
          <text:insertion>
            <office:change-info>
              <dc:creator>Peter Camilleri</dc:creator>
              <dc:date>2015-04-25T17:38:00</dc:date>
            </office:change-info>
          </text:insertion>
        </text:changed-region>
        <text:changed-region xml:id="ct232946520" text:id="ct232946520">
          <text:insertion>
            <office:change-info>
              <dc:creator>Peter Camilleri</dc:creator>
              <dc:date>2015-04-25T17:38:00</dc:date>
            </office:change-info>
          </text:insertion>
        </text:changed-region>
        <text:changed-region xml:id="ct232946624" text:id="ct232946624">
          <text:deletion>
            <office:change-info>
              <dc:creator>Peter Camilleri</dc:creator>
              <dc:date>2015-04-25T23:18:00</dc:date>
            </office:change-info>
            <text:p text:style-name="Text_20_body"/>
            <text:p text:style-name="Text_20_body">.polar</text:p>
          </text:deletion>
        </text:changed-region>
        <text:changed-region xml:id="ct232946728" text:id="ct232946728">
          <text:insertion>
            <office:change-info>
              <dc:creator>Peter Camilleri</dc:creator>
              <dc:date>2015-04-25T17:38:00</dc:date>
            </office:change-info>
          </text:insertion>
        </text:changed-region>
        <text:changed-region xml:id="ct232946832" text:id="ct232946832">
          <text:insertion>
            <office:change-info>
              <dc:creator>Peter Camilleri</dc:creator>
              <dc:date>2015-04-25T17:38:00</dc:date>
            </office:change-info>
          </text:insertion>
        </text:changed-region>
        <text:changed-region xml:id="ct232946936" text:id="ct232946936">
          <text:insertion>
            <office:change-info>
              <dc:creator>Peter Camilleri</dc:creator>
              <dc:date>2015-04-25T17:38:00</dc:date>
            </office:change-info>
          </text:insertion>
        </text:changed-region>
        <text:changed-region xml:id="ct232947040" text:id="ct232947040">
          <text:insertion>
            <office:change-info>
              <dc:creator>Peter Camilleri</dc:creator>
              <dc:date>2015-04-25T17:38:00</dc:date>
            </office:change-info>
          </text:insertion>
        </text:changed-region>
        <text:changed-region xml:id="ct232963568" text:id="ct232963568">
          <text:insertion>
            <office:change-info>
              <dc:creator>Peter Camilleri</dc:creator>
              <dc:date>2015-04-25T17:38:00</dc:date>
            </office:change-info>
          </text:insertion>
        </text:changed-region>
        <text:changed-region xml:id="ct232963672" text:id="ct232963672">
          <text:insertion>
            <office:change-info>
              <dc:creator>Peter Camilleri</dc:creator>
              <dc:date>2015-04-25T17:38:00</dc:date>
            </office:change-info>
          </text:insertion>
        </text:changed-region>
        <text:changed-region xml:id="ct232963776" text:id="ct232963776">
          <text:deletion>
            <office:change-info>
              <dc:creator>Peter Camilleri</dc:creator>
              <dc:date>2015-04-25T23:18:00</dc:date>
            </office:change-info>
            <text:p text:style-name="Text_20_body"/>
            <text:p text:style-name="Text_20_body">.r2d</text:p>
          </text:deletion>
        </text:changed-region>
        <text:changed-region xml:id="ct232963880" text:id="ct232963880">
          <text:insertion>
            <office:change-info>
              <dc:creator>Peter Camilleri</dc:creator>
              <dc:date>2015-04-25T17:38:00</dc:date>
            </office:change-info>
          </text:insertion>
        </text:changed-region>
        <text:changed-region xml:id="ct232963984" text:id="ct232963984">
          <text:insertion>
            <office:change-info>
              <dc:creator>Peter Camilleri</dc:creator>
              <dc:date>2015-04-25T17:38:00</dc:date>
            </office:change-info>
          </text:insertion>
        </text:changed-region>
        <text:changed-region xml:id="ct232964088" text:id="ct232964088">
          <text:insertion>
            <office:change-info>
              <dc:creator>Peter Camilleri</dc:creator>
              <dc:date>2015-04-25T17:38:00</dc:date>
            </office:change-info>
          </text:insertion>
        </text:changed-region>
        <text:changed-region xml:id="ct232964192" text:id="ct232964192">
          <text:insertion>
            <office:change-info>
              <dc:creator>Peter Camilleri</dc:creator>
              <dc:date>2015-04-25T17:38:00</dc:date>
            </office:change-info>
          </text:insertion>
        </text:changed-region>
        <text:changed-region xml:id="ct232964296" text:id="ct232964296">
          <text:insertion>
            <office:change-info>
              <dc:creator>Peter Camilleri</dc:creator>
              <dc:date>2015-04-25T17:38:00</dc:date>
            </office:change-info>
          </text:insertion>
        </text:changed-region>
        <text:changed-region xml:id="ct232964400" text:id="ct232964400">
          <text:deletion>
            <office:change-info>
              <dc:creator>Peter Camilleri</dc:creator>
              <dc:date>2015-04-25T23:18:00</dc:date>
            </office:change-info>
            <text:p text:style-name="Text_20_body"/>
            <text:p text:style-name="Text_20_body">.real</text:p>
          </text:deletion>
        </text:changed-region>
        <text:changed-region xml:id="ct232964504" text:id="ct232964504">
          <text:insertion>
            <office:change-info>
              <dc:creator>Peter Camilleri</dc:creator>
              <dc:date>2015-04-25T17:39:00</dc:date>
            </office:change-info>
          </text:insertion>
        </text:changed-region>
        <text:changed-region xml:id="ct232964608" text:id="ct232964608">
          <text:insertion>
            <office:change-info>
              <dc:creator>Peter Camilleri</dc:creator>
              <dc:date>2015-04-25T17:39:00</dc:date>
            </office:change-info>
          </text:insertion>
        </text:changed-region>
        <text:changed-region xml:id="ct232964712" text:id="ct232964712">
          <text:insertion>
            <office:change-info>
              <dc:creator>Peter Camilleri</dc:creator>
              <dc:date>2015-04-25T17:39:00</dc:date>
            </office:change-info>
          </text:insertion>
        </text:changed-region>
        <text:changed-region xml:id="ct232964816" text:id="ct232964816">
          <text:insertion>
            <office:change-info>
              <dc:creator>Peter Camilleri</dc:creator>
              <dc:date>2015-04-25T17:39:00</dc:date>
            </office:change-info>
          </text:insertion>
        </text:changed-region>
        <text:changed-region xml:id="ct232964920" text:id="ct232964920">
          <text:deletion>
            <office:change-info>
              <dc:creator>Peter Camilleri</dc:creator>
              <dc:date>2015-04-25T23:19:00</dc:date>
            </office:change-info>
            <text:p text:style-name="Text_20_body"/>
            <text:p text:style-name="Text_20_body">.round</text:p>
          </text:deletion>
        </text:changed-region>
        <text:changed-region xml:id="ct232965024" text:id="ct232965024">
          <text:insertion>
            <office:change-info>
              <dc:creator>Peter Camilleri</dc:creator>
              <dc:date>2015-04-25T17:39:00</dc:date>
            </office:change-info>
          </text:insertion>
        </text:changed-region>
        <text:changed-region xml:id="ct232965128" text:id="ct232965128">
          <text:insertion>
            <office:change-info>
              <dc:creator>Peter Camilleri</dc:creator>
              <dc:date>2015-04-25T17:39:00</dc:date>
            </office:change-info>
          </text:insertion>
        </text:changed-region>
        <text:changed-region xml:id="ct232965232" text:id="ct232965232">
          <text:insertion>
            <office:change-info>
              <dc:creator>Peter Camilleri</dc:creator>
              <dc:date>2015-04-25T17:39:00</dc:date>
            </office:change-info>
          </text:insertion>
        </text:changed-region>
        <text:changed-region xml:id="ct232965336" text:id="ct232965336">
          <text:insertion>
            <office:change-info>
              <dc:creator>Peter Camilleri</dc:creator>
              <dc:date>2015-04-25T17:39:00</dc:date>
            </office:change-info>
          </text:insertion>
        </text:changed-region>
        <text:changed-region xml:id="ct232965440" text:id="ct232965440">
          <text:insertion>
            <office:change-info>
              <dc:creator>Peter Camilleri</dc:creator>
              <dc:date>2015-04-25T17:39:00</dc:date>
            </office:change-info>
          </text:insertion>
        </text:changed-region>
        <text:changed-region xml:id="ct232965544" text:id="ct232965544">
          <text:insertion>
            <office:change-info>
              <dc:creator>Peter Camilleri</dc:creator>
              <dc:date>2015-04-25T17:39:00</dc:date>
            </office:change-info>
          </text:insertion>
        </text:changed-region>
        <text:changed-region xml:id="ct232965648" text:id="ct232965648">
          <text:deletion>
            <office:change-info>
              <dc:creator>Peter Camilleri</dc:creator>
              <dc:date>2015-04-25T23:19:00</dc:date>
            </office:change-info>
            <text:p text:style-name="Text_20_body"/>
            <text:p text:style-name="Text_20_body">.sin</text:p>
          </text:deletion>
        </text:changed-region>
        <text:changed-region xml:id="ct232965752" text:id="ct232965752">
          <text:insertion>
            <office:change-info>
              <dc:creator>Peter Camilleri</dc:creator>
              <dc:date>2015-04-25T17:39:00</dc:date>
            </office:change-info>
          </text:insertion>
        </text:changed-region>
        <text:changed-region xml:id="ct232965856" text:id="ct232965856">
          <text:insertion>
            <office:change-info>
              <dc:creator>Peter Camilleri</dc:creator>
              <dc:date>2015-04-25T17:39:00</dc:date>
            </office:change-info>
          </text:insertion>
        </text:changed-region>
        <text:changed-region xml:id="ct232965960" text:id="ct232965960">
          <text:insertion>
            <office:change-info>
              <dc:creator>Peter Camilleri</dc:creator>
              <dc:date>2015-04-25T17:39:00</dc:date>
            </office:change-info>
          </text:insertion>
        </text:changed-region>
        <text:changed-region xml:id="ct232966064" text:id="ct232966064">
          <text:insertion>
            <office:change-info>
              <dc:creator>Peter Camilleri</dc:creator>
              <dc:date>2015-04-25T17:39:00</dc:date>
            </office:change-info>
          </text:insertion>
        </text:changed-region>
        <text:changed-region xml:id="ct232966168" text:id="ct232966168">
          <text:insertion>
            <office:change-info>
              <dc:creator>Peter Camilleri</dc:creator>
              <dc:date>2015-04-25T17:39:00</dc:date>
            </office:change-info>
          </text:insertion>
        </text:changed-region>
        <text:changed-region xml:id="ct232966272" text:id="ct232966272">
          <text:deletion>
            <office:change-info>
              <dc:creator>Peter Camilleri</dc:creator>
              <dc:date>2015-04-25T23:19:00</dc:date>
            </office:change-info>
            <text:p text:style-name="Text_20_body"/>
            <text:p text:style-name="Text_20_body">.sinh</text:p>
          </text:deletion>
        </text:changed-region>
        <text:changed-region xml:id="ct232966376" text:id="ct232966376">
          <text:insertion>
            <office:change-info>
              <dc:creator>Peter Camilleri</dc:creator>
              <dc:date>2015-04-25T17:39:00</dc:date>
            </office:change-info>
          </text:insertion>
        </text:changed-region>
        <text:changed-region xml:id="ct232966480" text:id="ct232966480">
          <text:insertion>
            <office:change-info>
              <dc:creator>Peter Camilleri</dc:creator>
              <dc:date>2015-04-25T17:39:00</dc:date>
            </office:change-info>
          </text:insertion>
        </text:changed-region>
        <text:changed-region xml:id="ct232966584" text:id="ct232966584">
          <text:insertion>
            <office:change-info>
              <dc:creator>Peter Camilleri</dc:creator>
              <dc:date>2015-04-25T17:39:00</dc:date>
            </office:change-info>
          </text:insertion>
        </text:changed-region>
        <text:changed-region xml:id="ct232966688" text:id="ct232966688">
          <text:insertion>
            <office:change-info>
              <dc:creator>Peter Camilleri</dc:creator>
              <dc:date>2015-04-25T17:39:00</dc:date>
            </office:change-info>
          </text:insertion>
        </text:changed-region>
        <text:changed-region xml:id="ct232966792" text:id="ct232966792">
          <text:insertion>
            <office:change-info>
              <dc:creator>Peter Camilleri</dc:creator>
              <dc:date>2015-04-25T17:39:00</dc:date>
            </office:change-info>
          </text:insertion>
        </text:changed-region>
        <text:changed-region xml:id="ct232966896" text:id="ct232966896">
          <text:deletion>
            <office:change-info>
              <dc:creator>Peter Camilleri</dc:creator>
              <dc:date>2015-04-25T23:19:00</dc:date>
            </office:change-info>
            <text:p text:style-name="Text_20_body"/>
            <text:p text:style-name="Text_20_body">.sleep</text:p>
          </text:deletion>
        </text:changed-region>
        <text:changed-region xml:id="ct232967000" text:id="ct232967000">
          <text:insertion>
            <office:change-info>
              <dc:creator>Peter Camilleri</dc:creator>
              <dc:date>2015-04-25T17:39:00</dc:date>
            </office:change-info>
          </text:insertion>
        </text:changed-region>
        <text:changed-region xml:id="ct232967104" text:id="ct232967104">
          <text:insertion>
            <office:change-info>
              <dc:creator>Peter Camilleri</dc:creator>
              <dc:date>2015-04-25T17:39:00</dc:date>
            </office:change-info>
          </text:insertion>
        </text:changed-region>
        <text:changed-region xml:id="ct232967208" text:id="ct232967208">
          <text:insertion>
            <office:change-info>
              <dc:creator>Peter Camilleri</dc:creator>
              <dc:date>2015-04-25T17:39:00</dc:date>
            </office:change-info>
          </text:insertion>
        </text:changed-region>
        <text:changed-region xml:id="ct232967312" text:id="ct232967312">
          <text:insertion>
            <office:change-info>
              <dc:creator>Peter Camilleri</dc:creator>
              <dc:date>2015-04-25T17:39:00</dc:date>
            </office:change-info>
          </text:insertion>
        </text:changed-region>
        <text:changed-region xml:id="ct232967416" text:id="ct232967416">
          <text:deletion>
            <office:change-info>
              <dc:creator>Peter Camilleri</dc:creator>
              <dc:date>2015-04-25T23:20:00</dc:date>
            </office:change-info>
            <text:p text:style-name="Text_20_body"/>
            <text:p text:style-name="Text_20_body">.sqr</text:p>
          </text:deletion>
        </text:changed-region>
        <text:changed-region xml:id="ct232967520" text:id="ct232967520">
          <text:insertion>
            <office:change-info>
              <dc:creator>Peter Camilleri</dc:creator>
              <dc:date>2015-04-25T17:39:00</dc:date>
            </office:change-info>
          </text:insertion>
        </text:changed-region>
        <text:changed-region xml:id="ct232967664" text:id="ct232967664">
          <text:insertion>
            <office:change-info>
              <dc:creator>Peter Camilleri</dc:creator>
              <dc:date>2015-04-25T17:39:00</dc:date>
            </office:change-info>
          </text:insertion>
        </text:changed-region>
        <text:changed-region xml:id="ct232967768" text:id="ct232967768">
          <text:insertion>
            <office:change-info>
              <dc:creator>Peter Camilleri</dc:creator>
              <dc:date>2015-04-25T17:39:00</dc:date>
            </office:change-info>
          </text:insertion>
        </text:changed-region>
        <text:changed-region xml:id="ct232967872" text:id="ct232967872">
          <text:insertion>
            <office:change-info>
              <dc:creator>Peter Camilleri</dc:creator>
              <dc:date>2015-04-25T17:39:00</dc:date>
            </office:change-info>
          </text:insertion>
        </text:changed-region>
        <text:changed-region xml:id="ct232967976" text:id="ct232967976">
          <text:deletion>
            <office:change-info>
              <dc:creator>Peter Camilleri</dc:creator>
              <dc:date>2015-04-25T23:20:00</dc:date>
            </office:change-info>
            <text:p text:style-name="Text_20_body"/>
            <text:p text:style-name="Text_20_body">.sqrt</text:p>
          </text:deletion>
        </text:changed-region>
        <text:changed-region xml:id="ct232968080" text:id="ct232968080">
          <text:insertion>
            <office:change-info>
              <dc:creator>Peter Camilleri</dc:creator>
              <dc:date>2015-04-25T17:39:00</dc:date>
            </office:change-info>
          </text:insertion>
        </text:changed-region>
        <text:changed-region xml:id="ct232968184" text:id="ct232968184">
          <text:insertion>
            <office:change-info>
              <dc:creator>Peter Camilleri</dc:creator>
              <dc:date>2015-04-25T17:39:00</dc:date>
            </office:change-info>
          </text:insertion>
        </text:changed-region>
        <text:changed-region xml:id="ct232968288" text:id="ct232968288">
          <text:insertion>
            <office:change-info>
              <dc:creator>Peter Camilleri</dc:creator>
              <dc:date>2015-04-25T17:39:00</dc:date>
            </office:change-info>
          </text:insertion>
        </text:changed-region>
        <text:changed-region xml:id="ct232968392" text:id="ct232968392">
          <text:insertion>
            <office:change-info>
              <dc:creator>Peter Camilleri</dc:creator>
              <dc:date>2015-04-25T17:39:00</dc:date>
            </office:change-info>
          </text:insertion>
        </text:changed-region>
        <text:changed-region xml:id="ct232968496" text:id="ct232968496">
          <text:insertion>
            <office:change-info>
              <dc:creator>Peter Camilleri</dc:creator>
              <dc:date>2015-04-25T17:39:00</dc:date>
            </office:change-info>
          </text:insertion>
        </text:changed-region>
        <text:changed-region xml:id="ct232968600" text:id="ct232968600">
          <text:deletion>
            <office:change-info>
              <dc:creator>Peter Camilleri</dc:creator>
              <dc:date>2015-04-25T23:20:00</dc:date>
            </office:change-info>
            <text:p text:style-name="Text_20_body"/>
            <text:p text:style-name="Text_20_body">.tan</text:p>
          </text:deletion>
        </text:changed-region>
        <text:changed-region xml:id="ct232968704" text:id="ct232968704">
          <text:insertion>
            <office:change-info>
              <dc:creator>Peter Camilleri</dc:creator>
              <dc:date>2015-04-25T17:39:00</dc:date>
            </office:change-info>
          </text:insertion>
        </text:changed-region>
        <text:changed-region xml:id="ct232968808" text:id="ct232968808">
          <text:insertion>
            <office:change-info>
              <dc:creator>Peter Camilleri</dc:creator>
              <dc:date>2015-04-25T17:39:00</dc:date>
            </office:change-info>
          </text:insertion>
        </text:changed-region>
        <text:changed-region xml:id="ct232968912" text:id="ct232968912">
          <text:insertion>
            <office:change-info>
              <dc:creator>Peter Camilleri</dc:creator>
              <dc:date>2015-04-25T17:39:00</dc:date>
            </office:change-info>
          </text:insertion>
        </text:changed-region>
        <text:changed-region xml:id="ct232969016" text:id="ct232969016">
          <text:insertion>
            <office:change-info>
              <dc:creator>Peter Camilleri</dc:creator>
              <dc:date>2015-04-25T17:39:00</dc:date>
            </office:change-info>
          </text:insertion>
        </text:changed-region>
        <text:changed-region xml:id="ct232969120" text:id="ct232969120">
          <text:insertion>
            <office:change-info>
              <dc:creator>Peter Camilleri</dc:creator>
              <dc:date>2015-04-25T17:39:00</dc:date>
            </office:change-info>
          </text:insertion>
        </text:changed-region>
        <text:changed-region xml:id="ct232969224" text:id="ct232969224">
          <text:deletion>
            <office:change-info>
              <dc:creator>Peter Camilleri</dc:creator>
              <dc:date>2015-04-25T23:20:00</dc:date>
            </office:change-info>
            <text:p text:style-name="Text_20_body"/>
            <text:p text:style-name="Text_20_body">.tanh</text:p>
          </text:deletion>
        </text:changed-region>
        <text:changed-region xml:id="ct232969328" text:id="ct232969328">
          <text:insertion>
            <office:change-info>
              <dc:creator>Peter Camilleri</dc:creator>
              <dc:date>2015-04-25T17:39:00</dc:date>
            </office:change-info>
          </text:insertion>
        </text:changed-region>
        <text:changed-region xml:id="ct232969432" text:id="ct232969432">
          <text:insertion>
            <office:change-info>
              <dc:creator>Peter Camilleri</dc:creator>
              <dc:date>2015-04-25T17:39:00</dc:date>
            </office:change-info>
          </text:insertion>
        </text:changed-region>
        <text:changed-region xml:id="ct232969536" text:id="ct232969536">
          <text:insertion>
            <office:change-info>
              <dc:creator>Peter Camilleri</dc:creator>
              <dc:date>2015-04-25T17:39:00</dc:date>
            </office:change-info>
          </text:insertion>
        </text:changed-region>
        <text:changed-region xml:id="ct232969640" text:id="ct232969640">
          <text:insertion>
            <office:change-info>
              <dc:creator>Peter Camilleri</dc:creator>
              <dc:date>2015-04-25T17:39:00</dc:date>
            </office:change-info>
          </text:insertion>
        </text:changed-region>
        <text:changed-region xml:id="ct232969744" text:id="ct232969744">
          <text:insertion>
            <office:change-info>
              <dc:creator>Peter Camilleri</dc:creator>
              <dc:date>2015-04-25T17:39:00</dc:date>
            </office:change-info>
          </text:insertion>
        </text:changed-region>
        <text:changed-region xml:id="ct232969848" text:id="ct232969848">
          <text:deletion>
            <office:change-info>
              <dc:creator>Peter Camilleri</dc:creator>
              <dc:date>2015-04-25T23:20:00</dc:date>
            </office:change-info>
            <text:p text:style-name="Text_20_body"/>
            <text:p text:style-name="Text_20_body">/</text:p>
          </text:deletion>
        </text:changed-region>
        <text:changed-region xml:id="ct232969952" text:id="ct232969952">
          <text:insertion>
            <office:change-info>
              <dc:creator>Peter Camilleri</dc:creator>
              <dc:date>2015-04-25T17:39:00</dc:date>
            </office:change-info>
          </text:insertion>
        </text:changed-region>
        <text:changed-region xml:id="ct232970056" text:id="ct232970056">
          <text:insertion>
            <office:change-info>
              <dc:creator>Peter Camilleri</dc:creator>
              <dc:date>2015-04-25T17:39:00</dc:date>
            </office:change-info>
          </text:insertion>
        </text:changed-region>
        <text:changed-region xml:id="ct232970160" text:id="ct232970160">
          <text:insertion>
            <office:change-info>
              <dc:creator>Peter Camilleri</dc:creator>
              <dc:date>2015-04-25T17:39:00</dc:date>
            </office:change-info>
          </text:insertion>
        </text:changed-region>
        <text:changed-region xml:id="ct232970264" text:id="ct232970264">
          <text:insertion>
            <office:change-info>
              <dc:creator>Peter Camilleri</dc:creator>
              <dc:date>2015-04-25T17:39:00</dc:date>
            </office:change-info>
          </text:insertion>
        </text:changed-region>
        <text:changed-region xml:id="ct232970368" text:id="ct232970368">
          <text:deletion>
            <office:change-info>
              <dc:creator>Peter Camilleri</dc:creator>
              <dc:date>2015-04-25T23:21:00</dc:date>
            </office:change-info>
            <text:p text:style-name="Text_20_body"/>
            <text:p text:style-name="Text_20_body">0&lt;</text:p>
          </text:deletion>
        </text:changed-region>
        <text:changed-region xml:id="ct232970472" text:id="ct232970472">
          <text:insertion>
            <office:change-info>
              <dc:creator>Peter Camilleri</dc:creator>
              <dc:date>2015-04-25T17:39:00</dc:date>
            </office:change-info>
          </text:insertion>
        </text:changed-region>
        <text:changed-region xml:id="ct232970576" text:id="ct232970576">
          <text:insertion>
            <office:change-info>
              <dc:creator>Peter Camilleri</dc:creator>
              <dc:date>2015-04-25T17:39:00</dc:date>
            </office:change-info>
          </text:insertion>
        </text:changed-region>
        <text:changed-region xml:id="ct232970680" text:id="ct232970680">
          <text:insertion>
            <office:change-info>
              <dc:creator>Peter Camilleri</dc:creator>
              <dc:date>2015-04-25T17:39:00</dc:date>
            </office:change-info>
          </text:insertion>
        </text:changed-region>
        <text:changed-region xml:id="ct232970784" text:id="ct232970784">
          <text:insertion>
            <office:change-info>
              <dc:creator>Peter Camilleri</dc:creator>
              <dc:date>2015-04-25T17:39:00</dc:date>
            </office:change-info>
          </text:insertion>
        </text:changed-region>
        <text:changed-region xml:id="ct232970888" text:id="ct232970888">
          <text:deletion>
            <office:change-info>
              <dc:creator>Peter Camilleri</dc:creator>
              <dc:date>2015-04-25T23:21:00</dc:date>
            </office:change-info>
            <text:p text:style-name="Text_20_body"/>
            <text:p text:style-name="Text_20_body">0&lt;=</text:p>
          </text:deletion>
        </text:changed-region>
        <text:changed-region xml:id="ct232970992" text:id="ct232970992">
          <text:insertion>
            <office:change-info>
              <dc:creator>Peter Camilleri</dc:creator>
              <dc:date>2015-04-25T17:39:00</dc:date>
            </office:change-info>
          </text:insertion>
        </text:changed-region>
        <text:changed-region xml:id="ct232971096" text:id="ct232971096">
          <text:insertion>
            <office:change-info>
              <dc:creator>Peter Camilleri</dc:creator>
              <dc:date>2015-04-25T17:39:00</dc:date>
            </office:change-info>
          </text:insertion>
        </text:changed-region>
        <text:changed-region xml:id="ct232971200" text:id="ct232971200">
          <text:insertion>
            <office:change-info>
              <dc:creator>Peter Camilleri</dc:creator>
              <dc:date>2015-04-25T17:39:00</dc:date>
            </office:change-info>
          </text:insertion>
        </text:changed-region>
        <text:changed-region xml:id="ct232971304" text:id="ct232971304">
          <text:insertion>
            <office:change-info>
              <dc:creator>Peter Camilleri</dc:creator>
              <dc:date>2015-04-25T17:39:00</dc:date>
            </office:change-info>
          </text:insertion>
        </text:changed-region>
        <text:changed-region xml:id="ct232971408" text:id="ct232971408">
          <text:deletion>
            <office:change-info>
              <dc:creator>Peter Camilleri</dc:creator>
              <dc:date>2015-04-25T23:21:00</dc:date>
            </office:change-info>
            <text:p text:style-name="Text_20_body"/>
            <text:p text:style-name="Text_20_body">0&lt;=&gt;</text:p>
          </text:deletion>
        </text:changed-region>
        <text:changed-region xml:id="ct232971512" text:id="ct232971512">
          <text:insertion>
            <office:change-info>
              <dc:creator>Peter Camilleri</dc:creator>
              <dc:date>2015-04-25T17:39:00</dc:date>
            </office:change-info>
          </text:insertion>
        </text:changed-region>
        <text:changed-region xml:id="ct232971616" text:id="ct232971616">
          <text:insertion>
            <office:change-info>
              <dc:creator>Peter Camilleri</dc:creator>
              <dc:date>2015-04-25T17:39:00</dc:date>
            </office:change-info>
          </text:insertion>
        </text:changed-region>
        <text:changed-region xml:id="ct232971760" text:id="ct232971760">
          <text:insertion>
            <office:change-info>
              <dc:creator>Peter Camilleri</dc:creator>
              <dc:date>2015-04-25T17:39:00</dc:date>
            </office:change-info>
          </text:insertion>
        </text:changed-region>
        <text:changed-region xml:id="ct232971864" text:id="ct232971864">
          <text:insertion>
            <office:change-info>
              <dc:creator>Peter Camilleri</dc:creator>
              <dc:date>2015-04-25T17:39:00</dc:date>
            </office:change-info>
          </text:insertion>
        </text:changed-region>
        <text:changed-region xml:id="ct232971968" text:id="ct232971968">
          <text:insertion>
            <office:change-info>
              <dc:creator>Peter Camilleri</dc:creator>
              <dc:date>2015-04-25T17:39:00</dc:date>
            </office:change-info>
          </text:insertion>
        </text:changed-region>
        <text:changed-region xml:id="ct232972176" text:id="ct232972176">
          <text:deletion>
            <office:change-info>
              <dc:creator>Peter Camilleri</dc:creator>
              <dc:date>2015-04-25T23:21:00</dc:date>
            </office:change-info>
            <text:p text:style-name="Text_20_body">0&lt;&gt;</text:p>
          </text:deletion>
        </text:changed-region>
        <text:changed-region xml:id="ct232972072" text:id="ct232972072">
          <text:deletion>
            <office:change-info>
              <dc:creator>Peter Camilleri</dc:creator>
              <dc:date>2015-04-25T23:22:00</dc:date>
            </office:change-info>
            <text:p text:style-name="Text_20_body"/>
            <text:p text:style-name="Text_20_body"/>
          </text:deletion>
        </text:changed-region>
        <text:changed-region xml:id="ct232972280" text:id="ct232972280">
          <text:insertion>
            <office:change-info>
              <dc:creator>Peter Camilleri</dc:creator>
              <dc:date>2015-04-25T17:39:00</dc:date>
            </office:change-info>
          </text:insertion>
        </text:changed-region>
        <text:changed-region xml:id="ct232972384" text:id="ct232972384">
          <text:insertion>
            <office:change-info>
              <dc:creator>Peter Camilleri</dc:creator>
              <dc:date>2015-04-25T17:39:00</dc:date>
            </office:change-info>
          </text:insertion>
        </text:changed-region>
        <text:changed-region xml:id="ct232972488" text:id="ct232972488">
          <text:insertion>
            <office:change-info>
              <dc:creator>Peter Camilleri</dc:creator>
              <dc:date>2015-04-25T17:39:00</dc:date>
            </office:change-info>
          </text:insertion>
        </text:changed-region>
        <text:changed-region xml:id="ct232972592" text:id="ct232972592">
          <text:insertion>
            <office:change-info>
              <dc:creator>Peter Camilleri</dc:creator>
              <dc:date>2015-04-25T17:39:00</dc:date>
            </office:change-info>
          </text:insertion>
        </text:changed-region>
        <text:changed-region xml:id="ct232972696" text:id="ct232972696">
          <text:deletion>
            <office:change-info>
              <dc:creator>Peter Camilleri</dc:creator>
              <dc:date>2015-04-25T23:22:00</dc:date>
            </office:change-info>
            <text:p text:style-name="Text_20_body"/>
            <text:p text:style-name="Text_20_body">0=</text:p>
          </text:deletion>
        </text:changed-region>
        <text:changed-region xml:id="ct232972800" text:id="ct232972800">
          <text:insertion>
            <office:change-info>
              <dc:creator>Peter Camilleri</dc:creator>
              <dc:date>2015-04-25T17:39:00</dc:date>
            </office:change-info>
          </text:insertion>
        </text:changed-region>
        <text:changed-region xml:id="ct232972904" text:id="ct232972904">
          <text:insertion>
            <office:change-info>
              <dc:creator>Peter Camilleri</dc:creator>
              <dc:date>2015-04-25T17:39:00</dc:date>
            </office:change-info>
          </text:insertion>
        </text:changed-region>
        <text:changed-region xml:id="ct232973008" text:id="ct232973008">
          <text:insertion>
            <office:change-info>
              <dc:creator>Peter Camilleri</dc:creator>
              <dc:date>2015-04-25T17:39:00</dc:date>
            </office:change-info>
          </text:insertion>
        </text:changed-region>
        <text:changed-region xml:id="ct232973112" text:id="ct232973112">
          <text:insertion>
            <office:change-info>
              <dc:creator>Peter Camilleri</dc:creator>
              <dc:date>2015-04-25T17:39:00</dc:date>
            </office:change-info>
          </text:insertion>
        </text:changed-region>
        <text:changed-region xml:id="ct232973216" text:id="ct232973216">
          <text:deletion>
            <office:change-info>
              <dc:creator>Peter Camilleri</dc:creator>
              <dc:date>2015-04-25T23:22:00</dc:date>
            </office:change-info>
            <text:p text:style-name="Text_20_body"/>
            <text:p text:style-name="Text_20_body">0&gt;</text:p>
          </text:deletion>
        </text:changed-region>
        <text:changed-region xml:id="ct232973320" text:id="ct232973320">
          <text:insertion>
            <office:change-info>
              <dc:creator>Peter Camilleri</dc:creator>
              <dc:date>2015-04-25T17:39:00</dc:date>
            </office:change-info>
          </text:insertion>
        </text:changed-region>
        <text:changed-region xml:id="ct232973424" text:id="ct232973424">
          <text:insertion>
            <office:change-info>
              <dc:creator>Peter Camilleri</dc:creator>
              <dc:date>2015-04-25T17:39:00</dc:date>
            </office:change-info>
          </text:insertion>
        </text:changed-region>
        <text:changed-region xml:id="ct232973528" text:id="ct232973528">
          <text:insertion>
            <office:change-info>
              <dc:creator>Peter Camilleri</dc:creator>
              <dc:date>2015-04-25T17:39:00</dc:date>
            </office:change-info>
          </text:insertion>
        </text:changed-region>
        <text:changed-region xml:id="ct232973632" text:id="ct232973632">
          <text:insertion>
            <office:change-info>
              <dc:creator>Peter Camilleri</dc:creator>
              <dc:date>2015-04-25T17:39:00</dc:date>
            </office:change-info>
          </text:insertion>
        </text:changed-region>
        <text:changed-region xml:id="ct232973736" text:id="ct232973736">
          <text:deletion>
            <office:change-info>
              <dc:creator>Peter Camilleri</dc:creator>
              <dc:date>2015-04-25T23:22:00</dc:date>
            </office:change-info>
            <text:p text:style-name="Text_20_body"/>
            <text:p text:style-name="Text_20_body">0&gt;=</text:p>
          </text:deletion>
        </text:changed-region>
        <text:changed-region xml:id="ct232973840" text:id="ct232973840">
          <text:insertion>
            <office:change-info>
              <dc:creator>Peter Camilleri</dc:creator>
              <dc:date>2015-04-25T17:39:00</dc:date>
            </office:change-info>
          </text:insertion>
        </text:changed-region>
        <text:changed-region xml:id="ct232973944" text:id="ct232973944">
          <text:insertion>
            <office:change-info>
              <dc:creator>Peter Camilleri</dc:creator>
              <dc:date>2015-04-25T17:39:00</dc:date>
            </office:change-info>
          </text:insertion>
        </text:changed-region>
        <text:changed-region xml:id="ct232974048" text:id="ct232974048">
          <text:insertion>
            <office:change-info>
              <dc:creator>Peter Camilleri</dc:creator>
              <dc:date>2015-04-25T17:39:00</dc:date>
            </office:change-info>
          </text:insertion>
        </text:changed-region>
        <text:changed-region xml:id="ct232974152" text:id="ct232974152">
          <text:insertion>
            <office:change-info>
              <dc:creator>Peter Camilleri</dc:creator>
              <dc:date>2015-04-25T17:39:00</dc:date>
            </office:change-info>
          </text:insertion>
        </text:changed-region>
        <text:changed-region xml:id="ct232974256" text:id="ct232974256">
          <text:deletion>
            <office:change-info>
              <dc:creator>Peter Camilleri</dc:creator>
              <dc:date>2015-04-25T23:22:00</dc:date>
            </office:change-info>
            <text:p text:style-name="Text_20_body"/>
            <text:p text:style-name="Text_20_body">1+</text:p>
          </text:deletion>
        </text:changed-region>
        <text:changed-region xml:id="ct232974360" text:id="ct232974360">
          <text:insertion>
            <office:change-info>
              <dc:creator>Peter Camilleri</dc:creator>
              <dc:date>2015-04-25T17:39:00</dc:date>
            </office:change-info>
          </text:insertion>
        </text:changed-region>
        <text:changed-region xml:id="ct232974464" text:id="ct232974464">
          <text:insertion>
            <office:change-info>
              <dc:creator>Peter Camilleri</dc:creator>
              <dc:date>2015-04-25T17:39:00</dc:date>
            </office:change-info>
          </text:insertion>
        </text:changed-region>
        <text:changed-region xml:id="ct232974568" text:id="ct232974568">
          <text:insertion>
            <office:change-info>
              <dc:creator>Peter Camilleri</dc:creator>
              <dc:date>2015-04-25T17:39:00</dc:date>
            </office:change-info>
          </text:insertion>
        </text:changed-region>
        <text:changed-region xml:id="ct232974672" text:id="ct232974672">
          <text:insertion>
            <office:change-info>
              <dc:creator>Peter Camilleri</dc:creator>
              <dc:date>2015-04-25T17:39:00</dc:date>
            </office:change-info>
          </text:insertion>
        </text:changed-region>
        <text:changed-region xml:id="ct232974776" text:id="ct232974776">
          <text:deletion>
            <office:change-info>
              <dc:creator>Peter Camilleri</dc:creator>
              <dc:date>2015-04-25T23:22:00</dc:date>
            </office:change-info>
            <text:p text:style-name="Text_20_body"/>
            <text:p text:style-name="Text_20_body">1-</text:p>
          </text:deletion>
        </text:changed-region>
        <text:changed-region xml:id="ct232974880" text:id="ct232974880">
          <text:insertion>
            <office:change-info>
              <dc:creator>Peter Camilleri</dc:creator>
              <dc:date>2015-04-25T17:39:00</dc:date>
            </office:change-info>
          </text:insertion>
        </text:changed-region>
        <text:changed-region xml:id="ct232974984" text:id="ct232974984">
          <text:insertion>
            <office:change-info>
              <dc:creator>Peter Camilleri</dc:creator>
              <dc:date>2015-04-25T17:39:00</dc:date>
            </office:change-info>
          </text:insertion>
        </text:changed-region>
        <text:changed-region xml:id="ct232975088" text:id="ct232975088">
          <text:insertion>
            <office:change-info>
              <dc:creator>Peter Camilleri</dc:creator>
              <dc:date>2015-04-25T17:39:00</dc:date>
            </office:change-info>
          </text:insertion>
        </text:changed-region>
        <text:changed-region xml:id="ct232975192" text:id="ct232975192">
          <text:insertion>
            <office:change-info>
              <dc:creator>Peter Camilleri</dc:creator>
              <dc:date>2015-04-25T17:39:00</dc:date>
            </office:change-info>
          </text:insertion>
        </text:changed-region>
        <text:changed-region xml:id="ct232975296" text:id="ct232975296">
          <text:deletion>
            <office:change-info>
              <dc:creator>Peter Camilleri</dc:creator>
              <dc:date>2015-04-25T23:23:00</dc:date>
            </office:change-info>
            <text:p text:style-name="Text_20_body"/>
            <text:p text:style-name="Text_20_body">2*</text:p>
          </text:deletion>
        </text:changed-region>
        <text:changed-region xml:id="ct232975400" text:id="ct232975400">
          <text:insertion>
            <office:change-info>
              <dc:creator>Peter Camilleri</dc:creator>
              <dc:date>2015-04-25T17:39:00</dc:date>
            </office:change-info>
          </text:insertion>
        </text:changed-region>
        <text:changed-region xml:id="ct232975504" text:id="ct232975504">
          <text:insertion>
            <office:change-info>
              <dc:creator>Peter Camilleri</dc:creator>
              <dc:date>2015-04-25T17:39:00</dc:date>
            </office:change-info>
          </text:insertion>
        </text:changed-region>
        <text:changed-region xml:id="ct232975608" text:id="ct232975608">
          <text:insertion>
            <office:change-info>
              <dc:creator>Peter Camilleri</dc:creator>
              <dc:date>2015-04-25T17:39:00</dc:date>
            </office:change-info>
          </text:insertion>
        </text:changed-region>
        <text:changed-region xml:id="ct232975712" text:id="ct232975712">
          <text:insertion>
            <office:change-info>
              <dc:creator>Peter Camilleri</dc:creator>
              <dc:date>2015-04-25T17:39:00</dc:date>
            </office:change-info>
          </text:insertion>
        </text:changed-region>
        <text:changed-region xml:id="ct232975816" text:id="ct232975816">
          <text:deletion>
            <office:change-info>
              <dc:creator>Peter Camilleri</dc:creator>
              <dc:date>2015-04-25T23:23:00</dc:date>
            </office:change-info>
            <text:p text:style-name="Text_20_body"/>
            <text:p text:style-name="Text_20_body">2+</text:p>
          </text:deletion>
        </text:changed-region>
        <text:changed-region xml:id="ct232975920" text:id="ct232975920">
          <text:insertion>
            <office:change-info>
              <dc:creator>Peter Camilleri</dc:creator>
              <dc:date>2015-04-25T17:39:00</dc:date>
            </office:change-info>
          </text:insertion>
        </text:changed-region>
        <text:changed-region xml:id="ct232976024" text:id="ct232976024">
          <text:insertion>
            <office:change-info>
              <dc:creator>Peter Camilleri</dc:creator>
              <dc:date>2015-04-25T17:39:00</dc:date>
            </office:change-info>
          </text:insertion>
        </text:changed-region>
        <text:changed-region xml:id="ct232976128" text:id="ct232976128">
          <text:insertion>
            <office:change-info>
              <dc:creator>Peter Camilleri</dc:creator>
              <dc:date>2015-04-25T17:39:00</dc:date>
            </office:change-info>
          </text:insertion>
        </text:changed-region>
        <text:changed-region xml:id="ct232976232" text:id="ct232976232">
          <text:insertion>
            <office:change-info>
              <dc:creator>Peter Camilleri</dc:creator>
              <dc:date>2015-04-25T17:39:00</dc:date>
            </office:change-info>
          </text:insertion>
        </text:changed-region>
        <text:changed-region xml:id="ct232976336" text:id="ct232976336">
          <text:deletion>
            <office:change-info>
              <dc:creator>Peter Camilleri</dc:creator>
              <dc:date>2015-04-25T23:23:00</dc:date>
            </office:change-info>
            <text:p text:style-name="Text_20_body"/>
            <text:p text:style-name="Text_20_body">2-</text:p>
          </text:deletion>
        </text:changed-region>
        <text:changed-region xml:id="ct232976440" text:id="ct232976440">
          <text:insertion>
            <office:change-info>
              <dc:creator>Peter Camilleri</dc:creator>
              <dc:date>2015-04-25T17:39:00</dc:date>
            </office:change-info>
          </text:insertion>
        </text:changed-region>
        <text:changed-region xml:id="ct232976544" text:id="ct232976544">
          <text:insertion>
            <office:change-info>
              <dc:creator>Peter Camilleri</dc:creator>
              <dc:date>2015-04-25T17:39:00</dc:date>
            </office:change-info>
          </text:insertion>
        </text:changed-region>
        <text:changed-region xml:id="ct232976648" text:id="ct232976648">
          <text:insertion>
            <office:change-info>
              <dc:creator>Peter Camilleri</dc:creator>
              <dc:date>2015-04-25T17:39:00</dc:date>
            </office:change-info>
          </text:insertion>
        </text:changed-region>
        <text:changed-region xml:id="ct232976752" text:id="ct232976752">
          <text:insertion>
            <office:change-info>
              <dc:creator>Peter Camilleri</dc:creator>
              <dc:date>2015-04-25T17:39:00</dc:date>
            </office:change-info>
          </text:insertion>
        </text:changed-region>
        <text:changed-region xml:id="ct232976856" text:id="ct232976856">
          <text:deletion>
            <office:change-info>
              <dc:creator>Peter Camilleri</dc:creator>
              <dc:date>2015-04-25T23:24:00</dc:date>
            </office:change-info>
            <text:p text:style-name="Text_20_body"/>
            <text:p text:style-name="Text_20_body">2/</text:p>
          </text:deletion>
        </text:changed-region>
        <text:changed-region xml:id="ct232976960" text:id="ct232976960">
          <text:insertion>
            <office:change-info>
              <dc:creator>Peter Camilleri</dc:creator>
              <dc:date>2015-04-25T17:39:00</dc:date>
            </office:change-info>
          </text:insertion>
        </text:changed-region>
        <text:changed-region xml:id="ct232977064" text:id="ct232977064">
          <text:insertion>
            <office:change-info>
              <dc:creator>Peter Camilleri</dc:creator>
              <dc:date>2015-04-25T17:39:00</dc:date>
            </office:change-info>
          </text:insertion>
        </text:changed-region>
        <text:changed-region xml:id="ct232977168" text:id="ct232977168">
          <text:insertion>
            <office:change-info>
              <dc:creator>Peter Camilleri</dc:creator>
              <dc:date>2015-04-25T17:39:00</dc:date>
            </office:change-info>
          </text:insertion>
        </text:changed-region>
        <text:changed-region xml:id="ct232977272" text:id="ct232977272">
          <text:insertion>
            <office:change-info>
              <dc:creator>Peter Camilleri</dc:creator>
              <dc:date>2015-04-25T17:39:00</dc:date>
            </office:change-info>
          </text:insertion>
        </text:changed-region>
        <text:changed-region xml:id="ct232977376" text:id="ct232977376">
          <text:deletion>
            <office:change-info>
              <dc:creator>Peter Camilleri</dc:creator>
              <dc:date>2015-04-25T23:24:00</dc:date>
            </office:change-info>
            <text:p text:style-name="Text_20_body"/>
            <text:p text:style-name="Text_20_body">&lt;</text:p>
          </text:deletion>
        </text:changed-region>
        <text:changed-region xml:id="ct232977480" text:id="ct232977480">
          <text:insertion>
            <office:change-info>
              <dc:creator>Peter Camilleri</dc:creator>
              <dc:date>2015-04-25T17:39:00</dc:date>
            </office:change-info>
          </text:insertion>
        </text:changed-region>
        <text:changed-region xml:id="ct232977584" text:id="ct232977584">
          <text:insertion>
            <office:change-info>
              <dc:creator>Peter Camilleri</dc:creator>
              <dc:date>2015-04-25T17:39:00</dc:date>
            </office:change-info>
          </text:insertion>
        </text:changed-region>
        <text:changed-region xml:id="ct232977688" text:id="ct232977688">
          <text:insertion>
            <office:change-info>
              <dc:creator>Peter Camilleri</dc:creator>
              <dc:date>2015-04-25T17:39:00</dc:date>
            </office:change-info>
          </text:insertion>
        </text:changed-region>
        <text:changed-region xml:id="ct232977792" text:id="ct232977792">
          <text:insertion>
            <office:change-info>
              <dc:creator>Peter Camilleri</dc:creator>
              <dc:date>2015-04-25T17:39:00</dc:date>
            </office:change-info>
          </text:insertion>
        </text:changed-region>
        <text:changed-region xml:id="ct232977896" text:id="ct232977896">
          <text:insertion>
            <office:change-info>
              <dc:creator>Peter Camilleri</dc:creator>
              <dc:date>2015-04-25T17:39:00</dc:date>
            </office:change-info>
          </text:insertion>
        </text:changed-region>
        <text:changed-region xml:id="ct232978000" text:id="ct232978000">
          <text:deletion>
            <office:change-info>
              <dc:creator>Peter Camilleri</dc:creator>
              <dc:date>2015-04-25T23:24:00</dc:date>
            </office:change-info>
            <text:p text:style-name="Text_20_body"/>
            <text:p text:style-name="Text_20_body">&lt;=</text:p>
          </text:deletion>
        </text:changed-region>
        <text:changed-region xml:id="ct232978104" text:id="ct232978104">
          <text:insertion>
            <office:change-info>
              <dc:creator>Peter Camilleri</dc:creator>
              <dc:date>2015-04-25T17:39:00</dc:date>
            </office:change-info>
          </text:insertion>
        </text:changed-region>
        <text:changed-region xml:id="ct232978208" text:id="ct232978208">
          <text:insertion>
            <office:change-info>
              <dc:creator>Peter Camilleri</dc:creator>
              <dc:date>2015-04-25T17:39:00</dc:date>
            </office:change-info>
          </text:insertion>
        </text:changed-region>
        <text:changed-region xml:id="ct232978312" text:id="ct232978312">
          <text:insertion>
            <office:change-info>
              <dc:creator>Peter Camilleri</dc:creator>
              <dc:date>2015-04-25T17:39:00</dc:date>
            </office:change-info>
          </text:insertion>
        </text:changed-region>
        <text:changed-region xml:id="ct232978416" text:id="ct232978416">
          <text:insertion>
            <office:change-info>
              <dc:creator>Peter Camilleri</dc:creator>
              <dc:date>2015-04-25T17:39:00</dc:date>
            </office:change-info>
          </text:insertion>
        </text:changed-region>
        <text:changed-region xml:id="ct232978520" text:id="ct232978520">
          <text:insertion>
            <office:change-info>
              <dc:creator>Peter Camilleri</dc:creator>
              <dc:date>2015-04-25T17:39:00</dc:date>
            </office:change-info>
          </text:insertion>
        </text:changed-region>
        <text:changed-region xml:id="ct232978624" text:id="ct232978624">
          <text:deletion>
            <office:change-info>
              <dc:creator>Peter Camilleri</dc:creator>
              <dc:date>2015-04-25T23:24:00</dc:date>
            </office:change-info>
            <text:p text:style-name="Text_20_body"/>
            <text:p text:style-name="Text_20_body">&lt;=&gt;</text:p>
          </text:deletion>
        </text:changed-region>
        <text:changed-region xml:id="ct232978728" text:id="ct232978728">
          <text:insertion>
            <office:change-info>
              <dc:creator>Peter Camilleri</dc:creator>
              <dc:date>2015-04-25T17:39:00</dc:date>
            </office:change-info>
          </text:insertion>
        </text:changed-region>
        <text:changed-region xml:id="ct232978832" text:id="ct232978832">
          <text:insertion>
            <office:change-info>
              <dc:creator>Peter Camilleri</dc:creator>
              <dc:date>2015-04-25T17:39:00</dc:date>
            </office:change-info>
          </text:insertion>
        </text:changed-region>
        <text:changed-region xml:id="ct232978936" text:id="ct232978936">
          <text:insertion>
            <office:change-info>
              <dc:creator>Peter Camilleri</dc:creator>
              <dc:date>2015-04-25T17:39:00</dc:date>
            </office:change-info>
          </text:insertion>
        </text:changed-region>
        <text:changed-region xml:id="ct232979040" text:id="ct232979040">
          <text:insertion>
            <office:change-info>
              <dc:creator>Peter Camilleri</dc:creator>
              <dc:date>2015-04-25T17:39:00</dc:date>
            </office:change-info>
          </text:insertion>
        </text:changed-region>
        <text:changed-region xml:id="ct232979144" text:id="ct232979144">
          <text:insertion>
            <office:change-info>
              <dc:creator>Peter Camilleri</dc:creator>
              <dc:date>2015-04-25T17:39:00</dc:date>
            </office:change-info>
          </text:insertion>
        </text:changed-region>
        <text:changed-region xml:id="ct232979352" text:id="ct232979352">
          <text:deletion>
            <office:change-info>
              <dc:creator>Peter Camilleri</dc:creator>
              <dc:date>2015-04-25T23:24:00</dc:date>
            </office:change-info>
            <text:p text:style-name="Text_20_body">&gt;</text:p>
          </text:deletion>
        </text:changed-region>
        <text:changed-region xml:id="ct232979248" text:id="ct232979248">
          <text:deletion>
            <office:change-info>
              <dc:creator>Peter Camilleri</dc:creator>
              <dc:date>2015-04-25T23:25:00</dc:date>
            </office:change-info>
            <text:p text:style-name="Text_20_body"/>
            <text:p text:style-name="Text_20_body"/>
          </text:deletion>
        </text:changed-region>
        <text:changed-region xml:id="ct232979456" text:id="ct232979456">
          <text:insertion>
            <office:change-info>
              <dc:creator>Peter Camilleri</dc:creator>
              <dc:date>2015-04-25T17:39:00</dc:date>
            </office:change-info>
          </text:insertion>
        </text:changed-region>
        <text:changed-region xml:id="ct232979560" text:id="ct232979560">
          <text:insertion>
            <office:change-info>
              <dc:creator>Peter Camilleri</dc:creator>
              <dc:date>2015-04-25T17:39:00</dc:date>
            </office:change-info>
          </text:insertion>
        </text:changed-region>
        <text:changed-region xml:id="ct232979664" text:id="ct232979664">
          <text:insertion>
            <office:change-info>
              <dc:creator>Peter Camilleri</dc:creator>
              <dc:date>2015-04-25T17:39:00</dc:date>
            </office:change-info>
          </text:insertion>
        </text:changed-region>
        <text:changed-region xml:id="ct232979768" text:id="ct232979768">
          <text:insertion>
            <office:change-info>
              <dc:creator>Peter Camilleri</dc:creator>
              <dc:date>2015-04-25T17:39:00</dc:date>
            </office:change-info>
          </text:insertion>
        </text:changed-region>
        <text:changed-region xml:id="ct232983960" text:id="ct232983960">
          <text:insertion>
            <office:change-info>
              <dc:creator>Peter Camilleri</dc:creator>
              <dc:date>2015-04-25T17:39:00</dc:date>
            </office:change-info>
          </text:insertion>
        </text:changed-region>
        <text:changed-region xml:id="ct232984064" text:id="ct232984064">
          <text:deletion>
            <office:change-info>
              <dc:creator>Peter Camilleri</dc:creator>
              <dc:date>2015-04-25T23:25:00</dc:date>
            </office:change-info>
            <text:p text:style-name="Text_20_body"/>
            <text:p text:style-name="Text_20_body">&gt;=</text:p>
          </text:deletion>
        </text:changed-region>
        <text:changed-region xml:id="ct232984168" text:id="ct232984168">
          <text:insertion>
            <office:change-info>
              <dc:creator>Peter Camilleri</dc:creator>
              <dc:date>2015-04-25T17:39:00</dc:date>
            </office:change-info>
          </text:insertion>
        </text:changed-region>
        <text:changed-region xml:id="ct232984272" text:id="ct232984272">
          <text:insertion>
            <office:change-info>
              <dc:creator>Peter Camilleri</dc:creator>
              <dc:date>2015-04-25T17:39:00</dc:date>
            </office:change-info>
          </text:insertion>
        </text:changed-region>
        <text:changed-region xml:id="ct232984376" text:id="ct232984376">
          <text:insertion>
            <office:change-info>
              <dc:creator>Peter Camilleri</dc:creator>
              <dc:date>2015-04-25T17:39:00</dc:date>
            </office:change-info>
          </text:insertion>
        </text:changed-region>
        <text:changed-region xml:id="ct232984480" text:id="ct232984480">
          <text:insertion>
            <office:change-info>
              <dc:creator>Peter Camilleri</dc:creator>
              <dc:date>2015-04-25T17:39:00</dc:date>
            </office:change-info>
          </text:insertion>
        </text:changed-region>
        <text:changed-region xml:id="ct232984584" text:id="ct232984584">
          <text:insertion>
            <office:change-info>
              <dc:creator>Peter Camilleri</dc:creator>
              <dc:date>2015-04-25T17:39:00</dc:date>
            </office:change-info>
          </text:insertion>
        </text:changed-region>
        <text:changed-region xml:id="ct232984688" text:id="ct232984688">
          <text:deletion>
            <office:change-info>
              <dc:creator>Peter Camilleri</dc:creator>
              <dc:date>2015-04-25T23:25:00</dc:date>
            </office:change-info>
            <text:p text:style-name="Text_20_body"/>
            <text:p text:style-name="Text_20_body">mod</text:p>
          </text:deletion>
        </text:changed-region>
        <text:changed-region xml:id="ct232984792" text:id="ct232984792">
          <text:insertion>
            <office:change-info>
              <dc:creator>Peter Camilleri</dc:creator>
              <dc:date>2015-04-25T17:39:00</dc:date>
            </office:change-info>
          </text:insertion>
        </text:changed-region>
        <text:changed-region xml:id="ct232984896" text:id="ct232984896">
          <text:insertion>
            <office:change-info>
              <dc:creator>Peter Camilleri</dc:creator>
              <dc:date>2015-04-25T17:39:00</dc:date>
            </office:change-info>
          </text:insertion>
        </text:changed-region>
        <text:changed-region xml:id="ct232985000" text:id="ct232985000">
          <text:insertion>
            <office:change-info>
              <dc:creator>Peter Camilleri</dc:creator>
              <dc:date>2015-04-25T17:39:00</dc:date>
            </office:change-info>
          </text:insertion>
        </text:changed-region>
        <text:changed-region xml:id="ct232985104" text:id="ct232985104">
          <text:insertion>
            <office:change-info>
              <dc:creator>Peter Camilleri</dc:creator>
              <dc:date>2015-04-25T17:39:00</dc:date>
            </office:change-info>
          </text:insertion>
        </text:changed-region>
        <text:changed-region xml:id="ct232985208" text:id="ct232985208">
          <text:deletion>
            <office:change-info>
              <dc:creator>Peter Camilleri</dc:creator>
              <dc:date>2015-04-25T23:25:00</dc:date>
            </office:change-info>
            <text:p text:style-name="Text_20_body"/>
            <text:p text:style-name="Text_20_body">neg</text:p>
          </text:deletion>
        </text:changed-region>
        <text:changed-region xml:id="ct232985312" text:id="ct232985312">
          <text:insertion>
            <office:change-info>
              <dc:creator>Peter Camilleri</dc:creator>
              <dc:date>2015-04-25T17:39:00</dc:date>
            </office:change-info>
          </text:insertion>
        </text:changed-region>
        <text:changed-region xml:id="ct232985416" text:id="ct232985416">
          <text:insertion>
            <office:change-info>
              <dc:creator>Peter Camilleri</dc:creator>
              <dc:date>2015-04-25T17:39:00</dc:date>
            </office:change-info>
          </text:insertion>
        </text:changed-region>
        <text:changed-region xml:id="ct232985520" text:id="ct232985520">
          <text:insertion>
            <office:change-info>
              <dc:creator>Peter Camilleri</dc:creator>
              <dc:date>2015-04-25T17:39:00</dc:date>
            </office:change-info>
          </text:insertion>
        </text:changed-region>
        <text:changed-region xml:id="ct232985624" text:id="ct232985624">
          <text:insertion>
            <office:change-info>
              <dc:creator>Peter Camilleri</dc:creator>
              <dc:date>2015-04-25T17:39:00</dc:date>
            </office:change-info>
          </text:insertion>
        </text:changed-region>
        <text:changed-region xml:id="ct232985728" text:id="ct23298572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Text_20_body"/>
      <text:p text:style-name="Text_20_body"/>
      <text:p text:style-name="Text_20_body"/>
      <text:p text:style-name="P51">The fOOrth User's Guide </text:p>
      <text:p text:style-name="P51">and</text:p>
      <text:p text:style-name="P51">Reference</text:p>
      <text:p text:style-name="Subtitle">An RPN, object oriented language that is not FORTH.</text:p>
      <text:p text:style-name="Subtitle">by Peter Camilleri </text:p>
      <text:p text:style-name="Text_20_body"/>
      <text:p text:style-name="P5">Last Update: May 4, 2015</text:p>
      <text:p text:style-name="P5">Covering fOOrth version 0.0.3</text:p>
      <text:p text:style-name="P5">Status: Unpublished.</text:p>
      <text:p text:style-name="Text_20_body"/>
      <text:p text:style-name="Text_20_body"/>
      <text:p text:style-name="Text_20_body"/>
      <text:p text:style-name="P61"/>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0">Table of Contents</text:p>
          </text:index-title>
          <text:p text:style-name="P71">The MIT License (MIT).<text:tab/>5</text:p>
          <text:p text:style-name="P71">Introduction<text:tab/>6</text:p>
          <text:p text:style-name="P72">About the name fOOrth<text:tab/>6</text:p>
          <text:p text:style-name="P72">How fOOrth came to be<text:tab/>6</text:p>
          <text:p text:style-name="P72">Goals and Principles<text:tab/>7</text:p>
          <text:p text:style-name="P72">Report Card<text:tab/>8</text:p>
          <text:p text:style-name="P72">Special Note of Thanks<text:tab/>8</text:p>
          <text:p text:style-name="P71">Installation<text:tab/>10</text:p>
          <text:p text:style-name="P72">Ruby<text:tab/>10</text:p>
          <text:p text:style-name="P72">fOOrth<text:tab/>10</text:p>
          <text:p text:style-name="P72">Running fOOrth<text:tab/>11</text:p>
          <text:p text:style-name="P72">Testing<text:tab/>11</text:p>
          <text:p text:style-name="P72">Source Archive<text:tab/>12</text:p>
          <text:p text:style-name="P71">First Steps<text:tab/>13</text:p>
          <text:p text:style-name="P71">The Syntax and Style of fOOrth<text:tab/>15</text:p>
          <text:p text:style-name="P72">Syntax<text:tab/>15</text:p>
          <text:p text:style-name="P72">Spaces<text:tab/>15</text:p>
          <text:p text:style-name="P72">Comments<text:tab/>15</text:p>
          <text:p text:style-name="P72">String Literals<text:tab/>15</text:p>
          <text:p text:style-name="P72">Numeric Literals<text:tab/>16</text:p>
          <text:p text:style-name="P71">A fOOrth Calculator<text:tab/>17</text:p>
          <text:p text:style-name="P72">The Basics<text:tab/>17</text:p>
          <text:p text:style-name="P72">Stack Manipulation<text:tab/>18</text:p>
          <text:p text:style-name="P72">Programming<text:tab/>20</text:p>
          <text:p text:style-name="P72">Control Structures<text:tab/>21</text:p>
          <text:p text:style-name="P72">Data Memory<text:tab/>25</text:p>
          <text:p text:style-name="P71">Data Storage in fOOrth<text:tab/>26</text:p>
          <text:p text:style-name="P72">Typing<text:tab/>26</text:p>
          <text:p text:style-name="P72">Declarations<text:tab/>26</text:p>
          <text:p text:style-name="P72">Scoping<text:tab/>26</text:p>
          <text:p text:style-name="P72">Referencing<text:tab/>27</text:p>
          <text:p text:style-name="P72">Mutation<text:tab/>28</text:p>
          <text:p text:style-name="P71">Cloning Data<text:tab/>30</text:p>
          <text:p text:style-name="P72">Deep vs Shallow Copy<text:tab/>30</text:p>
          <text:p text:style-name="P72">Permissive Copying<text:tab/>32</text:p>
          <text:p text:style-name="P71">Handling Exceptions<text:tab/>34</text:p>
          <text:p text:style-name="P72">The Nature of Exceptions in fOOrth<text:tab/>34</text:p>
          <text:p text:style-name="P72">Handling Errors<text:tab/>34</text:p>
          <text:p text:style-name="P72">Generating Errors<text:tab/>39</text:p>
          <text:p text:style-name="P72">fOOrth Native Exception Codes:<text:tab/>40</text:p>
          <text:p text:style-name="P72">Application Error Codes:<text:tab/>41</text:p>
          <text:p text:style-name="P72">Ruby Mapped Exception Codes:<text:tab/>41</text:p>
          <text:p text:style-name="P71">The Class Tree<text:tab/>46</text:p>
          <text:p text:style-name="P72">A Brief Overview of Key OO Concepts<text:tab/>46</text:p>
          <text:p text:style-name="P72">Classes<text:tab/>46</text:p>
          <text:p text:style-name="P72">Inheritance<text:tab/>47</text:p>
          <text:p text:style-name="P72">Methods<text:tab/>47</text:p>
          <text:p text:style-name="P72">Late Binding and Polymorphism<text:tab/>47</text:p>
          <text:p text:style-name="P72">Prototypes<text:tab/>47</text:p>
          <text:p text:style-name="P71">Method Mapping<text:tab/>48</text:p>
          <text:p text:style-name="P72">Exploring the mapping system<text:tab/>48</text:p>
          <text:p text:style-name="P71">Context<text:tab/>50</text:p>
          <text:p text:style-name="P72">Exploring Context<text:tab/>50</text:p>
          <text:p text:style-name="P72">Tracking the Virtual Machine<text:tab/>52</text:p>
          <text:p text:style-name="P71">Routing<text:tab/>53</text:p>
          <text:p text:style-name="P72">Virtual Machine Methods<text:tab/>53</text:p>
          <text:p text:style-name="P72">Shared Methods<text:tab/>53</text:p>
          <text:p text:style-name="P72">Exclusive Methods<text:tab/>54</text:p>
          <text:p text:style-name="P72">Shared Stub Methods<text:tab/>54</text:p>
          <text:p text:style-name="P72">Exclusive Stub Methods<text:tab/>55</text:p>
          <text:p text:style-name="P72">Local Methods<text:tab/>55</text:p>
          <text:p text:style-name="P72">Routing Internals<text:tab/>55</text:p>
          <text:p text:style-name="P71">Self<text:tab/>58</text:p>
          <text:p text:style-name="P72">Applying Self<text:tab/>58</text:p>
          <text:p text:style-name="P72">Changing Self<text:tab/>59</text:p>
          <text:p text:style-name="P71">Boolean Data<text:tab/>60</text:p>
          <text:p text:style-name="P72">What values represent true and false<text:tab/>60</text:p>
          <text:p text:style-name="P72">Processing Boolean Data<text:tab/>60</text:p>
          <text:p text:style-name="P72">Boolean Constants<text:tab/>60</text:p>
          <text:p text:style-name="P71">Numeric Data<text:tab/>61</text:p>
          <text:p text:style-name="P71">Array<text:tab/>62</text:p>
          <text:p text:style-name="P72">Array Literals<text:tab/>62</text:p>
          <text:p text:style-name="P72">Class Methods<text:tab/>63</text:p>
          <text:p text:style-name="P72">Instance Methods<text:tab/>64</text:p>
          <text:p text:style-name="P71">Class<text:tab/>73</text:p>
          <text:p text:style-name="P72">Instance Methods<text:tab/>73</text:p>
          <text:p text:style-name="P72">Commands<text:tab/>76</text:p>
          <text:p text:style-name="P71">Complex<text:tab/>78</text:p>
          <text:p text:style-name="P72">Complex Literals<text:tab/>78</text:p>
          <text:p text:style-name="P72">Instance Methods<text:tab/>79</text:p>
          <text:p text:style-name="P72">Instance Stubs<text:tab/>80</text:p>
          <text:p text:style-name="P71">FalseClass<text:tab/>81</text:p>
          <text:p text:style-name="P72">FalseClass Literals<text:tab/>81</text:p>
          <text:p text:style-name="P72">Instance Methods<text:tab/>81</text:p>
          <text:p text:style-name="P71"><text:soft-page-break/>Float<text:tab/>83</text:p>
          <text:p text:style-name="P72">Float Literals<text:tab/>83</text:p>
          <text:p text:style-name="P71">Hash<text:tab/>84</text:p>
          <text:p text:style-name="P72">Hash Literals<text:tab/>84</text:p>
          <text:p text:style-name="P72">Instance Methods<text:tab/>84</text:p>
          <text:p text:style-name="P71">InStream<text:tab/>87</text:p>
          <text:p text:style-name="P72">Class Methods<text:tab/>87</text:p>
          <text:p text:style-name="P72">Instance Methods<text:tab/>88</text:p>
          <text:p text:style-name="P72">Class Stubs<text:tab/>89</text:p>
          <text:p text:style-name="P71">Integer<text:tab/>90</text:p>
          <text:p text:style-name="P72">Integer Literals<text:tab/>90</text:p>
          <text:p text:style-name="P72">Instance Methods<text:tab/>90</text:p>
          <text:p text:style-name="P71">NilClass<text:tab/>95</text:p>
          <text:p text:style-name="P72">NilClass Literals<text:tab/>95</text:p>
          <text:p text:style-name="P72">Instance Methods<text:tab/>95</text:p>
          <text:p text:style-name="P71">Numeric<text:tab/>97</text:p>
          <text:p text:style-name="P72">Special Numeric Values<text:tab/>97</text:p>
          <text:p text:style-name="P72">Instance Methods<text:tab/>99</text:p>
          <text:p text:style-name="P71">Object<text:tab/>121</text:p>
          <text:p text:style-name="P72">Instance Methods<text:tab/>121</text:p>
          <text:p text:style-name="P72">Commands<text:tab/>133</text:p>
          <text:p text:style-name="P71">OutStream<text:tab/>135</text:p>
          <text:p text:style-name="P72">Class Methods<text:tab/>135</text:p>
          <text:p text:style-name="P72">Instance Methods<text:tab/>136</text:p>
          <text:p text:style-name="P72">Class Stubs<text:tab/>139</text:p>
          <text:p text:style-name="P71">Procedure<text:tab/>140</text:p>
          <text:p text:style-name="P72">Procedure Literals<text:tab/>140</text:p>
          <text:p text:style-name="P72">Instance Methods<text:tab/>140</text:p>
          <text:p text:style-name="P71">Queue<text:tab/>142</text:p>
          <text:p text:style-name="P72">Instance Methods<text:tab/>142</text:p>
          <text:p text:style-name="P71">Rational<text:tab/>144</text:p>
          <text:p text:style-name="P72">Rational Literals<text:tab/>144</text:p>
          <text:p text:style-name="P72">Instance Methods<text:tab/>144</text:p>
          <text:p text:style-name="P71">Stack<text:tab/>145</text:p>
          <text:p text:style-name="P72">Instance Methods<text:tab/>145</text:p>
          <text:p text:style-name="P71">String<text:tab/>147</text:p>
          <text:p text:style-name="P72">String Literals<text:tab/>147</text:p>
          <text:p text:style-name="P72">Format Strings<text:tab/>148</text:p>
          <text:p text:style-name="P72">Instance Methods<text:tab/>151</text:p>
          <text:p text:style-name="P71">Thread<text:tab/>164</text:p>
          <text:p text:style-name="P72">Class Methods<text:tab/>164</text:p>
          <text:p text:style-name="P72">Instance Methods<text:tab/>165</text:p>
          <text:p text:style-name="P71">TrueClass<text:tab/>166</text:p>
          <text:p text:style-name="P72">TrueClass Literals<text:tab/>166</text:p>
          <text:p text:style-name="P71">VirtualMachine<text:tab/>167</text:p>
          <text:p text:style-name="P72">Instance Methods<text:tab/>167</text:p>
          <text:p text:style-name="P72">Commands<text:tab/>184</text:p>
          <text:p text:style-name="P71">Appendix A – Symbol Glossary<text:tab/>189</text:p>
          <text:p text:style-name="P71">Appendix B – Regular Expressions<text:tab/>191</text:p>
          <text:p text:style-name="P71">Edit History:<text:tab/>195</text:p>
        </text:index-body>
      </text:table-of-content>
      <text:p text:style-name="Text_20_body"/>
      <text:h text:style-name="P69"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8" text:outline-level="1">Introduction</text:h>
      <text:h text:style-name="Heading_20_2" text:outline-level="2">About the name fOOrth</text:h>
      <text:p text:style-name="Standard"/>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419594428570195434" text:style-name="L1">
        <text:list-item>
          <text:p text:style-name="P78">A Simple, Easy-to-Understand syntax that is none the less, Expressive and Compact:</text:p>
        </text:list-item>
      </text:list>
      <text:list xml:id="list1088572286788585521" text:style-name="L2">
        <text:list-item>
          <text:list>
            <text:list-item>
              <text:p text:style-name="P79">Source code in fOOrth is free-form with no line oriented limitations or rules.</text:p>
            </text:list-item>
            <text:list-item>
              <text:p text:style-name="P79">Support is given to the easy representation of common literal data such as strings, integers, floating point numbers, rational numbers, and complex numbers.</text:p>
            </text:list-item>
          </text:list>
        </text:list-item>
      </text:list>
      <text:list xml:id="list39365354" text:continue-list="list8419594428570195434" text:style-name="L1">
        <text:list-item>
          <text:p text:style-name="P78">Safe Data and Data Structures:</text:p>
        </text:list-item>
      </text:list>
      <text:list xml:id="list7328710873420774532" text:style-name="L3">
        <text:list-item>
          <text:list>
            <text:list-item>
              <text:p text:style-name="P81">Simple, reliable arithmetic. In fOOrth, integer operations never overflow. Rational values can be represented exactly, complex numbers are supported, and conversions between numeric types are simple.</text:p>
            </text:list-item>
            <text:list-item>
              <text:p text:style-name="P81"><text:soft-page-break/>Strings grow as needed without the need to allocate space or worry about overflow.</text:p>
            </text:list-item>
            <text:list-item>
              <text:p text:style-name="P81">Data containers such as arrays and hashes grow as needed. Out of range subscripts cannot access undefined memory regions. </text:p>
            </text:list-item>
          </text:list>
        </text:list-item>
      </text:list>
      <text:list xml:id="list39373164" text:continue-list="list39365354" text:style-name="L1">
        <text:list-item>
          <text:p text:style-name="P78">Message Passing:</text:p>
        </text:list-item>
      </text:list>
      <text:list xml:id="list3785045295516386958" text:style-name="L4">
        <text:list-item>
          <text:list>
            <text:list-item>
              <text:p text:style-name="P99">In fOOrth all actions take the form of messages sent to a receiver.</text:p>
            </text:list-item>
            <text:list-item>
              <text:p text:style-name="P99">The routing of messages is specified by the exact type of the message.</text:p>
            </text:list-item>
            <text:list-item>
              <text:p text:style-name="P99">Message receivers include data items on the stack as well as the virtual machine object associated with the current thread of execution.</text:p>
            </text:list-item>
            <text:list-item>
              <text:p text:style-name="P99">Messages for which no routing specification can be found, generate an error at compile time.</text:p>
            </text:list-item>
          </text:list>
        </text:list-item>
      </text:list>
      <text:list xml:id="list39374472" text:continue-list="list39373164" text:style-name="L1">
        <text:list-item>
          <text:p text:style-name="P78">Object Oriented Design:</text:p>
        </text:list-item>
      </text:list>
      <text:list xml:id="list5464695162909526838" text:style-name="L5">
        <text:list-item>
          <text:list>
            <text:list-item>
              <text:p text:style-name="P82">Support class based inheritance, with a non-cyclic (single inheritance) tree derived from a common base Object class.</text:p>
            </text:list-item>
            <text:list-item>
              <text:p text:style-name="P100">Support late binding and polymorphism through message interface compatibility or “duck” typing.</text:p>
            </text:list-item>
          </text:list>
        </text:list-item>
      </text:list>
      <text:list xml:id="list39383295" text:continue-list="list39374472" text:style-name="L1">
        <text:list-item>
          <text:p text:style-name="P78">Meta programming: </text:p>
        </text:list-item>
      </text:list>
      <text:list xml:id="list5091676009555473576" text:style-name="L6">
        <text:list-item>
          <text:list>
            <text:list-item>
              <text:p text:style-name="P101">Support extensible language constructs by making the compiler an accessible part of the system.</text:p>
            </text:list-item>
          </text:list>
        </text:list-item>
      </text:list>
      <text:list xml:id="list39368998" text:continue-list="list39383295" text:style-name="L1">
        <text:list-item>
          <text:p text:style-name="P78">Reliability:</text:p>
        </text:list-item>
      </text:list>
      <text:list xml:id="list286390971733446055" text:style-name="L7">
        <text:list-item>
          <text:list>
            <text:list-item>
              <text:p text:style-name="P102">Errors should be detected as soon as possible. </text:p>
            </text:list-item>
            <text:list-item>
              <text:p text:style-name="P102">Language constructs should not be designed in a way that causes simple coding errors to spin off into infinite loops. </text:p>
            </text:list-item>
          </text:list>
        </text:list-item>
      </text:list>
      <text:list xml:id="list39371584" text:continue-list="list39368998" text:style-name="L1">
        <text:list-item>
          <text:p text:style-name="P83">Building on the host language:</text:p>
        </text:list-item>
      </text:list>
      <text:list xml:id="list5637261991854016184" text:style-name="L8">
        <text:list-item>
          <text:list>
            <text:list-item>
              <text:p text:style-name="P8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52068900"/>Thanks<text:alphabetical-index-mark-end text:id="IMark152068900"/></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999293377923183760" text:style-name="L9">
        <text:list-item>
          <text:p text:style-name="P103">ruby 1.9.3p484 (2013-11-22) [i386-mingw32]</text:p>
        </text:list-item>
        <text:list-item>
          <text:p text:style-name="P103">ruby 2.1.5p273 (2014-11-13 revision 48405) [i386-mingw32]</text:p>
        </text:list-item>
        <text:list-item>
          <text:p text:style-name="P103">Rubinius – to be tested!</text:p>
        </text:list-item>
        <text:list-item>
          <text:p text:style-name="P103">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52068900"/>Rake<text:alphabetical-index-mark-end text:id="IMark152068900"/>:</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2068900"/>Demo.rb<text:alphabetical-index-mark-end text:id="IMark15206890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2068900"/>Testing<text:alphabetical-index-mark-end text:id="IMark15206890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2068900"/>Known Issues<text:alphabetical-index-mark-end text:id="IMark15206890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52068900"/>Archive<text:alphabetical-index-mark-end text:id="IMark15206890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0854096"/>F10:<text:change-end text:change-id="ct230854096"/><text:change-start text:change-id="ct230854200"/> <text:change-end text:change-id="ct2308542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85920132"/>drop<text:alphabetical-index-mark-end text:id="IMark185920132"/>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85920132"/>dup<text:alphabetical-index-mark-end text:id="IMark185920132"/>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7">&gt;</text:p>
          </table:table-cell>
        </table:table-row>
        <table:table-row table:style-name="Table54.1">
          <table:table-cell table:style-name="Table54.A2" office:value-type="string">
            <text:p text:style-name="P2"><text:alphabetical-index-mark-start text:id="IMark185920132"/>nip<text:alphabetical-index-mark-end text:id="IMark185920132"/>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85920132"/>over<text:alphabetical-index-mark-end text:id="IMark185920132"/>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85920132"/>pick<text:alphabetical-index-mark-end text:id="IMark185920132"/>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85920132"/>swap<text:alphabetical-index-mark-end text:id="IMark185920132"/>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7">&gt;</text:p>
          </table:table-cell>
        </table:table-row>
        <table:table-row table:style-name="Table54.1">
          <table:table-cell table:style-name="Table54.A2" office:value-type="string">
            <text:p text:style-name="P2"><text:alphabetical-index-mark-start text:id="IMark185920132"/>tuck<text:alphabetical-index-mark-end text:id="IMark185920132"/>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581717578204409784" text:style-name="L10">
        <text:list-item>
          <text:p text:style-name="P85">To store return addresses for word calls. In fOOrth this is handled by the Ruby virtual machine.</text:p>
        </text:list-item>
        <text:list-item>
          <text:p text:style-name="P85">To store context for control structures. In fOOrth the context mechanism provides for a far richer and more reliable set of control, compile, and data structures.</text:p>
        </text:list-item>
        <text:list-item>
          <text:p text:style-name="P8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6300496"/>if<text:alphabetical-index-mark-end text:id="IMark1663004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6300496"/>else<text:alphabetical-index-mark-end text:id="IMark166300496"/>” and “<text:alphabetical-index-mark-start text:id="IMark166297712"/>then<text:alphabetical-index-mark-end text:id="IMark16629771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6297712"/>switch<text:alphabetical-index-mark-end text:id="IMark16629771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66297712"/>do<text:alphabetical-index-mark-end text:id="IMark166297712"/>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66297712"/>loop<text:alphabetical-index-mark-end text:id="IMark166297712"/>” commands mark the boundaries of the loop; The “<text:alphabetical-index-mark-start text:id="IMark166300496"/>i<text:alphabetical-index-mark-end text:id="IMark166300496"/>” command is used to retrieve the current loop counter value. For nested loops, the “<text:alphabetical-index-mark-start text:id="IMark166300208"/>j<text:alphabetical-index-mark-end text:id="IMark166300208"/>” command retrieves the value of the outer loops counter value. <text:s/>By default, the “loop” command adds one to the loop value. For more flexible looping, the “<text:alphabetical-index-mark-start text:id="IMark166298720"/>+loop<text:alphabetical-index-mark-end text:id="IMark16629872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6298720"/>-i<text:alphabetical-index-mark-end text:id="IMark166298720"/> and <text:alphabetical-index-mark-start text:id="IMark166300208"/>-j<text:alphabetical-index-mark-end text:id="IMark1663002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66300208"/>begin<text:alphabetical-index-mark-end text:id="IMark1663002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398672041152791548" text:style-name="L11">
        <text:list-item>
          <text:p text:style-name="P86">begin … <text:alphabetical-index-mark-start text:id="IMark166300496"/>until<text:alphabetical-index-mark-end text:id="IMark166300496"/> – loops until the top of stack is true.</text:p>
        </text:list-item>
        <text:list-item>
          <text:p text:style-name="P86">begin … <text:alphabetical-index-mark-start text:id="IMark166300208"/>again<text:alphabetical-index-mark-end text:id="IMark166300208"/> – loops indefinitely </text:p>
        </text:list-item>
        <text:list-item>
          <text:p text:style-name="P86">begin … <text:alphabetical-index-mark-start text:id="IMark166300496"/>repeat<text:alphabetical-index-mark-end text:id="IMark16630049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66300496"/>Typing<text:alphabetical-index-mark-end text:id="IMark16630049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66300496"/>Duck Typing<text:alphabetical-index-mark-end text:id="IMark166300496"/><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6300496"/>Declarations<text:alphabetical-index-mark-end text:id="IMark16630049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6300496"/>Scoping<text:alphabetical-index-mark-end text:id="IMark16630049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66300496"/><text:span text:style-name="T7">val:</text:span><text:alphabetical-index-mark-end text:id="IMark166300496"/> and <text:alphabetical-index-mark-start text:id="IMark166298720"/><text:span text:style-name="T7">var:</text:span><text:alphabetical-index-mark-end text:id="IMark166298720"/></text:p>
      <text:p text:style-name="P1">Regex for valid local variable names: <text:span text:style-name="T7">/^[a-z][a-z0-9_]*$/</text:span><text:span text:style-name="T7"><text:note text:id="ftn24" text:note-class="footnote"><text:note-citation>2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6298720"/><text:span text:style-name="T7">.init</text:span><text:alphabetical-index-mark-end text:id="IMark166298720"/> method being the most popular since it is called to initialize a new instance of the object.</text:p>
      <text:p text:style-name="P1">Methods: <text:alphabetical-index-mark-start text:id="IMark166298720"/><text:span text:style-name="T7">val@:</text:span><text:alphabetical-index-mark-end text:id="IMark166298720"/> and <text:alphabetical-index-mark-start text:id="IMark166300496"/><text:span text:style-name="T7">var@:</text:span><text:alphabetical-index-mark-end text:id="IMark166300496"/></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6300496"/><text:span text:style-name="T7">val#:</text:span><text:alphabetical-index-mark-end text:id="IMark166300496"/> and <text:alphabetical-index-mark-start text:id="IMark166298720"/><text:span text:style-name="T7">var#:</text:span><text:alphabetical-index-mark-end text:id="IMark166298720"/></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6298720"/><text:span text:style-name="T7">val$:</text:span><text:alphabetical-index-mark-end text:id="IMark166298720"/> and <text:alphabetical-index-mark-start text:id="IMark166300496"/><text:span text:style-name="T7">var$:</text:span><text:alphabetical-index-mark-end text:id="IMark166300496"/></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66300496"/>Referencing<text:alphabetical-index-mark-end text:id="IMark16630049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5" text:note-class="footnote"><text:note-citation>2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6" text:note-class="footnote"><text:note-citation>2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7" text:note-class="footnote"><text:note-citation>2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6300496"/>Mutation<text:alphabetical-index-mark-end text:id="IMark16630049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28029024"/>dup<text:alphabetical-index-mark-end text:id="IMark128029024"/></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28029024"/>copy<text:alphabetical-index-mark-end text:id="IMark12802902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28029024"/>.copy<text:alphabetical-index-mark-end text:id="IMark12802902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28029024"/>clone<text:alphabetical-index-mark-end text:id="IMark128029024"/></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28029024"/>.clone<text:alphabetical-index-mark-end text:id="IMark128029024"/></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527107970905939780" text:style-name="L12">
        <text:list-item>
          <text:p text:style-name="P104">No Copying</text:p>
        </text:list-item>
        <text:list-item>
          <text:p text:style-name="P104">Shallow Copying</text:p>
        </text:list-item>
        <text:list-item>
          <text:p text:style-name="P10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8" text:note-class="footnote"><text:note-citation>2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9" text:note-class="footnote"><text:note-citation>2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6300496"/>.clone_exclude<text:alphabetical-index-mark-end text:id="IMark16630049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0" text:note-class="footnote"><text:note-citation>30</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1" text:note-class="footnote"><text:note-citation>31</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2" text:note-class="footnote"><text:note-citation>32</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51649412"/>try<text:alphabetical-index-mark-end text:id="IMark251649412"/> block</text:h>
      <text:p text:style-name="P1">The bare basics of an exception handled code block is:</text:p>
      <text:p text:style-name="Code"/>
      <text:p text:style-name="Code">try (dangerous code here) <text:alphabetical-index-mark-start text:id="IMark251649412"/>catch<text:alphabetical-index-mark-end text:id="IMark251649412"/>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3" text:note-class="footnote"><text:note-citation>33</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51649412"/>?"<text:alphabetical-index-mark-end text:id="IMark25164941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51649412"/>bounce<text:alphabetical-index-mark-end text:id="IMark25164941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51649412"/>bounce<text:alphabetical-index-mark-end text:id="IMark25164941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51649412" text:main-entry="true"/>finally<text:alphabetical-index-mark-end text:id="IMark251649412"/>” keyword.</text:p>
      <text:p text:style-name="P1">In a try block, the finally section represents code that is performed after the dangerous code runs, regardless of the success of that code. The finally section always gets the last word. Consider this fourth<text:note text:id="ftn34" text:note-class="footnote"><text:note-citation>34</text:note-citation><text:note-body><text:p text:style-name="Footnote">That's fourth and not FORTH.</text:p></text:note-body></text:note> method in the exceptions<text:note text:id="ftn35" text:note-class="footnote"><text:note-citation>35</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51649412"/>try<text:alphabetical-index-mark-end text:id="IMark251649412"/></text:p>
      <text:p text:style-name="Code"><text:s text:c="2"/>(dangerous code)</text:p>
      <text:p text:style-name="Code">(optional) <text:alphabetical-index-mark-start text:id="IMark251649412"/>catch<text:alphabetical-index-mark-end text:id="IMark251649412"/></text:p>
      <text:p text:style-name="Code"><text:s text:c="2"/>(exception handler with optional <text:alphabetical-index-mark-start text:id="IMark251649412"/>?"<text:alphabetical-index-mark-end text:id="IMark251649412"/>Exx" and <text:alphabetical-index-mark-start text:id="IMark251638912"/>bounce<text:alphabetical-index-mark-end text:id="IMark251638912"/>)</text:p>
      <text:p text:style-name="Code">(optional) <text:alphabetical-index-mark-start text:id="IMark251638912"/>finally<text:alphabetical-index-mark-end text:id="IMark251638912"/></text:p>
      <text:p text:style-name="Code"><text:s text:c="2"/>(cleanup code goes here)</text:p>
      <text:p text:style-name="Code">end</text:p>
      <text:p text:style-name="Code"/>
      <text:p text:style-name="Code"/>
      <text:p text:style-name="P1">The last example in our file<text:note text:id="ftn36" text:note-class="footnote"><text:note-citation>36</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7" text:note-class="footnote"><text:note-citation>37</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8" text:note-class="footnote"><text:note-citation>38</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9" text:note-class="footnote"><text:note-citation>39</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51638912"/>throw"<text:alphabetical-index-mark-end text:id="IMark251638912"/>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51638912"/>.throw<text:alphabetical-index-mark-end text:id="IMark251638912"/></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0</text:p>
          </table:table-cell>
          <table:table-cell table:style-name="Table21.D2" office:value-type="string">
            <text:p text:style-name="P27">Syntax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1</text:p>
          </table:table-cell>
          <table:table-cell table:style-name="Table21.D2" office:value-type="string">
            <text:p text:style-name="P27">Specification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4">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6"/>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1</text:p>
          </table:table-cell>
          <table:table-cell table:style-name="Table21.D2" office:value-type="string">
            <text:p text:style-name="P27">Stack/Queue Underflow</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8">F</text:p>
          </table:table-cell>
          <table:table-cell table:style-name="Table21.A2" office:value-type="string">
            <text:p text:style-name="P48">6</text:p>
          </table:table-cell>
          <table:table-cell table:style-name="Table21.A2" office:value-type="string">
            <text:p text:style-name="P48">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4">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base Errors.</text:p>
          </table:table-cell>
        </table:table-row>
        <table:table-row table:style-name="Table22.1">
          <table:table-cell table:style-name="Table22.A2" office:value-type="string">
            <text:p text:style-name="P38">E</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 Entry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4">Encoding::Invalid Byte Sequence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4">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Fiber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4">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4">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4">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5">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5">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4">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4">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4">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4">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4">Gem::Specific Gem Not Found Exception</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4">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4">Gem::Impossible Dependencies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4">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4">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4">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4">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4">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4">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4">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4">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4">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4">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2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CCE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INUS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NOTAVAI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LREAD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ADF</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US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HIL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ABORT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FUS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ADL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STADDRREQ</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O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QUO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EXIS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AUL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LS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T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VA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LOO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LIN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SGSIZ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AMETOOLON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BU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N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XE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L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ME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PROTOOP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P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Y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CONN</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EMP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S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X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OPNOTSUP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ER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CLI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TY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ANG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EMOT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O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HU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OCKT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R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TA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IMEDOU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OOMANYRE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USER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X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NOERROR</text:p>
          </table:table-cell>
          <table:table-cell table:style-name="Table55.F2" office:value-type="string">
            <text:p text:style-name="P47">Nothing to see here. Move along, move along.</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5">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6">Object</text:p>
      <text:p text:style-name="P56"><text:tab/>Array</text:p>
      <text:p text:style-name="P56"><text:tab/>Class</text:p>
      <text:p text:style-name="P56"><text:tab/>FalseClass</text:p>
      <text:p text:style-name="P56"><text:tab/>Hash</text:p>
      <text:p text:style-name="P56"><text:tab/>InStream</text:p>
      <text:p text:style-name="P56"><text:tab/>NilClass</text:p>
      <text:p text:style-name="P56"><text:tab/>Numeric</text:p>
      <text:p text:style-name="P56"><text:tab/><text:tab/>Complex</text:p>
      <text:p text:style-name="P56"><text:tab/><text:tab/>Float</text:p>
      <text:p text:style-name="P56"><text:tab/><text:tab/>Integer</text:p>
      <text:p text:style-name="P56"><text:tab/><text:tab/><text:tab/>Bignum</text:p>
      <text:p text:style-name="P56"><text:tab/><text:tab/><text:tab/>Fixnum</text:p>
      <text:p text:style-name="P56"><text:tab/><text:tab/>Rational</text:p>
      <text:p text:style-name="P56"><text:tab/>OutStream</text:p>
      <text:p text:style-name="P56"><text:tab/>Procedure</text:p>
      <text:p text:style-name="P56"><text:tab/>Queue</text:p>
      <text:p text:style-name="P56"><text:tab/>String</text:p>
      <text:p text:style-name="P56"><text:tab/>Thread</text:p>
      <text:p text:style-name="P56"><text:tab/>TrueClass</text:p>
      <text:p text:style-name="P56"><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66211976"/>Classes<text:alphabetical-index-mark-end text:id="IMark16621197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66211976"/>Inheritance<text:alphabetical-index-mark-end text:id="IMark16621197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66211976"/>Methods<text:alphabetical-index-mark-end text:id="IMark166211976"/></text:h>
      <text:p text:style-name="P1">All code in fOOrth is contained in methods. A method is a fragment of code that an object uses to respond to a message that has been sent to that object. In fOOrth there are three sorts of methods:</text:p>
      <text:list xml:id="list2234667866465092506" text:style-name="L13">
        <text:list-item>
          <text:p text:style-name="P87">Shared: Methods that are common to all instances of the class that contains them.</text:p>
        </text:list-item>
        <text:list-item>
          <text:p text:style-name="P87">Exclusive: Methods that are defined for one and only one object (and all of its clones that are created <text:span text:style-name="T2">after</text:span> the exclusive method is defined.).</text:p>
        </text:list-item>
        <text:list-item>
          <text:p text:style-name="P87">Local: Methods that are created in a context and are accessible only in that context. When the context concludes, these methods are no longer accessible.</text:p>
        </text:list-item>
      </text:list>
      <text:h text:style-name="Heading_20_2" text:outline-level="2"><text:alphabetical-index-mark-start text:id="IMark251649412"/>Late Binding<text:alphabetical-index-mark-end text:id="IMark251649412"/> and <text:alphabetical-index-mark-start text:id="IMark251638912"/>Polymorphism<text:alphabetical-index-mark-end text:id="IMark251638912"/></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51638912"/>Prototypes<text:alphabetical-index-mark-end text:id="IMark251638912"/></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h text:style-name="Heading_20_1" text:outline-level="1"><text:alphabetical-index-mark-start text:id="IMark251638912"/>Method Mapping<text:alphabetical-index-mark-end text:id="IMark25163891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35182948465991223" text:style-name="L14">
        <text:list-item>
          <text:p text:style-name="P88">The strings used by fOOrth needed to be converted to Ruby symbols to allow code to be executed in Ruby.</text:p>
        </text:list-item>
        <text:list-item>
          <text:p text:style-name="P8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51649412"/>SymbolMap<text:alphabetical-index-mark-end text:id="IMark251649412"/> class. This class creates mappings in one of two ways:</text:p>
      <text:list xml:id="list2680352754394617871" text:style-name="L15">
        <text:list-item>
          <text:p text:style-name="P8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9">Symbol Map Entries =</text:p>
      <text:p text:style-name="Code">! <text:s text:c="13"/>.[]! <text:s text:c="10"/>.getc <text:s text:c="9"/>.reverse <text:s text:c="6"/>0&gt;</text:p>
      <text:p text:style-name="Code">!: <text:s text:c="12"/>.[]@ <text:s text:c="10"/>.gets <text:s text:c="9"/>.right <text:s text:c="8"/>0&gt;=</text:p>
      <text:p text:style-name="P59">" <text:s text:c="13"/>.abs <text:s text:c="10"/>.hypot <text:s text:c="8"/>.right? <text:s text:c="7"/>1+</text:p>
      <text:p text:style-name="P59">… &lt;<text:span text:style-name="T2">voluminous output deleted</text:span>&gt;</text:p>
      <text:p text:style-name="P5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51649412"/>)context<text:alphabetical-index-mark-end text:id="IMark251649412"/>.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51649412"/>)context!<text:alphabetical-index-mark-end text:id="IMark251649412"/> is more useful. This method had the immediate attribute, meaning that it executes, even when the mode is deferred or compiling. This allows us to take a peek at the context inside of the working compiler. Consider these examples:</text:p>
      <text:p text:style-name="Code"/>
      <text:p text:style-name="P59">&gt;<text:span text:style-name="T12">true if )context! else )context! then</text:span></text:p>
      <text:p text:style-name="P59"/>
      <text:p text:style-name="P59">Context level 2</text:p>
      <text:p text:style-name="P59"><text:soft-page-break/>ctrl =&gt; if</text:p>
      <text:p text:style-name="P59">mode =&gt; deferred</text:p>
      <text:p text:style-name="P59">"else" =&gt; #&lt;XfOOrth::LocalSpec:0x21eaf30&gt;</text:p>
      <text:p text:style-name="P59">"then" =&gt; #&lt;XfOOrth::LocalSpec:0x21eaea0&gt;</text:p>
      <text:p text:style-name="P59"/>
      <text:p text:style-name="P59">Context level 1</text:p>
      <text:p text:style-name="P59">virtual machine =&gt; VirtualMachine instance &lt;Main&gt;</text:p>
      <text:p text:style-name="P59">mode =&gt; execute</text:p>
      <text:p text:style-name="P59"/>
      <text:p text:style-name="P59">Context level 2</text:p>
      <text:p text:style-name="P59">ctrl =&gt; if</text:p>
      <text:p text:style-name="P59">mode =&gt; deferred</text:p>
      <text:p text:style-name="P59">"then" =&gt; #&lt;XfOOrth::LocalSpec:0x21eaea0&gt;</text:p>
      <text:p text:style-name="P59"/>
      <text:p text:style-name="P59">Context level 1</text:p>
      <text:p text:style-name="P59">virtual machine =&gt; VirtualMachine instance &lt;Main&gt;</text:p>
      <text:p text:style-name="P5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51649412"/>)vm<text:alphabetical-index-mark-end text:id="IMark251649412"/> and its immediate version <text:alphabetical-index-mark-start text:id="IMark251638912"/>)vm!<text:alphabetical-index-mark-end text:id="IMark251638912"/>.</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51638912"/>Routing<text:alphabetical-index-mark-end text:id="IMark251638912"/></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1388811867122901193" text:style-name="L16">
        <text:list-item>
          <text:p text:style-name="P90">The defining word used to create the method.</text:p>
        </text:list-item>
        <text:list-item>
          <text:p text:style-name="P90">The receiver of the defining word used to create the method.</text:p>
        </text:list-item>
        <text:list-item>
          <text:p text:style-name="P9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ext:soft-page-break/>The lead character determines the routing:</text:p>
      <text:list xml:id="list4815837071863848399" text:style-name="L17">
        <text:list-item>
          <text:p text:style-name="P91">“.” - indicates that the message is routed to the top-of-stack element (TOS)</text:p>
        </text:list-item>
        <text:list-item>
          <text:p text:style-name="P91">“~” - indicates that the message is routed to the “self” entity of the method (see the section Self below). Since these messages are only routed to the object itself, they are in effect private methods.</text:p>
        </text:list-item>
        <text:list-item>
          <text:p text:style-name="P9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he lead character determines the routing:</text:p>
      <text:list xml:id="list39385485" text:continue-numbering="true" text:style-name="L17">
        <text:list-item>
          <text:p text:style-name="P91">“.” - indicates that the message is routed to the top-of-stack element (TOS)</text:p>
        </text:list-item>
        <text:list-item>
          <text:p text:style-name="P91">“~” - indicates that the message is routed to the “self” entity of the method (see the section Self below). Since these messages are only routed to the object itself, they are in effect private methods.</text:p>
        </text:list-item>
        <text:list-item>
          <text:p text:style-name="P9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66186900"/>:<text:alphabetical-index-mark-end text:id="IMark166186900"/></text:p>
          </table:table-cell>
          <table:table-cell table:style-name="Table9.A2" office:value-type="string">
            <text:p text:style-name="P14">N/A</text:p>
          </table:table-cell>
          <table:table-cell table:style-name="Table9.A2" office:value-type="string">
            <text:p text:style-name="P22">any<text:note text:id="ftn43" text:note-class="footnote"><text:note-citation>43</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4" text:note-class="footnote"><text:note-citation>44</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66186900"/>.:<text:alphabetical-index-mark-end text:id="IMark166186900"/></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5" text:note-class="footnote"><text:note-citation>45</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6" text:note-class="footnote"><text:note-citation>46</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7" text:note-class="footnote"><text:note-citation>47</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8" text:note-class="footnote"><text:note-citation>48</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66186900"/>.::<text:alphabetical-index-mark-end text:id="IMark166186900"/></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49" text:note-class="footnote"><text:note-citation>49</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66299584"/>do_map_name<text:alphabetical-index-mark-end text:id="IMark166299584"/><text:note text:id="ftn50" text:note-class="footnote"><text:note-citation>50</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0854408"/>F10: <text:change-end text:change-id="ct23085440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66299584"/>self<text:alphabetical-index-mark-end text:id="IMark166299584"/>”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396501562366838982" text:style-name="L18">
        <text:list-item>
          <text:p text:style-name="P9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2">For TOS routed methods, access to self is as simple as “self .method_name”. This was done in the MyClass example above. The self value is a free value that does not to be declared.</text:p>
        </text:list-item>
        <text:list-item>
          <text:p text:style-name="P9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2">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6299584"/>.with{<text:alphabetical-index-mark-end text:id="IMark166299584"/>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457811396365351225" text:style-name="L19">
        <text:list-item>
          <text:p text:style-name="P9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3">A .with{ … } clause can be used to take a value and give easy access to that value within the executed block without having to create a local value.</text:p>
        </text:list-item>
        <text:list-item>
          <text:p text:style-name="P93">Access to the self value is generally faster than other forms of access. Thus this construct can yield performance enhancements.</text:p>
        </text:list-item>
      </text:list>
      <text:p text:style-name="P1"/>
      <text:h text:style-name="Heading_20_1" text:outline-level="1"><text:alphabetical-index-mark-start text:id="IMark166299584"/>Boolean<text:alphabetical-index-mark-end text:id="IMark16629958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66300400"/>FalseClass<text:alphabetical-index-mark-end text:id="IMark166300400"/></text:p>
            <text:p text:style-name="P14"><text:alphabetical-index-mark-start text:id="IMark166300400"/>NilClass<text:alphabetical-index-mark-end text:id="IMark166300400"/></text:p>
          </table:table-cell>
          <table:table-cell table:style-name="Table118.B2" office:value-type="string">
            <text:p text:style-name="P14"><text:alphabetical-index-mark-start text:id="IMark166300400"/>Object<text:alphabetical-index-mark-end text:id="IMark166300400"/></text:p>
          </table:table-cell>
        </table:table-row>
      </table:table>
      <text:p text:style-name="P10"/>
      <text:p text:style-name="P11">Note that while false processing occurs in FalseClass and NilClass, true processing occurs in Object and not <text:alphabetical-index-mark-start text:id="IMark166299584"/>TrueClass<text:alphabetical-index-mark-end text:id="IMark16629958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66299584"/>Numeric<text:alphabetical-index-mark-end text:id="IMark16629958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85479994940087336" text:style-name="L20">
        <text:list-item>
          <text:p text:style-name="P94">Integer defines a few “bit” oriented operations that are specific to whole numbers.</text:p>
        </text:list-item>
        <text:list-item>
          <text:p text:style-name="P9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66299584"/>Array<text:alphabetical-index-mark-end text:id="IMark166299584"/></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2020295328459358280" text:style-name="L21">
        <text:list-item>
          <text:p text:style-name="P95">The first two examples both create “empty” arrays with zero data elements. </text:p>
        </text:list-item>
        <text:list-item>
          <text:p text:style-name="P95">Array data do NOT need to be the same “type” of data. Mixing is allowed. </text:p>
        </text:list-item>
        <text:list-item>
          <text:p text:style-name="P95">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3761594047544589057" text:style-name="L22">
        <text:list-item>
          <text:p text:style-name="P96">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6300400"/>.new<text:alphabetical-index-mark-end text:id="IMark166300400"/>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6300400"/>.new{<text:alphabetical-index-mark-end text:id="IMark166300400"/>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66300400"/>x<text:alphabetical-index-mark-end text:id="IMark166300400"/>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66300400"/>}<text:alphabetical-index-mark-end text:id="IMark166300400"/>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66300400"/>.new_size<text:alphabetical-index-mark-end text:id="IMark166300400"/>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6300400"/>.new_value<text:alphabetical-index-mark-end text:id="IMark166300400"/>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6300400"/>.new_values<text:alphabetical-index-mark-end text:id="IMark166300400"/>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66300400"/>!<text:alphabetical-index-mark-end text:id="IMark16630040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6300400"/>+<text:alphabetical-index-mark-end text:id="IMark16630040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6300400"/>.+left<text:alphabetical-index-mark-end text:id="IMark16630040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66300400"/>.+mid<text:alphabetical-index-mark-end text:id="IMark16630040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6300400"/>.+midlr<text:alphabetical-index-mark-end text:id="IMark16630040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6300400"/>.+right<text:alphabetical-index-mark-end text:id="IMark16630040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66300400"/>.-left<text:alphabetical-index-mark-end text:id="IMark16630040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6300400"/>.-mid<text:alphabetical-index-mark-end text:id="IMark16630040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6300400"/>.-midlr<text:alphabetical-index-mark-end text:id="IMark16630040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6300400"/>.-right<text:alphabetical-index-mark-end text:id="IMark16630040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66300400"/>.[]!<text:alphabetical-index-mark-end text:id="IMark16630040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66300400"/>.[]@<text:alphabetical-index-mark-end text:id="IMark16630040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ext:p text:style-name="Text_20_body">.each{ … }</text:p>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6300400"/>.left<text:alphabetical-index-mark-end text:id="IMark16630040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6300400"/>.length<text:alphabetical-index-mark-end text:id="IMark1663004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ext:p text:style-name="Text_20_body">.map{ … }</text:p>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66300400"/>.max<text:alphabetical-index-mark-end text:id="IMark1663004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66300400"/>.mid<text:alphabetical-index-mark-end text:id="IMark1663004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6300400"/>.midlr<text:alphabetical-index-mark-end text:id="IMark1663004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66300400"/>.min<text:alphabetical-index-mark-end text:id="IMark1663004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66300400"/>.pp<text:alphabetical-index-mark-end text:id="IMark16630040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6300400"/>.reverse<text:alphabetical-index-mark-end text:id="IMark16630040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66300400"/>.right<text:alphabetical-index-mark-end text:id="IMark16630040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6300400"/>.shuffle<text:alphabetical-index-mark-end text:id="IMark16630040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6300400"/>.sort<text:alphabetical-index-mark-end text:id="IMark16630040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66300400"/>.strmax<text:alphabetical-index-mark-end text:id="IMark16630040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66300400"/>&lt;&lt;<text:alphabetical-index-mark-end text:id="IMark16630040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66300400"/>@<text:alphabetical-index-mark-end text:id="IMark16630040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66299584"/>Class<text:alphabetical-index-mark-end text:id="IMark166299584"/></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66300400"/>.:<text:alphabetical-index-mark-end text:id="IMark16630040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66300400"/>super<text:alphabetical-index-mark-end text:id="IMark16630040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66300400"/>val:<text:alphabetical-index-mark-end text:id="IMark16630040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66300400"/>var:<text:alphabetical-index-mark-end text:id="IMark16630040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66300400"/>val@:<text:alphabetical-index-mark-end text:id="IMark1663004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66300400"/>var@:<text:alphabetical-index-mark-end text:id="IMark16630040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66300400"/>;<text:alphabetical-index-mark-end text:id="IMark166300400"/>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6300400"/>.is_class?<text:alphabetical-index-mark-end text:id="IMark16630040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66300400"/>.new<text:alphabetical-index-mark-end text:id="IMark16630040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66300400"/>.parent_class<text:alphabetical-index-mark-end text:id="IMark16630040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6300400"/>.subclass:<text:alphabetical-index-mark-end text:id="IMark16630040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66300400"/>.to_s<text:alphabetical-index-mark-end text:id="IMark16630040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66299584"/>Commands<text:alphabetical-index-mark-end text:id="IMark166299584"/></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66300400"/>)methods<text:alphabetical-index-mark-end text:id="IMark16630040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66300400"/>)stubs<text:alphabetical-index-mark-end text:id="IMark166300400"/> []</text:h>
            <text:p text:style-name="Text_20_body">Routing: TOS</text:p>
            <text:p text:style-name="P1">List the stub methods defined for this class. Stubs are place holder methods that serve one of two purposes:</text:p>
            <text:list xml:id="list7791099668232084963" text:style-name="L23">
              <text:list-item>
                <text:p text:style-name="P97">They are abstract methods in a base class that exist so that a sub-class may replace the stub with an actual method. The stub ensures that the compiler uses the correct routing when using the method.</text:p>
              </text:list-item>
              <text:list-item>
                <text:p text:style-name="P9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67"><text:s text:c="3"/></text:p>
      <text:p text:style-name="Text_20_body"/>
      <text:h text:style-name="Heading_20_1" text:outline-level="1"><text:alphabetical-index-mark-start text:id="IMark166299584"/>Complex<text:alphabetical-index-mark-end text:id="IMark166299584"/></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6">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6300592"/>.cbrt<text:alphabetical-index-mark-end text:id="IMark166300592"/>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6298576"/>.e**<text:alphabetical-index-mark-end text:id="IMark166298576"/>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6300592"/>.split<text:alphabetical-index-mark-end text:id="IMark1663005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6298576"/>.sqrt<text:alphabetical-index-mark-end text:id="IMark166298576"/>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66298048"/>FalseClass<text:alphabetical-index-mark-end text:id="IMark166298048"/></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6298576"/>&amp;&amp;<text:alphabetical-index-mark-end text:id="IMark16629857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6298576"/>^^<text:alphabetical-index-mark-end text:id="IMark16629857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6298576"/>||<text:alphabetical-index-mark-end text:id="IMark16629857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66298048"/>Float<text:alphabetical-index-mark-end text:id="IMark166298048"/></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66017496"/>Hash<text:alphabetical-index-mark-end text:id="IMark166017496"/></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6017496"/><text:span text:style-name="T7">{</text:span><text:alphabetical-index-mark-end text:id="IMark166017496"/>” and the locally defined methods “<text:alphabetical-index-mark-start text:id="IMark166299104"/><text:span text:style-name="T7">-&gt;</text:span><text:alphabetical-index-mark-end text:id="IMark166299104"/>” and “<text:alphabetical-index-mark-start text:id="IMark166299920"/><text:span text:style-name="T7">}</text:span><text:alphabetical-index-mark-end text:id="IMark1662999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9367371" text:continue-list="list2020295328459358280" text:style-name="L21">
        <text:list-item>
          <text:p text:style-name="P95">The first example creates an “empty” hash with zero data elements. </text:p>
        </text:list-item>
        <text:list-item>
          <text:p text:style-name="P95">Hash key and data do NOT need to be the same “type” of data. Mixing is allowed. </text:p>
        </text:list-item>
        <text:list-item>
          <text:p text:style-name="P95">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66300160"/>.[]!<text:alphabetical-index-mark-end text:id="IMark16630016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6300160"/>.[]@<text:alphabetical-index-mark-end text:id="IMark16630016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6300160"/>.keys<text:alphabetical-index-mark-end text:id="IMark166300160"/>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66300160"/>.pp<text:alphabetical-index-mark-end text:id="IMark16630016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66300160"/>.strmax2<text:alphabetical-index-mark-end text:id="IMark16630016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6300160"/>.values<text:alphabetical-index-mark-end text:id="IMark166300160"/>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66299104"/>InStream<text:alphabetical-index-mark-end text:id="IMark166299104"/></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6300160"/>.get_all<text:alphabetical-index-mark-end text:id="IMark16630016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66300160"/>.open<text:alphabetical-index-mark-end text:id="IMark16630016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2">"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6300160"/>.open{<text:alphabetical-index-mark-end text:id="IMark16630016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3"><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6300160"/>.close<text:alphabetical-index-mark-end text:id="IMark16630016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66300160"/>.getc<text:alphabetical-index-mark-end text:id="IMark16630016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6300160"/>.gets<text:alphabetical-index-mark-end text:id="IMark16630016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66300160"/>~getc<text:alphabetical-index-mark-end text:id="IMark16630016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3"><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6300160"/>~gets<text:alphabetical-index-mark-end text:id="IMark16630016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3"><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66299104"/>Integer<text:alphabetical-index-mark-end text:id="IMark166299104"/></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30854512"/><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0854616"/>[an_integer] <text:alphabetical-index-mark-start text:id="IMark166299920"/>.even?<text:alphabetical-index-mark-end text:id="IMark166299920"/> [a_boolean]</text:h>
            <text:p text:style-name="Text_20_body">Routing: TOS</text:p>
            <text:p text:style-name="P1">This method returns true if the integer is even and false if it is odd.<text:change-end text:change-id="ct230854616"/></text:p>
          </table:table-cell>
          <table:covered-table-cell/>
        </table:table-row>
        <table:table-row table:style-name="Table120.1">
          <table:table-cell table:style-name="Table120.A2" office:value-type="string">
            <text:p text:style-name="P17"><text:change-start text:change-id="ct230854720"/>Code<text:change-end text:change-id="ct230854720"/></text:p>
          </table:table-cell>
          <table:table-cell table:style-name="Table120.B2" office:value-type="string">
            <text:p text:style-name="P17"><text:change-start text:change-id="ct230854824"/>Result<text:change-end text:change-id="ct230854824"/></text:p>
          </table:table-cell>
        </table:table-row>
        <table:table-row table:style-name="Table120.1">
          <table:table-cell table:style-name="Table120.A2" office:value-type="string">
            <text:p text:style-name="Snippet"><text:change-start text:change-id="ct230854928"/>2 .even?<text:change-end text:change-id="ct230854928"/></text:p>
          </table:table-cell>
          <table:table-cell table:style-name="Table120.B2" office:value-type="string">
            <text:p text:style-name="P2"><text:change-start text:change-id="ct230855032"/>true<text:change-end text:change-id="ct230855032"/></text:p>
          </table:table-cell>
        </table:table-row>
        <table:table-row table:style-name="Table120.1">
          <table:table-cell table:style-name="Table120.A2" office:value-type="string">
            <text:p text:style-name="Snippet"><text:change-start text:change-id="ct230855136"/>3 .even?<text:change-end text:change-id="ct230855136"/></text:p>
          </table:table-cell>
          <table:table-cell table:style-name="Table120.B2" office:value-type="string">
            <text:p text:style-name="P2"><text:change-start text:change-id="ct230855240"/>false<text:change-end text:change-id="ct230855240"/></text:p>
          </table:table-cell>
        </table:table-row>
      </table:table>
      <text:p text:style-name="Text_20_body"><text:change text:change-id="ct230855344"/><text:change-start text:change-id="ct2308554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6299920"/>.gcd<text:alphabetical-index-mark-end text:id="IMark16629992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0855448"/><text:change text:change-id="ct230855552"/><text:change-start text:change-id="ct2308556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6299920"/>.lcm<text:alphabetical-index-mark-end text:id="IMark16629992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0855656"/><text:change text:change-id="ct230855864"/><text:change text:change-id="ct230855760"/><text:change-start text:change-id="ct23085596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66299920"/>.odd?<text:alphabetical-index-mark-end text:id="IMark16629992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0855968"/></text:p>
      <text:p text:style-name="Text_20_body"><text:soft-page-break/></text:p>
      <text:p text:style-name="Text_20_body"><text:change text:change-id="ct230856072"/>.to_i</text:p>
      <text:p text:style-name="Text_20_body"/>
      <text:p text:style-name="Text_20_body">.to_i!<text:change-start text:change-id="ct230856176"/></text:p>
      <text:p text:style-name="Text_20_body"><text:change-end text:change-id="ct23085617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0856280"/>[an_integer] <text:alphabetical-index-mark-start text:id="IMark166299920"/>2*<text:alphabetical-index-mark-end text:id="IMark166299920"/> [an_integer]</text:h>
            <text:p text:style-name="Text_20_body">Routing: TOS</text:p>
            <text:p text:style-name="P1"><text:change-end text:change-id="ct230856280"/><text:change-start text:change-id="ct230856384"/>Double the value of the integer.<text:change-end text:change-id="ct230856384"/></text:p>
          </table:table-cell>
          <table:covered-table-cell/>
        </table:table-row>
        <table:table-row table:style-name="Table124.1">
          <table:table-cell table:style-name="Table124.A2" office:value-type="string">
            <text:p text:style-name="P17"><text:change-start text:change-id="ct230856488"/>Code<text:change-end text:change-id="ct230856488"/></text:p>
          </table:table-cell>
          <table:table-cell table:style-name="Table124.B2" office:value-type="string">
            <text:p text:style-name="P17"><text:change-start text:change-id="ct230856592"/>Result<text:change-end text:change-id="ct230856592"/></text:p>
          </table:table-cell>
        </table:table-row>
        <table:table-row table:style-name="Table124.1">
          <table:table-cell table:style-name="Table124.A2" office:value-type="string">
            <text:p text:style-name="Snippet"><text:change-start text:change-id="ct230856696"/>13 2*<text:change-end text:change-id="ct230856696"/></text:p>
          </table:table-cell>
          <table:table-cell table:style-name="Table124.B2" office:value-type="string">
            <text:p text:style-name="P2"><text:change-start text:change-id="ct230856800"/>26<text:change-end text:change-id="ct230856800"/></text:p>
          </table:table-cell>
        </table:table-row>
      </table:table>
      <text:p text:style-name="Standard"/>
      <text:p text:style-name="Text_20_body"><text:change text:change-id="ct232894112"/><text:change-start text:change-id="ct23289421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6299920"/>2/<text:alphabetical-index-mark-end text:id="IMark16629992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2894216"/><text:change text:change-id="ct232894320"/><text:change-start text:change-id="ct23289442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66299920"/>&lt;&lt;<text:alphabetical-index-mark-end text:id="IMark16629992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2894424"/><text:change text:change-id="ct232894528"/><text:change-start text:change-id="ct23289463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66299920"/>&gt;&gt;<text:alphabetical-index-mark-end text:id="IMark16629992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2894632"/><text:change text:change-id="ct232894736"/><text:change-start text:change-id="ct23289484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66299920"/>and<text:alphabetical-index-mark-end text:id="IMark16629992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2894840"/><text:change text:change-id="ct232894944"/><text:change-start text:change-id="ct23289504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6299920"/>com<text:alphabetical-index-mark-end text:id="IMark16629992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2895048"/><text:change text:change-id="ct23289515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2895256"/>[an_integer an_integer] <text:alphabetical-index-mark-start text:id="IMark166299920"/>or<text:alphabetical-index-mark-end text:id="IMark166299920"/> [an_integer]</text:h>
            <text:p text:style-name="Text_20_body">Routing: NOS</text:p>
            <text:p text:style-name="P1"><text:change-end text:change-id="ct232895256"/><text:change-start text:change-id="ct232895360"/>Compute the bit-wise inclusive or function of the two integer values.<text:change-end text:change-id="ct232895360"/></text:p>
          </table:table-cell>
          <table:covered-table-cell/>
        </table:table-row>
        <table:table-row table:style-name="Table130.1">
          <table:table-cell table:style-name="Table130.A2" office:value-type="string">
            <text:p text:style-name="P17"><text:change-start text:change-id="ct232895464"/>Code<text:change-end text:change-id="ct232895464"/></text:p>
          </table:table-cell>
          <table:table-cell table:style-name="Table130.B2" office:value-type="string">
            <text:p text:style-name="P17"><text:change-start text:change-id="ct232895568"/>Result<text:change-end text:change-id="ct232895568"/></text:p>
          </table:table-cell>
        </table:table-row>
        <table:table-row table:style-name="Table130.1">
          <table:table-cell table:style-name="Table130.A2" office:value-type="string">
            <text:p text:style-name="Snippet"><text:change-start text:change-id="ct232895672"/>15 40 or<text:change-end text:change-id="ct232895672"/></text:p>
          </table:table-cell>
          <table:table-cell table:style-name="Table130.B2" office:value-type="string">
            <text:p text:style-name="P2"><text:change-start text:change-id="ct232895776"/>47<text:change-end text:change-id="ct232895776"/></text:p>
          </table:table-cell>
        </table:table-row>
      </table:table>
      <text:p text:style-name="Text_20_body"><text:change text:change-id="ct232895880"/><text:change-start text:change-id="ct23289598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6299920"/>xor<text:alphabetical-index-mark-end text:id="IMark16629992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2895984"/></text:p>
      <text:p text:style-name="Text_20_body"/>
      <text:h text:style-name="Heading_20_1" text:outline-level="1"><text:alphabetical-index-mark-start text:id="IMark166016488"/><text:alphabetical-index-mark-start text:id="IMark166015480"/><text:alphabetical-index-mark-start text:id="IMark166015096"/>NilClass<text:alphabetical-index-mark-end text:id="IMark166015096"/><text:alphabetical-index-mark-end text:id="IMark166015480"/><text:alphabetical-index-mark-end text:id="IMark166016488"/></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2896088"/> </text:p>
      <text:p text:style-name="P1">Note that in Boolean expressions, nil is treated as an alias for false.<text:change-end text:change-id="ct23289608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6299920"/>&amp;&amp;<text:alphabetical-index-mark-end text:id="IMark16629992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32896192"/>nil true &amp;&amp;<text:change-end text:change-id="ct232896192"/></text:p>
          </table:table-cell>
          <table:table-cell table:style-name="Table26.B2" office:value-type="string">
            <text:p text:style-name="P2"><text:change-start text:change-id="ct232896296"/>false<text:change-end text:change-id="ct23289629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6299920"/>^^<text:alphabetical-index-mark-end text:id="IMark16629992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32896400"/>nil <text:change-end text:change-id="ct232896400"/><text:change-start text:change-id="ct232896504"/>false ^^<text:change-end text:change-id="ct232896504"/></text:p>
          </table:table-cell>
          <table:table-cell table:style-name="Table27.B2" office:value-type="string">
            <text:p text:style-name="P2"><text:change-start text:change-id="ct232896608"/>false<text:change-end text:change-id="ct232896608"/></text:p>
          </table:table-cell>
        </table:table-row>
        <table:table-row table:style-name="Table27.2">
          <table:table-cell table:style-name="Table27.A2" office:value-type="string">
            <text:p text:style-name="Snippet"><text:change-start text:change-id="ct232896712"/>nil true ^^<text:change-end text:change-id="ct232896712"/></text:p>
          </table:table-cell>
          <table:table-cell table:style-name="Table27.B2" office:value-type="string">
            <text:p text:style-name="P2"><text:change-start text:change-id="ct232896816"/>true<text:change-end text:change-id="ct23289681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6299920"/>||<text:alphabetical-index-mark-end text:id="IMark16629992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32896920"/>nil false ||<text:change-end text:change-id="ct232896920"/></text:p>
          </table:table-cell>
          <table:table-cell table:style-name="Table28.B2" office:value-type="string">
            <text:p text:style-name="P2"><text:change-start text:change-id="ct232897024"/>false<text:change-end text:change-id="ct232897024"/></text:p>
          </table:table-cell>
        </table:table-row>
        <table:table-row table:style-name="Table28.2">
          <table:table-cell table:style-name="Table28.A2" office:value-type="string">
            <text:p text:style-name="Snippet"><text:change-start text:change-id="ct232897128"/>nil true ||<text:change-end text:change-id="ct232897128"/></text:p>
          </table:table-cell>
          <table:table-cell table:style-name="Table28.B2" office:value-type="string">
            <text:p text:style-name="P2"><text:change-start text:change-id="ct232897232"/>true<text:change-end text:change-id="ct232897232"/></text:p>
          </table:table-cell>
        </table:table-row>
      </table:table>
      <text:p text:style-name="Text_20_body"/>
      <text:h text:style-name="Heading_20_1" text:outline-level="1"><text:alphabetical-index-mark-start text:id="IMark166016488"/>Numeric<text:alphabetical-index-mark-end text:id="IMark166016488"/></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2897336"/><text:change-start text:change-id="ct232897440"/>The Numeric class is the abstract base class for num<text:change-end text:change-id="ct232897440"/><text:change-start text:change-id="ct232897544"/>eric data. It is the location for the vast majority of methods that act on such data. In use, data will be instances of <text:change-end text:change-id="ct232897544"/><text:change-start text:change-id="ct232897648"/>Complex, Float, Integer (via Bignum and Fixnum), and Rational data.<text:change-end text:change-id="ct232897648"/><text:change-start text:change-id="ct232897752"/></text:p>
      <text:h text:style-name="Heading_20_2" text:outline-level="2">Specia<text:change-end text:change-id="ct232897752"/><text:change-start text:change-id="ct232897856"/>l Numeric Values</text:h>
      <text:p text:style-name="Text_20_body"><text:change-end text:change-id="ct2328978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66299920"/>-infinity<text:alphabetical-index-mark-end text:id="IMark16629992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289796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66299920"/>dpr<text:alphabetical-index-mark-end text:id="IMark16629992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2897960"/><text:change-start text:change-id="ct232898064"/></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66299920"/>e<text:alphabetical-index-mark-end text:id="IMark16629992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289806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66299920"/>epsilon<text:alphabetical-index-mark-end text:id="IMark166299920"/>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66299920"/>infinity<text:alphabetical-index-mark-end text:id="IMark16629992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66299920"/>max_float<text:alphabetical-index-mark-end text:id="IMark16629992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66299920"/>min_float<text:alphabetical-index-mark-end text:id="IMark16629992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66299920"/>nan<text:alphabetical-index-mark-end text:id="IMark16629992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291964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66299920"/>pi<text:alphabetical-index-mark-end text:id="IMark16629992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3"><text:change-start text:change-id="ct232918600"/>In 1897, <text:change-end text:change-id="ct232918600"/>several<text:change-start text:change-id="ct232918704"/> attempt<text:change-end text:change-id="ct232918704"/>s<text:change-start text:change-id="ct232918808"/> w<text:change-end text:change-id="ct232918808"/>ere<text:change-start text:change-id="ct232918912"/> made <text:change-end text:change-id="ct232918912"/><text:change-start text:change-id="ct232919016"/>to legislate the value of pi<text:change-end text:change-id="ct232919016"/> to a number of incorrectly computed values<text:change-start text:change-id="ct232919120"/>. Fortunately, th<text:change-end text:change-id="ct232919120"/>e<text:change-start text:change-id="ct232919224"/>s<text:change-end text:change-id="ct232919224"/>e<text:change-start text:change-id="ct232919328"/> effort<text:change-end text:change-id="ct232919328"/>s<text:change-start text:change-id="ct232919432"/> w<text:change-end text:change-id="ct232919432"/>ere<text:change-start text:change-id="ct232919536"/> unsuccessful.<text:change-end text:change-id="ct232919536"/></text:p></text:note-body></text:note></text:p>
          </table:table-cell>
        </table:table-row>
      </table:table>
      <text:p text:style-name="Text_20_body"><text:change-end text:change-id="ct232919640"/></text:p>
      <text:h text:style-name="Heading_20_2" text:outline-level="2">Instance Methods</text:h>
      <text:p text:style-name="Text_20_body"><text:change text:change-id="ct232919744"/><text:change-start text:change-id="ct23291984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66299920"/>*<text:alphabetical-index-mark-end text:id="IMark16629992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2919848"/><text:change text:change-id="ct23291995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2920056"/>[a_numeric a_numeric] <text:alphabetical-index-mark-start text:id="IMark166299920"/>**<text:alphabetical-index-mark-end text:id="IMark166299920"/> [a_numeric]</text:h>
            <text:p text:style-name="Text_20_body">Routing: NOS</text:p>
            <text:p text:style-name="P1"><text:change-end text:change-id="ct232920056"/><text:change-start text:change-id="ct232920160"/>The exponentiation operator is impleme<text:change-end text:change-id="ct232920160"/><text:change-start text:change-id="ct232920264"/>nted by this method. Note the the second operand, the power, is converted to a Float first.<text:change-end text:change-id="ct232920264"/></text:p>
          </table:table-cell>
          <table:covered-table-cell/>
        </table:table-row>
        <table:table-row table:style-name="Table133.1">
          <table:table-cell table:style-name="Table133.A2" office:value-type="string">
            <text:p text:style-name="P17"><text:change-start text:change-id="ct232920368"/>Code<text:change-end text:change-id="ct232920368"/></text:p>
          </table:table-cell>
          <table:table-cell table:style-name="Table133.B2" office:value-type="string">
            <text:p text:style-name="P17"><text:change-start text:change-id="ct232920472"/>Result<text:change-end text:change-id="ct232920472"/></text:p>
          </table:table-cell>
        </table:table-row>
        <table:table-row table:style-name="Table133.1">
          <table:table-cell table:style-name="Table133.A2" office:value-type="string">
            <text:p text:style-name="Snippet"><text:change-start text:change-id="ct232920576"/>2 10 **<text:change-end text:change-id="ct232920576"/></text:p>
          </table:table-cell>
          <table:table-cell table:style-name="Table133.B2" office:value-type="string">
            <text:p text:style-name="P2"><text:change-start text:change-id="ct232920680"/>1024<text:change-end text:change-id="ct232920680"/></text:p>
          </table:table-cell>
        </table:table-row>
        <table:table-row table:style-name="Table133.1">
          <table:table-cell table:style-name="Table133.A2" office:value-type="string">
            <text:p text:style-name="Snippet"><text:change-start text:change-id="ct232920784"/>3 4 **<text:change-end text:change-id="ct232920784"/></text:p>
          </table:table-cell>
          <table:table-cell table:style-name="Table133.B2" office:value-type="string">
            <text:p text:style-name="P2"><text:change-start text:change-id="ct232920888"/>81<text:change-end text:change-id="ct232920888"/></text:p>
          </table:table-cell>
        </table:table-row>
        <table:table-row table:style-name="Table133.1">
          <table:table-cell table:style-name="Table133.A2" office:value-type="string">
            <text:p text:style-name="Snippet"><text:change-start text:change-id="ct232920992"/>2 1/2 <text:change-end text:change-id="ct232920992"/><text:change-start text:change-id="ct232921096"/>**<text:change-end text:change-id="ct232921096"/></text:p>
          </table:table-cell>
          <table:table-cell table:style-name="Table133.B2" office:value-type="string">
            <text:p text:style-name="P2"><text:change-start text:change-id="ct232921200"/>1.4142135623730951<text:change-end text:change-id="ct232921200"/></text:p>
          </table:table-cell>
        </table:table-row>
      </table:table>
      <text:p text:style-name="Text_20_body"/>
      <text:p text:style-name="Text_20_body"><text:change text:change-id="ct23292130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2921408"/>[a_numeric a_numeric] <text:alphabetical-index-mark-start text:id="IMark166299920"/>+<text:alphabetical-index-mark-end text:id="IMark166299920"/> [a_numeric]</text:h>
            <text:p text:style-name="Text_20_body">Routing: NOS</text:p>
            <text:p text:style-name="P1">The addition operator is implemented by this method.<text:change-end text:change-id="ct232921408"/></text:p>
          </table:table-cell>
          <table:covered-table-cell/>
        </table:table-row>
        <table:table-row table:style-name="Table134.1">
          <table:table-cell table:style-name="Table134.A2" office:value-type="string">
            <text:p text:style-name="P17"><text:change-start text:change-id="ct232921512"/>Code<text:change-end text:change-id="ct232921512"/></text:p>
          </table:table-cell>
          <table:table-cell table:style-name="Table134.B2" office:value-type="string">
            <text:p text:style-name="P17"><text:change-start text:change-id="ct232921616"/>Result<text:change-end text:change-id="ct232921616"/></text:p>
          </table:table-cell>
        </table:table-row>
        <table:table-row table:style-name="Table134.1">
          <table:table-cell table:style-name="Table134.A2" office:value-type="string">
            <text:p text:style-name="Snippet"><text:change-start text:change-id="ct232921720"/>1 1 +<text:change-end text:change-id="ct232921720"/></text:p>
          </table:table-cell>
          <table:table-cell table:style-name="Table134.B2" office:value-type="string">
            <text:p text:style-name="P2"><text:change-start text:change-id="ct232921824"/>2<text:change-end text:change-id="ct232921824"/></text:p>
          </table:table-cell>
        </table:table-row>
        <table:table-row table:style-name="Table134.1">
          <table:table-cell table:style-name="Table134.A2" office:value-type="string">
            <text:p text:style-name="Snippet"><text:change-start text:change-id="ct232921928"/>1.0 7.2 +<text:change-end text:change-id="ct232921928"/></text:p>
          </table:table-cell>
          <table:table-cell table:style-name="Table134.B2" office:value-type="string">
            <text:p text:style-name="P2"><text:change-start text:change-id="ct232922032"/>8.2<text:change-end text:change-id="ct232922032"/></text:p>
          </table:table-cell>
        </table:table-row>
        <table:table-row table:style-name="Table134.1">
          <table:table-cell table:style-name="Table134.A2" office:value-type="string">
            <text:p text:style-name="Snippet"><text:change-start text:change-id="ct232922136"/>1/2<text:change-end text:change-id="ct232922136"/><text:change-start text:change-id="ct232922240"/> 1/3 +<text:change-end text:change-id="ct232922240"/></text:p>
          </table:table-cell>
          <table:table-cell table:style-name="Table134.B2" office:value-type="string">
            <text:p text:style-name="P2"><text:change-start text:change-id="ct232922344"/>5/6<text:change-end text:change-id="ct232922344"/></text:p>
          </table:table-cell>
        </table:table-row>
        <table:table-row table:style-name="Table134.1">
          <table:table-cell table:style-name="Table134.A2" office:value-type="string">
            <text:p text:style-name="Snippet"><text:change-start text:change-id="ct232922448"/>1+2i 1+3i<text:change-end text:change-id="ct232922448"/><text:change-start text:change-id="ct232922552"/> +<text:change-end text:change-id="ct232922552"/></text:p>
          </table:table-cell>
          <table:table-cell table:style-name="Table134.B2" office:value-type="string">
            <text:p text:style-name="P2"><text:change-start text:change-id="ct232922696"/>2+5i<text:change-end text:change-id="ct232922696"/></text:p>
          </table:table-cell>
        </table:table-row>
      </table:table>
      <text:p text:style-name="Text_20_body"><text:change text:change-id="ct232922800"/><text:change-start text:change-id="ct23292290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66299920"/>-<text:alphabetical-index-mark-end text:id="IMark16629992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2922904"/><text:change text:change-id="ct232923112"/><text:change text:change-id="ct232923008"/><text:change-start text:change-id="ct23292321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6299920"/>.1/x<text:alphabetical-index-mark-end text:id="IMark16629992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2923216"/><text:change text:change-id="ct232923320"/><text:change-start text:change-id="ct23292342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66299920"/>.10**<text:alphabetical-index-mark-end text:id="IMark166299920"/>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2923424"/><text:change text:change-id="ct232923528"/><text:change-start text:change-id="ct23292363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66299920"/>.2**<text:alphabetical-index-mark-end text:id="IMark166299920"/>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2923632"/><text:change text:change-id="ct232923840"/><text:change text:change-id="ct232923736"/><text:change-start text:change-id="ct23292394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6299920"/>.abs<text:alphabetical-index-mark-end text:id="IMark16629992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2923944"/><text:change text:change-id="ct23292404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2924152"/>[a_numeric] <text:alphabetical-index-mark-start text:id="IMark166299920"/>.acos<text:alphabetical-index-mark-end text:id="IMark166299920"/> [a_float]</text:h>
            <text:p text:style-name="Text_20_body">Routing: TOS</text:p>
            <text:p text:style-name="P1">This method computes the arc-cosine (cos(x)<text:span text:style-name="T11">-1</text:span>) of the value. That is it computes the angle in radians <text:change-end text:change-id="ct232924152"/><text:change-start text:change-id="ct232924568"/>whose cosine is the argument<text:note text:id="ftn66" text:note-class="footnote"><text:note-citation>66</text:note-citation><text:note-body><text:p text:style-name="Footnote"><text:change-start text:change-id="ct232924256"/>Please s<text:change-end text:change-id="ct232924256"/><text:change-start text:change-id="ct232924360"/>ee <text:a xlink:type="simple" xlink:href="http://en.wikipedia.org/wiki/Inverse_trigonometric_functions" text:style-name="Internet_20_link" text:visited-style-name="Visited_20_Internet_20_Link">http://en.wikipedia.org/wiki/Inverse_trigonometric_functions</text:a> for m<text:change-end text:change-id="ct232924360"/><text:change-start text:change-id="ct232924464"/>ore details on inverse trigonometric functions.<text:change-end text:change-id="ct232924464"/></text:p></text:note-body></text:note>.<text:change-end text:change-id="ct232924568"/><text:change-start text:change-id="ct232924672"/> <text:span text:style-name="T11"><text:s text:c="11"/></text:span><text:change-end text:change-id="ct232924672"/></text:p>
          </table:table-cell>
          <table:covered-table-cell/>
        </table:table-row>
        <table:table-row table:style-name="Table140.1">
          <table:table-cell table:style-name="Table140.A2" office:value-type="string">
            <text:p text:style-name="P17"><text:change-start text:change-id="ct232924776"/>Code<text:change-end text:change-id="ct232924776"/></text:p>
          </table:table-cell>
          <table:table-cell table:style-name="Table140.B2" office:value-type="string">
            <text:p text:style-name="P17"><text:change-start text:change-id="ct232924880"/>Result<text:change-end text:change-id="ct232924880"/></text:p>
          </table:table-cell>
        </table:table-row>
        <table:table-row table:style-name="Table140.1">
          <table:table-cell table:style-name="Table140.A2" office:value-type="string">
            <text:p text:style-name="Snippet"><text:change-start text:change-id="ct232924984"/>1 .acos<text:change-end text:change-id="ct232924984"/></text:p>
          </table:table-cell>
          <table:table-cell table:style-name="Table140.B2" office:value-type="string">
            <text:p text:style-name="P2"><text:change-start text:change-id="ct232925088"/>0.0<text:change-end text:change-id="ct232925088"/></text:p>
          </table:table-cell>
        </table:table-row>
        <table:table-row table:style-name="Table140.1">
          <table:table-cell table:style-name="Table140.A2" office:value-type="string">
            <text:p text:style-name="Snippet"><text:change-start text:change-id="ct232925192"/>0 .acos<text:change-end text:change-id="ct232925192"/></text:p>
          </table:table-cell>
          <table:table-cell table:style-name="Table140.B2" office:value-type="string">
            <text:p text:style-name="P2"><text:change-start text:change-id="ct232925296"/>1.5707963267948966<text:change-end text:change-id="ct232925296"/></text:p>
          </table:table-cell>
        </table:table-row>
      </table:table>
      <text:p text:style-name="Text_20_body"><text:change text:change-id="ct23292540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2925712"/>[a_numeric] <text:alphabetical-index-mark-start text:id="IMark166299920"/>.acosh<text:alphabetical-index-mark-end text:id="IMark166299920"/> [a_float]</text:h>
            <text:p text:style-name="Text_20_body">Routing: TOS</text:p>
            <text:p text:style-name="P1">This method computes the arc-hyperbolic-cosine (cosh(x)<text:span text:style-name="T11">-1</text:span>) of the value. That is it computes the angle in radians whose hyperbolic-cosine is the argument<text:note text:id="ftn67" text:note-class="footnote"><text:note-citation>67</text:note-citation><text:note-body><text:p text:style-name="Footnote"><text:change-start text:change-id="ct23292550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2925504"/><text:change-start text:change-id="ct232925608"/>bolic trigonometric functions.<text:change-end text:change-id="ct232925608"/></text:p></text:note-body></text:note>.<text:change-end text:change-id="ct232925712"/></text:p>
          </table:table-cell>
          <table:covered-table-cell/>
        </table:table-row>
        <table:table-row table:style-name="Table141.1">
          <table:table-cell table:style-name="Table141.A2" office:value-type="string">
            <text:p text:style-name="P17"><text:change-start text:change-id="ct232925816"/>Code<text:change-end text:change-id="ct232925816"/></text:p>
          </table:table-cell>
          <table:table-cell table:style-name="Table141.B2" office:value-type="string">
            <text:p text:style-name="P17"><text:change-start text:change-id="ct232925920"/>Result<text:change-end text:change-id="ct23292592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292602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2926128"/>[a_numeric] <text:alphabetical-index-mark-start text:id="IMark166299920"/>.angle<text:alphabetical-index-mark-end text:id="IMark166299920"/> [a_float]</text:h>
            <text:p text:style-name="Text_20_body">Routing:<text:change-end text:change-id="ct232926128"/> TOS<text:change-start text:change-id="ct232926232"/></text:p>
            <text:p text:style-name="P1"><text:change-end text:change-id="ct23292623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32926336"/>Code<text:change-end text:change-id="ct232926336"/></text:p>
          </table:table-cell>
          <table:table-cell table:style-name="Table142.B2" office:value-type="string">
            <text:p text:style-name="P17"><text:change-start text:change-id="ct232926440"/>Result<text:change-end text:change-id="ct23292644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292654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2926648"/>[a_numeric] <text:alphabetical-index-mark-start text:id="IMark166299920"/>.asin<text:alphabetical-index-mark-end text:id="IMark166299920"/> [a_<text:change-end text:change-id="ct232926648"/>float<text:change-start text:change-id="ct232926792"/>]</text:h>
            <text:p text:style-name="Text_20_body">Routing:<text:change-end text:change-id="ct232926792"/> TOS<text:change-start text:change-id="ct232926896"/></text:p>
            <text:p text:style-name="P1"><text:change-end text:change-id="ct232926896"/>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32927000"/>Code<text:change-end text:change-id="ct232927000"/></text:p>
          </table:table-cell>
          <table:table-cell table:style-name="Table143.B2" office:value-type="string">
            <text:p text:style-name="P17"><text:change-start text:change-id="ct232927104"/>Result<text:change-end text:change-id="ct2329271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292720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2927312"/>[a_numeric] <text:alphabetical-index-mark-start text:id="IMark166299920"/>.asinh<text:alphabetical-index-mark-end text:id="IMark166299920"/> [a_<text:change-end text:change-id="ct232927312"/>float<text:change-start text:change-id="ct232927416"/>]</text:h>
            <text:p text:style-name="Text_20_body">Routing:<text:change-end text:change-id="ct232927416"/> TOS<text:change-start text:change-id="ct232927520"/></text:p>
            <text:p text:style-name="P1"><text:change-end text:change-id="ct232927520"/>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32927624"/>Code<text:change-end text:change-id="ct232927624"/></text:p>
          </table:table-cell>
          <table:table-cell table:style-name="Table144.B2" office:value-type="string">
            <text:p text:style-name="P17"><text:change-start text:change-id="ct232927728"/>Result<text:change-end text:change-id="ct2329277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29278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2927936"/>[a_numeric] <text:alphabetical-index-mark-start text:id="IMark166299920"/>.atan<text:alphabetical-index-mark-end text:id="IMark166299920"/> [a_<text:change-end text:change-id="ct232927936"/>float<text:change-start text:change-id="ct232928040"/>]</text:h>
            <text:p text:style-name="Text_20_body">Routing:<text:change-end text:change-id="ct232928040"/> TOS<text:change-start text:change-id="ct232928144"/></text:p>
            <text:p text:style-name="P1"><text:change-end text:change-id="ct232928144"/>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32928248"/>Code<text:change-end text:change-id="ct232928248"/></text:p>
          </table:table-cell>
          <table:table-cell table:style-name="Table145.B2" office:value-type="string">
            <text:p text:style-name="P17"><text:change-start text:change-id="ct232928352"/>Result<text:change-end text:change-id="ct2329283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292845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2928560"/>[a_numeric a_numeric] <text:alphabetical-index-mark-start text:id="IMark166299920"/>.atan2<text:alphabetical-index-mark-end text:id="IMark166299920"/> [a_<text:change-end text:change-id="ct232928560"/>float<text:change-start text:change-id="ct232928664"/>]</text:h>
            <text:p text:style-name="Text_20_body">Routing:<text:change-end text:change-id="ct232928664"/> TOS<text:change-start text:change-id="ct232928768"/></text:p>
            <text:p text:style-name="P1"><text:change-end text:change-id="ct2329287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32928872"/>Code<text:change-end text:change-id="ct232928872"/></text:p>
          </table:table-cell>
          <table:table-cell table:style-name="Table146.B2" office:value-type="string">
            <text:p text:style-name="P17"><text:change-start text:change-id="ct232928976"/>Result<text:change-end text:change-id="ct2329289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2929184"/><text:change text:change-id="ct23292908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2929288"/>[a_numeric] <text:alphabetical-index-mark-start text:id="IMark166299920"/>.atanh<text:alphabetical-index-mark-end text:id="IMark166299920"/> [a_<text:change-end text:change-id="ct232929288"/>float<text:change-start text:change-id="ct232929392"/>]</text:h>
            <text:p text:style-name="Text_20_body">Routing:<text:change-end text:change-id="ct232929392"/> TOS<text:change-start text:change-id="ct232929496"/></text:p>
            <text:p text:style-name="P1"><text:change-end text:change-id="ct232929496"/>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32929600"/>Code<text:change-end text:change-id="ct232929600"/></text:p>
          </table:table-cell>
          <table:table-cell table:style-name="Table147.B2" office:value-type="string">
            <text:p text:style-name="P17"><text:change-start text:change-id="ct232929704"/>Result<text:change-end text:change-id="ct2329297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29298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2929912"/>[a_numeric a_numeric] <text:alphabetical-index-mark-start text:id="IMark166299920"/>.c2p<text:alphabetical-index-mark-end text:id="IMark166299920"/> [a_<text:change-end text:change-id="ct232929912"/>float<text:change-start text:change-id="ct232930016"/> a_<text:change-end text:change-id="ct232930016"/>float<text:change-start text:change-id="ct232930120"/>]</text:h>
            <text:p text:style-name="Text_20_body">Routing: TOS</text:p>
            <text:p text:style-name="P1"><text:change-end text:change-id="ct2329301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32930224"/>Code<text:change-end text:change-id="ct232930224"/></text:p>
          </table:table-cell>
          <table:table-cell table:style-name="Table148.B2" office:value-type="string">
            <text:p text:style-name="P17"><text:change-start text:change-id="ct232930328"/>Result<text:change-end text:change-id="ct23293032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2930536"/><text:change text:change-id="ct23293043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2930640"/>[a_numeric] <text:alphabetical-index-mark-start text:id="IMark166299920"/>.cbrt<text:alphabetical-index-mark-end text:id="IMark166299920"/> [a_<text:change-end text:change-id="ct232930640"/>float<text:change-start text:change-id="ct232930744"/>]</text:h>
            <text:p text:style-name="Text_20_body">Routing:<text:change-end text:change-id="ct232930744"/> TOS<text:change-start text:change-id="ct232930888"/></text:p>
            <text:p text:style-name="P1"><text:change-end text:change-id="ct232930888"/>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32930992"/>Code<text:change-end text:change-id="ct232930992"/></text:p>
          </table:table-cell>
          <table:table-cell table:style-name="Table149.B2" office:value-type="string">
            <text:p text:style-name="P17"><text:change-start text:change-id="ct232931096"/>Result<text:change-end text:change-id="ct2329310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293120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2931304"/>[a_numeric] <text:alphabetical-index-mark-start text:id="IMark166299920"/>.ceil<text:alphabetical-index-mark-end text:id="IMark166299920"/> [a<text:change-end text:change-id="ct232931304"/>n<text:change-start text:change-id="ct232931408"/>_<text:change-end text:change-id="ct232931408"/>integer<text:change-start text:change-id="ct232931512"/>]</text:h>
            <text:p text:style-name="Text_20_body">Routing:<text:change-end text:change-id="ct232931512"/> TOS<text:change-start text:change-id="ct232931616"/></text:p>
            <text:p text:style-name="P1"><text:change-end text:change-id="ct232931616"/>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32931720"/>Code<text:change-end text:change-id="ct232931720"/></text:p>
          </table:table-cell>
          <table:table-cell table:style-name="Table150.B2" office:value-type="string">
            <text:p text:style-name="P17"><text:change-start text:change-id="ct232931824"/>Result<text:change-end text:change-id="ct2329318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293192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2932032"/>[a_numeric] <text:alphabetical-index-mark-start text:id="IMark166299920"/>.conjugate<text:alphabetical-index-mark-end text:id="IMark166299920"/> [a_numeric]</text:h>
            <text:p text:style-name="Text_20_body">Routing:<text:change-end text:change-id="ct232932032"/> TOS<text:change-start text:change-id="ct232932136"/></text:p>
            <text:p text:style-name="P1"><text:change-end text:change-id="ct232932136"/>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32932240"/>Code<text:change-end text:change-id="ct232932240"/></text:p>
          </table:table-cell>
          <table:table-cell table:style-name="Table151.B2" office:value-type="string">
            <text:p text:style-name="P17"><text:change-start text:change-id="ct232932344"/>Result<text:change-end text:change-id="ct23293234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293244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2932552"/>[a_numeric] <text:alphabetical-index-mark-start text:id="IMark166299920"/>.cos<text:alphabetical-index-mark-end text:id="IMark166299920"/> [a_<text:change-end text:change-id="ct232932552"/>float<text:change-start text:change-id="ct232932656"/>]</text:h>
            <text:p text:style-name="Text_20_body">Routing:<text:change-end text:change-id="ct232932656"/> TOS<text:change-start text:change-id="ct232932760"/></text:p>
            <text:p text:style-name="P1"><text:change-end text:change-id="ct232932760"/>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32932864"/>Code<text:change-end text:change-id="ct232932864"/></text:p>
          </table:table-cell>
          <table:table-cell table:style-name="Table152.B2" office:value-type="string">
            <text:p text:style-name="P17"><text:change-start text:change-id="ct232932968"/>Result<text:change-end text:change-id="ct23293296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2933176"/><text:change text:change-id="ct23293307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2933280"/>[a_numeric] <text:alphabetical-index-mark-start text:id="IMark166299920"/>.cosh<text:alphabetical-index-mark-end text:id="IMark166299920"/> [a_<text:change-end text:change-id="ct232933280"/>float<text:change-start text:change-id="ct232933384"/>]</text:h>
            <text:p text:style-name="Text_20_body">Routing:<text:change-end text:change-id="ct232933384"/> TOS<text:change-start text:change-id="ct232933488"/></text:p>
            <text:p text:style-name="P1"><text:change-end text:change-id="ct232933488"/>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32933592"/>Code<text:change-end text:change-id="ct232933592"/></text:p>
          </table:table-cell>
          <table:table-cell table:style-name="Table153.B2" office:value-type="string">
            <text:p text:style-name="P17"><text:change-start text:change-id="ct232933696"/>Result<text:change-end text:change-id="ct2329336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293380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2933904"/>[a_numeric] <text:alphabetical-index-mark-start text:id="IMark166299920"/>.cube<text:alphabetical-index-mark-end text:id="IMark166299920"/> [a_numeric]</text:h>
            <text:p text:style-name="Text_20_body">Routing:<text:change-end text:change-id="ct232933904"/> TOS<text:change-start text:change-id="ct232934008"/></text:p>
            <text:p text:style-name="P1"><text:change-end text:change-id="ct232934008"/>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32934112"/>Code<text:change-end text:change-id="ct232934112"/></text:p>
          </table:table-cell>
          <table:table-cell table:style-name="Table154.B2" office:value-type="string">
            <text:p text:style-name="P17"><text:change-start text:change-id="ct232934216"/>Result<text:change-end text:change-id="ct2329342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293432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2934424"/>[a_numeric] <text:alphabetical-index-mark-start text:id="IMark166299920"/>.d2r<text:alphabetical-index-mark-end text:id="IMark166299920"/> [a_<text:change-end text:change-id="ct232934424"/>float<text:change-start text:change-id="ct232934528"/>]</text:h>
            <text:p text:style-name="Text_20_body">Routing:<text:change-end text:change-id="ct232934528"/> TOS<text:change-start text:change-id="ct232934632"/></text:p>
            <text:p text:style-name="P1"><text:change-end text:change-id="ct232934632"/>This method converts the argument number from degrees to radians.</text:p>
          </table:table-cell>
          <table:covered-table-cell/>
        </table:table-row>
        <table:table-row table:style-name="Table155.1">
          <table:table-cell table:style-name="Table155.A2" office:value-type="string">
            <text:p text:style-name="P17"><text:change-start text:change-id="ct232934736"/>Code<text:change-end text:change-id="ct232934736"/></text:p>
          </table:table-cell>
          <table:table-cell table:style-name="Table155.B2" office:value-type="string">
            <text:p text:style-name="P17"><text:change-start text:change-id="ct232934840"/>Result<text:change-end text:change-id="ct23293484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293498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2935088"/>[a_numeric] <text:alphabetical-index-mark-start text:id="IMark166299920"/>.denominator<text:alphabetical-index-mark-end text:id="IMark166299920"/> [a<text:change-end text:change-id="ct232935088"/>n<text:change-start text:change-id="ct232935192"/>_<text:change-end text:change-id="ct232935192"/>integer<text:change-start text:change-id="ct232935296"/>]</text:h>
            <text:p text:style-name="Text_20_body">Routing:<text:change-end text:change-id="ct232935296"/> TOS<text:change-start text:change-id="ct232935400"/></text:p>
            <text:p text:style-name="P1"><text:change-end text:change-id="ct23293540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32935504"/>Code<text:change-end text:change-id="ct232935504"/></text:p>
          </table:table-cell>
          <table:table-cell table:style-name="Table156.B2" office:value-type="string">
            <text:p text:style-name="P17"><text:change-start text:change-id="ct232935608"/>Result<text:change-end text:change-id="ct23293560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293571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2935816"/>[a_numeric] <text:alphabetical-index-mark-start text:id="IMark166299920"/>.e**<text:alphabetical-index-mark-end text:id="IMark166299920"/> [a_<text:change-end text:change-id="ct232935816"/>float<text:change-start text:change-id="ct232935920"/>]</text:h>
            <text:p text:style-name="Text_20_body">Routing:<text:change-end text:change-id="ct232935920"/> TOS<text:change-start text:change-id="ct232936024"/></text:p>
            <text:p text:style-name="P1"><text:change-end text:change-id="ct232936024"/>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32936128"/>Code<text:change-end text:change-id="ct232936128"/></text:p>
          </table:table-cell>
          <table:table-cell table:style-name="Table157.B2" office:value-type="string">
            <text:p text:style-name="P17"><text:change-start text:change-id="ct232936232"/>Result<text:change-end text:change-id="ct23293623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293633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2936440"/>[a_numeric] <text:alphabetical-index-mark-start text:id="IMark166299920"/>.emit<text:alphabetical-index-mark-end text:id="IMark166299920"/> []</text:h>
            <text:p text:style-name="Text_20_body">Routing:<text:change-end text:change-id="ct232936440"/> TOS<text:change-start text:change-id="ct232936544"/></text:p>
            <text:p text:style-name="P1"><text:change-end text:change-id="ct232936544"/>This method emits a character with the code of numeric argument.</text:p>
          </table:table-cell>
          <table:covered-table-cell/>
        </table:table-row>
        <table:table-row table:style-name="Table158.1">
          <table:table-cell table:style-name="Table158.A2" office:value-type="string">
            <text:p text:style-name="P17"><text:change-start text:change-id="ct232936648"/>Code<text:change-end text:change-id="ct232936648"/></text:p>
          </table:table-cell>
          <table:table-cell table:style-name="Table158.B2" office:value-type="string">
            <text:p text:style-name="P17"><text:change-start text:change-id="ct232936752"/>Result<text:change-end text:change-id="ct23293675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2936960"/><text:change text:change-id="ct23293685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2937064"/>[a_numeric] <text:alphabetical-index-mark-start text:id="IMark166299920"/>.floor<text:alphabetical-index-mark-end text:id="IMark166299920"/> [a<text:change-end text:change-id="ct232937064"/>n<text:change-start text:change-id="ct232937168"/>_<text:change-end text:change-id="ct232937168"/>integer<text:change-start text:change-id="ct232937272"/>]</text:h>
            <text:p text:style-name="Text_20_body">Routing:<text:change-end text:change-id="ct232937272"/> TOS<text:change-start text:change-id="ct232937376"/></text:p>
            <text:p text:style-name="P1"><text:change-end text:change-id="ct232937376"/>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32937480"/>Code<text:change-end text:change-id="ct232937480"/></text:p>
          </table:table-cell>
          <table:table-cell table:style-name="Table159.B2" office:value-type="string">
            <text:p text:style-name="P17"><text:change-start text:change-id="ct232937584"/>Result<text:change-end text:change-id="ct23293758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293768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2937792"/>[a_numeric a_numeric] <text:alphabetical-index-mark-start text:id="IMark166299920"/>.hypot<text:alphabetical-index-mark-end text:id="IMark166299920"/> [a_<text:change-end text:change-id="ct232937792"/>float<text:change-start text:change-id="ct232937896"/>]</text:h>
            <text:p text:style-name="Text_20_body">Routing:<text:change-end text:change-id="ct232937896"/> TOS<text:change-start text:change-id="ct232938000"/></text:p>
            <text:p text:style-name="P1"><text:change-end text:change-id="ct232938000"/>Given two lengths, this method computes the length of the hypotenuse. </text:p>
          </table:table-cell>
          <table:covered-table-cell/>
        </table:table-row>
        <table:table-row table:style-name="Table160.1">
          <table:table-cell table:style-name="Table160.A2" office:value-type="string">
            <text:p text:style-name="P17"><text:change-start text:change-id="ct232938104"/>Code<text:change-end text:change-id="ct232938104"/></text:p>
          </table:table-cell>
          <table:table-cell table:style-name="Table160.B2" office:value-type="string">
            <text:p text:style-name="P17"><text:change-start text:change-id="ct232938208"/>Result<text:change-end text:change-id="ct23293820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293831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2938416"/>[a_numeric] <text:alphabetical-index-mark-start text:id="IMark166299920"/>.imaginary<text:alphabetical-index-mark-end text:id="IMark166299920"/> [a_numeric]</text:h>
            <text:p text:style-name="Text_20_body">Routing:<text:change-end text:change-id="ct232938416"/> TOS<text:change-start text:change-id="ct232938520"/></text:p>
            <text:p text:style-name="P1"><text:change-end text:change-id="ct23293852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32938624"/>Code<text:change-end text:change-id="ct232938624"/></text:p>
          </table:table-cell>
          <table:table-cell table:style-name="Table161.B2" office:value-type="string">
            <text:p text:style-name="P17"><text:change-start text:change-id="ct232938728"/>Result<text:change-end text:change-id="ct23293872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293883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2938936"/>[a_numeric] <text:alphabetical-index-mark-start text:id="IMark166299920"/>.ln<text:alphabetical-index-mark-end text:id="IMark166299920"/> [a_<text:change-end text:change-id="ct232938936"/>float<text:change-start text:change-id="ct232943088"/>]</text:h>
            <text:p text:style-name="Text_20_body">Routing:<text:change-end text:change-id="ct232943088"/> TOS<text:change-start text:change-id="ct232943192"/></text:p>
            <text:p text:style-name="P1"><text:change-end text:change-id="ct232943192"/>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32943296"/>Code<text:change-end text:change-id="ct232943296"/></text:p>
          </table:table-cell>
          <table:table-cell table:style-name="Table162.B2" office:value-type="string">
            <text:p text:style-name="P17"><text:change-start text:change-id="ct232943400"/>Result<text:change-end text:change-id="ct23294340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294350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2943608"/>[a_numeric] <text:alphabetical-index-mark-start text:id="IMark166299920"/>.log10<text:alphabetical-index-mark-end text:id="IMark166299920"/> [a_<text:change-end text:change-id="ct232943608"/>float<text:change-start text:change-id="ct232943712"/>]</text:h>
            <text:p text:style-name="Text_20_body">Routing:<text:change-end text:change-id="ct232943712"/> TOS<text:change-start text:change-id="ct232943816"/></text:p>
            <text:p text:style-name="P1"><text:change-end text:change-id="ct232943816"/>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32943920"/>Code<text:change-end text:change-id="ct232943920"/></text:p>
          </table:table-cell>
          <table:table-cell table:style-name="Table163.B2" office:value-type="string">
            <text:p text:style-name="P17"><text:change-start text:change-id="ct232944024"/>Result<text:change-end text:change-id="ct23294402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294412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2944232"/>[a_numeric] <text:alphabetical-index-mark-start text:id="IMark166299920"/>.log2<text:alphabetical-index-mark-end text:id="IMark166299920"/> [a_<text:change-end text:change-id="ct232944232"/>float<text:change-start text:change-id="ct232944336"/>]</text:h>
            <text:p text:style-name="Text_20_body">Routing:<text:change-end text:change-id="ct232944336"/> TOS<text:change-start text:change-id="ct232944440"/></text:p>
            <text:p text:style-name="P1"><text:change-end text:change-id="ct232944440"/>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32944544"/>Code<text:change-end text:change-id="ct232944544"/></text:p>
          </table:table-cell>
          <table:table-cell table:style-name="Table164.B2" office:value-type="string">
            <text:p text:style-name="P17"><text:change-start text:change-id="ct232944648"/>Result<text:change-end text:change-id="ct232944648"/></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294475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2944856"/>[a_numeric] <text:alphabetical-index-mark-start text:id="IMark166299920"/>.magnitude<text:alphabetical-index-mark-end text:id="IMark166299920"/> [a_numeric]</text:h>
            <text:p text:style-name="Text_20_body">Routing:<text:change-end text:change-id="ct232944856"/> TOS<text:change-start text:change-id="ct232944960"/></text:p>
            <text:p text:style-name="P1"><text:change-end text:change-id="ct23294496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32945064"/>Code<text:change-end text:change-id="ct232945064"/></text:p>
          </table:table-cell>
          <table:table-cell table:style-name="Table165.B2" office:value-type="string">
            <text:p text:style-name="P17"><text:change-start text:change-id="ct232945168"/>Result<text:change-end text:change-id="ct23294516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2945272"/></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32945376"/>[a_numeric] <text:alphabetical-index-mark-start text:id="IMark166299920"/>.numerator<text:alphabetical-index-mark-end text:id="IMark166299920"/> [a_numeric]</text:h>
            <text:p text:style-name="Text_20_body">Routing:<text:change-end text:change-id="ct232945376"/> TOS<text:change-start text:change-id="ct232945480"/></text:p>
            <text:p text:style-name="P1"><text:change-end text:change-id="ct23294548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32945584"/>Code<text:change-end text:change-id="ct232945584"/></text:p>
          </table:table-cell>
          <table:table-cell table:style-name="Table166.B2" office:value-type="string">
            <text:p text:style-name="P17"><text:change-start text:change-id="ct232945688"/>Result<text:change-end text:change-id="ct23294568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2945896"/><text:change text:change-id="ct23294579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2946000"/>[a_numeric a_numeric] <text:alphabetical-index-mark-start text:id="IMark166299920"/>.p2c<text:alphabetical-index-mark-end text:id="IMark166299920"/> [a_<text:change-end text:change-id="ct232946000"/>float<text:change-start text:change-id="ct232946104"/> a_<text:change-end text:change-id="ct232946104"/>float<text:change-start text:change-id="ct232946208"/>]</text:h>
            <text:p text:style-name="Text_20_body">Routing:<text:change-end text:change-id="ct232946208"/> TOS<text:change-start text:change-id="ct232946312"/></text:p>
            <text:p text:style-name="P1"><text:change-end text:change-id="ct23294631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32946416"/>Code<text:change-end text:change-id="ct232946416"/></text:p>
          </table:table-cell>
          <table:table-cell table:style-name="Table167.B2" office:value-type="string">
            <text:p text:style-name="P17"><text:change-start text:change-id="ct232946520"/>Result<text:change-end text:change-id="ct23294652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294662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2946728"/>[a_numeric] <text:alphabetical-index-mark-start text:id="IMark166299920"/>.polar<text:alphabetical-index-mark-end text:id="IMark166299920"/> [a_<text:change-end text:change-id="ct232946728"/>float<text:change-start text:change-id="ct232946832"/> a_<text:change-end text:change-id="ct232946832"/>float<text:change-start text:change-id="ct232946936"/>]</text:h>
            <text:p text:style-name="Text_20_body">Routing:<text:change-end text:change-id="ct232946936"/> TOS<text:change-start text:change-id="ct232947040"/></text:p>
            <text:p text:style-name="P1"><text:change-end text:change-id="ct23294704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32963568"/>Code<text:change-end text:change-id="ct232963568"/></text:p>
          </table:table-cell>
          <table:table-cell table:style-name="Table168.B2" office:value-type="string">
            <text:p text:style-name="P17"><text:change-start text:change-id="ct232963672"/>Result<text:change-end text:change-id="ct2329636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29637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2963880"/>[a_numeric] <text:alphabetical-index-mark-start text:id="IMark166299920"/>.r2d<text:alphabetical-index-mark-end text:id="IMark166299920"/> [a_<text:change-end text:change-id="ct232963880"/>float<text:change-start text:change-id="ct232963984"/>]</text:h>
            <text:p text:style-name="Text_20_body">Routing:<text:change-end text:change-id="ct232963984"/> TOS<text:change-start text:change-id="ct232964088"/></text:p>
            <text:p text:style-name="P1"><text:change-end text:change-id="ct232964088"/>Convert a angle value from radians to degrees.</text:p>
          </table:table-cell>
          <table:covered-table-cell/>
        </table:table-row>
        <table:table-row table:style-name="Table169.1">
          <table:table-cell table:style-name="Table169.A2" office:value-type="string">
            <text:p text:style-name="P17"><text:change-start text:change-id="ct232964192"/>Code<text:change-end text:change-id="ct232964192"/></text:p>
          </table:table-cell>
          <table:table-cell table:style-name="Table169.B2" office:value-type="string">
            <text:p text:style-name="P17"><text:change-start text:change-id="ct232964296"/>Result<text:change-end text:change-id="ct2329642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29644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2964504"/>[a_numeric] <text:alphabetical-index-mark-start text:id="IMark166299920"/>.real<text:alphabetical-index-mark-end text:id="IMark166299920"/> [a_numeric]</text:h>
            <text:p text:style-name="Text_20_body">Routing:<text:change-end text:change-id="ct232964504"/> TOS<text:change-start text:change-id="ct232964608"/></text:p>
            <text:p text:style-name="P1"><text:change-end text:change-id="ct2329646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32964712"/>Code<text:change-end text:change-id="ct232964712"/></text:p>
          </table:table-cell>
          <table:table-cell table:style-name="Table170.B2" office:value-type="string">
            <text:p text:style-name="P17"><text:change-start text:change-id="ct232964816"/>Result<text:change-end text:change-id="ct2329648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29649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2965024"/>[a_numeric] <text:alphabetical-index-mark-start text:id="IMark166299920"/>.round<text:alphabetical-index-mark-end text:id="IMark166299920"/> [a<text:change-end text:change-id="ct232965024"/>n<text:change-start text:change-id="ct232965128"/>_<text:change-end text:change-id="ct232965128"/>integer<text:change-start text:change-id="ct232965232"/>]</text:h>
            <text:p text:style-name="Text_20_body">Routing:<text:change-end text:change-id="ct232965232"/> TOS<text:change-start text:change-id="ct232965336"/></text:p>
            <text:p text:style-name="P1"><text:change-end text:change-id="ct232965336"/>This method rounds the argument number to the nearest integer.</text:p>
          </table:table-cell>
          <table:covered-table-cell/>
        </table:table-row>
        <table:table-row table:style-name="Table171.1">
          <table:table-cell table:style-name="Table171.A2" office:value-type="string">
            <text:p text:style-name="P17"><text:change-start text:change-id="ct232965440"/>Code<text:change-end text:change-id="ct232965440"/></text:p>
          </table:table-cell>
          <table:table-cell table:style-name="Table171.B2" office:value-type="string">
            <text:p text:style-name="P17"><text:change-start text:change-id="ct232965544"/>Result<text:change-end text:change-id="ct2329655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29656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2965752"/>[a_numeric] <text:alphabetical-index-mark-start text:id="IMark166299920"/>.sin<text:alphabetical-index-mark-end text:id="IMark166299920"/> [a_<text:change-end text:change-id="ct232965752"/>float<text:change-start text:change-id="ct232965856"/>]</text:h>
            <text:p text:style-name="Text_20_body">Routing:<text:change-end text:change-id="ct232965856"/> TOS<text:change-start text:change-id="ct232965960"/></text:p>
            <text:p text:style-name="P1"><text:change-end text:change-id="ct232965960"/>This method computes the sine of the argument angle in radians.</text:p>
          </table:table-cell>
          <table:covered-table-cell/>
        </table:table-row>
        <table:table-row table:style-name="Table172.1">
          <table:table-cell table:style-name="Table172.A2" office:value-type="string">
            <text:p text:style-name="P17"><text:change-start text:change-id="ct232966064"/>Code<text:change-end text:change-id="ct232966064"/></text:p>
          </table:table-cell>
          <table:table-cell table:style-name="Table172.B2" office:value-type="string">
            <text:p text:style-name="P17"><text:change-start text:change-id="ct232966168"/>Result<text:change-end text:change-id="ct2329661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296627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2966376"/>[a_numeric] <text:alphabetical-index-mark-start text:id="IMark166299920"/>.sinh<text:alphabetical-index-mark-end text:id="IMark166299920"/> [a_<text:change-end text:change-id="ct232966376"/>float<text:change-start text:change-id="ct232966480"/>]</text:h>
            <text:p text:style-name="Text_20_body">Routing:<text:change-end text:change-id="ct232966480"/> TOS<text:change-start text:change-id="ct232966584"/></text:p>
            <text:p text:style-name="P1"><text:change-end text:change-id="ct232966584"/>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32966688"/>Code<text:change-end text:change-id="ct232966688"/></text:p>
          </table:table-cell>
          <table:table-cell table:style-name="Table173.B2" office:value-type="string">
            <text:p text:style-name="P17"><text:change-start text:change-id="ct232966792"/>Result<text:change-end text:change-id="ct2329667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2966896"/></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32967000"/>[a_numeric] <text:alphabetical-index-mark-start text:id="IMark166299920"/>.sleep<text:alphabetical-index-mark-end text:id="IMark166299920"/> []</text:h>
            <text:p text:style-name="Text_20_body">Routing:<text:change-end text:change-id="ct232967000"/> TOS<text:change-start text:change-id="ct232967104"/></text:p>
            <text:p text:style-name="P1"><text:change-end text:change-id="ct232967104"/>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32967208"/>Code<text:change-end text:change-id="ct232967208"/></text:p>
          </table:table-cell>
          <table:table-cell table:style-name="Table174.B2" office:value-type="string">
            <text:p text:style-name="P17"><text:change-start text:change-id="ct232967312"/>Result<text:change-end text:change-id="ct232967312"/></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296741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2967520"/>[a_numeric] <text:alphabetical-index-mark-start text:id="IMark166299920"/>.sqr<text:alphabetical-index-mark-end text:id="IMark166299920"/> [a_numeric]</text:h>
            <text:p text:style-name="Text_20_body">Routing:<text:change-end text:change-id="ct232967520"/> TOS<text:change-start text:change-id="ct232967664"/></text:p>
            <text:p text:style-name="P1"><text:change-end text:change-id="ct232967664"/>This method computes the square of the argument value.</text:p>
          </table:table-cell>
          <table:covered-table-cell/>
        </table:table-row>
        <table:table-row table:style-name="Table175.1">
          <table:table-cell table:style-name="Table175.A2" office:value-type="string">
            <text:p text:style-name="P17"><text:change-start text:change-id="ct232967768"/>Code<text:change-end text:change-id="ct232967768"/></text:p>
          </table:table-cell>
          <table:table-cell table:style-name="Table175.B2" office:value-type="string">
            <text:p text:style-name="P17"><text:change-start text:change-id="ct232967872"/>Result<text:change-end text:change-id="ct23296787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2967976"/></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32968080"/>[a_numeric] <text:alphabetical-index-mark-start text:id="IMark166299920"/>.sqrt<text:alphabetical-index-mark-end text:id="IMark166299920"/> [a_<text:change-end text:change-id="ct232968080"/>float<text:change-start text:change-id="ct232968184"/>]</text:h>
            <text:p text:style-name="Text_20_body">Routing:<text:change-end text:change-id="ct232968184"/> TOS<text:change-start text:change-id="ct232968288"/></text:p>
            <text:p text:style-name="P1"><text:change-end text:change-id="ct232968288"/>This method computes the square root of the argument value.</text:p>
          </table:table-cell>
          <table:covered-table-cell/>
        </table:table-row>
        <table:table-row table:style-name="Table176.1">
          <table:table-cell table:style-name="Table176.A2" office:value-type="string">
            <text:p text:style-name="P17"><text:change-start text:change-id="ct232968392"/>Code<text:change-end text:change-id="ct232968392"/></text:p>
          </table:table-cell>
          <table:table-cell table:style-name="Table176.B2" office:value-type="string">
            <text:p text:style-name="P17"><text:change-start text:change-id="ct232968496"/>Result<text:change-end text:change-id="ct2329684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296860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2968704"/>[a_numeric] <text:alphabetical-index-mark-start text:id="IMark166299920"/>.tan<text:alphabetical-index-mark-end text:id="IMark166299920"/> [a_<text:change-end text:change-id="ct232968704"/>float<text:change-start text:change-id="ct232968808"/>]</text:h>
            <text:p text:style-name="Text_20_body">Routing:<text:change-end text:change-id="ct232968808"/> TOS<text:change-start text:change-id="ct232968912"/></text:p>
            <text:p text:style-name="P1"><text:change-end text:change-id="ct232968912"/>This method computes the tangent of the argument angle in radians.</text:p>
          </table:table-cell>
          <table:covered-table-cell/>
        </table:table-row>
        <table:table-row table:style-name="Table177.1">
          <table:table-cell table:style-name="Table177.A2" office:value-type="string">
            <text:p text:style-name="P17"><text:change-start text:change-id="ct232969016"/>Code<text:change-end text:change-id="ct232969016"/></text:p>
          </table:table-cell>
          <table:table-cell table:style-name="Table177.B2" office:value-type="string">
            <text:p text:style-name="P17"><text:change-start text:change-id="ct232969120"/>Result<text:change-end text:change-id="ct2329691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296922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2969328"/>[a_numeric] <text:alphabetical-index-mark-start text:id="IMark166299920"/>.tanh<text:alphabetical-index-mark-end text:id="IMark166299920"/> [a_<text:change-end text:change-id="ct232969328"/>float<text:change-start text:change-id="ct232969432"/>]</text:h>
            <text:p text:style-name="Text_20_body">Routing:<text:change-end text:change-id="ct232969432"/> TOS<text:change-start text:change-id="ct232969536"/></text:p>
            <text:p text:style-name="P1"><text:change-end text:change-id="ct232969536"/>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32969640"/>Code<text:change-end text:change-id="ct232969640"/></text:p>
          </table:table-cell>
          <table:table-cell table:style-name="Table178.B2" office:value-type="string">
            <text:p text:style-name="P17"><text:change-start text:change-id="ct232969744"/>Result<text:change-end text:change-id="ct2329697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2969848"/></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2969952"/>[a_numeric a_numeric] <text:alphabetical-index-mark-start text:id="IMark166299920"/>/<text:alphabetical-index-mark-end text:id="IMark166299920"/> [a_numeric]</text:h>
            <text:p text:style-name="Text_20_body">Routing:<text:change-end text:change-id="ct232969952"/> NOS<text:change-start text:change-id="ct232970056"/></text:p>
            <text:p text:style-name="P1"><text:change-end text:change-id="ct232970056"/>This method implements the division operator.</text:p>
          </table:table-cell>
          <table:covered-table-cell/>
        </table:table-row>
        <table:table-row table:style-name="Table179.1">
          <table:table-cell table:style-name="Table179.A2" office:value-type="string">
            <text:p text:style-name="P17"><text:change-start text:change-id="ct232970160"/>Code<text:change-end text:change-id="ct232970160"/></text:p>
          </table:table-cell>
          <table:table-cell table:style-name="Table179.B2" office:value-type="string">
            <text:p text:style-name="P17"><text:change-start text:change-id="ct232970264"/>Result<text:change-end text:change-id="ct2329702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29703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2970472"/>[a_numeric] <text:alphabetical-index-mark-start text:id="IMark166299920"/>0&lt;<text:alphabetical-index-mark-end text:id="IMark166299920"/> [a_boolean]</text:h>
            <text:p text:style-name="Text_20_body">Routing:<text:change-end text:change-id="ct232970472"/> TOS<text:change-start text:change-id="ct232970576"/></text:p>
            <text:p text:style-name="P1"><text:change-end text:change-id="ct232970576"/>Is this number less than zero?</text:p>
          </table:table-cell>
          <table:covered-table-cell/>
        </table:table-row>
        <table:table-row table:style-name="Table180.1">
          <table:table-cell table:style-name="Table180.A2" office:value-type="string">
            <text:p text:style-name="P17"><text:change-start text:change-id="ct232970680"/>Code<text:change-end text:change-id="ct232970680"/></text:p>
          </table:table-cell>
          <table:table-cell table:style-name="Table180.B2" office:value-type="string">
            <text:p text:style-name="P17"><text:change-start text:change-id="ct232970784"/>Result<text:change-end text:change-id="ct2329707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297088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2970992"/>[a_numeric] <text:alphabetical-index-mark-start text:id="IMark166299920"/>0&lt;=<text:alphabetical-index-mark-end text:id="IMark166299920"/> [a_boolean]</text:h>
            <text:p text:style-name="Text_20_body">Routing:<text:change-end text:change-id="ct232970992"/> TOS<text:change-start text:change-id="ct232971096"/></text:p>
            <text:p text:style-name="P1"><text:change-end text:change-id="ct232971096"/>Is this number less than or equal to zero?</text:p>
          </table:table-cell>
          <table:covered-table-cell/>
        </table:table-row>
        <table:table-row table:style-name="Table181.1">
          <table:table-cell table:style-name="Table181.A2" office:value-type="string">
            <text:p text:style-name="P17"><text:change-start text:change-id="ct232971200"/>Code<text:change-end text:change-id="ct232971200"/></text:p>
          </table:table-cell>
          <table:table-cell table:style-name="Table181.B2" office:value-type="string">
            <text:p text:style-name="P17"><text:change-start text:change-id="ct232971304"/>Result<text:change-end text:change-id="ct2329713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297140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2971512"/>[a_numeric] <text:alphabetical-index-mark-start text:id="IMark166299920"/>0&lt;=&gt;<text:alphabetical-index-mark-end text:id="IMark166299920"/> [<text:change-end text:change-id="ct232971512"/>1, 0, or -1<text:change-start text:change-id="ct232971616"/>]</text:h>
            <text:p text:style-name="Text_20_body">Routing:<text:change-end text:change-id="ct232971616"/> TOS<text:change-start text:change-id="ct232971760"/></text:p>
            <text:p text:style-name="P1"><text:change-end text:change-id="ct232971760"/>Perform a “three outcome” comparison of the value with zero.</text:p>
          </table:table-cell>
          <table:covered-table-cell/>
        </table:table-row>
        <table:table-row table:style-name="Table182.1">
          <table:table-cell table:style-name="Table182.A2" office:value-type="string">
            <text:p text:style-name="P17"><text:change-start text:change-id="ct232971864"/>Code<text:change-end text:change-id="ct232971864"/></text:p>
          </table:table-cell>
          <table:table-cell table:style-name="Table182.B2" office:value-type="string">
            <text:p text:style-name="P17"><text:change-start text:change-id="ct232971968"/>Result<text:change-end text:change-id="ct23297196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2972176"/><text:change text:change-id="ct23297207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2972280"/>[a_numeric] <text:alphabetical-index-mark-start text:id="IMark166299920"/>0&lt;&gt; <text:alphabetical-index-mark-end text:id="IMark166299920"/>[a_boolean]</text:h>
            <text:p text:style-name="Text_20_body">Routing:<text:change-end text:change-id="ct232972280"/> TOS<text:change-start text:change-id="ct232972384"/></text:p>
            <text:p text:style-name="P1"><text:change-end text:change-id="ct232972384"/>Is the number not equal to zero?</text:p>
          </table:table-cell>
          <table:covered-table-cell/>
        </table:table-row>
        <table:table-row table:style-name="Table183.1">
          <table:table-cell table:style-name="Table183.A2" office:value-type="string">
            <text:p text:style-name="P17"><text:change-start text:change-id="ct232972488"/>Code<text:change-end text:change-id="ct232972488"/></text:p>
          </table:table-cell>
          <table:table-cell table:style-name="Table183.B2" office:value-type="string">
            <text:p text:style-name="P17"><text:change-start text:change-id="ct232972592"/>Result<text:change-end text:change-id="ct23297259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297269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2972800"/>[a_numeric] <text:alphabetical-index-mark-start text:id="IMark166299920"/>0=<text:alphabetical-index-mark-end text:id="IMark166299920"/> [a_boolean]</text:h>
            <text:p text:style-name="Text_20_body">Routing:<text:change-end text:change-id="ct232972800"/> TOS<text:change-start text:change-id="ct232972904"/></text:p>
            <text:p text:style-name="P1"><text:change-end text:change-id="ct232972904"/>Is the number equal to zero?</text:p>
          </table:table-cell>
          <table:covered-table-cell/>
        </table:table-row>
        <table:table-row table:style-name="Table184.1">
          <table:table-cell table:style-name="Table184.A2" office:value-type="string">
            <text:p text:style-name="P17"><text:change-start text:change-id="ct232973008"/>Code<text:change-end text:change-id="ct232973008"/></text:p>
          </table:table-cell>
          <table:table-cell table:style-name="Table184.B2" office:value-type="string">
            <text:p text:style-name="P17"><text:change-start text:change-id="ct232973112"/>Result<text:change-end text:change-id="ct23297311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2973216"/></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2973320"/>[a_numeric] <text:alphabetical-index-mark-start text:id="IMark166299920"/>0&gt;<text:alphabetical-index-mark-end text:id="IMark166299920"/> [a_boolean]</text:h>
            <text:p text:style-name="Text_20_body">Routing:<text:change-end text:change-id="ct232973320"/> TOS<text:change-start text:change-id="ct232973424"/></text:p>
            <text:p text:style-name="P1"><text:change-end text:change-id="ct232973424"/>Is the number greater than zero?</text:p>
          </table:table-cell>
          <table:covered-table-cell/>
        </table:table-row>
        <table:table-row table:style-name="Table185.1">
          <table:table-cell table:style-name="Table185.A2" office:value-type="string">
            <text:p text:style-name="P17"><text:change-start text:change-id="ct232973528"/>Code<text:change-end text:change-id="ct232973528"/></text:p>
          </table:table-cell>
          <table:table-cell table:style-name="Table185.B2" office:value-type="string">
            <text:p text:style-name="P17"><text:change-start text:change-id="ct232973632"/>Result<text:change-end text:change-id="ct23297363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297373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2973840"/>[a_numeric] <text:alphabetical-index-mark-start text:id="IMark166299920"/>0&gt;=<text:alphabetical-index-mark-end text:id="IMark166299920"/> [a_boolean]</text:h>
            <text:p text:style-name="Text_20_body">Routing:<text:change-end text:change-id="ct232973840"/> TOS<text:change-start text:change-id="ct232973944"/></text:p>
            <text:p text:style-name="P1"><text:change-end text:change-id="ct232973944"/>Is the number greater than or equal to zero?</text:p>
          </table:table-cell>
          <table:covered-table-cell/>
        </table:table-row>
        <table:table-row table:style-name="Table186.1">
          <table:table-cell table:style-name="Table186.A2" office:value-type="string">
            <text:p text:style-name="P17"><text:change-start text:change-id="ct232974048"/>Code<text:change-end text:change-id="ct232974048"/></text:p>
          </table:table-cell>
          <table:table-cell table:style-name="Table186.B2" office:value-type="string">
            <text:p text:style-name="P17"><text:change-start text:change-id="ct232974152"/>Result<text:change-end text:change-id="ct23297415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297425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2974360"/>[a_numeric] <text:alphabetical-index-mark-start text:id="IMark166299920"/>1+<text:alphabetical-index-mark-end text:id="IMark166299920"/> [a_numeric]</text:h>
            <text:p text:style-name="Text_20_body">Routing:<text:change-end text:change-id="ct232974360"/> TOS<text:change-start text:change-id="ct232974464"/></text:p>
            <text:p text:style-name="P1"><text:change-end text:change-id="ct232974464"/>Add one to the number</text:p>
          </table:table-cell>
          <table:covered-table-cell/>
        </table:table-row>
        <table:table-row table:style-name="Table187.1">
          <table:table-cell table:style-name="Table187.A2" office:value-type="string">
            <text:p text:style-name="P17"><text:change-start text:change-id="ct232974568"/>Code<text:change-end text:change-id="ct232974568"/></text:p>
          </table:table-cell>
          <table:table-cell table:style-name="Table187.B2" office:value-type="string">
            <text:p text:style-name="P17"><text:change-start text:change-id="ct232974672"/>Result<text:change-end text:change-id="ct23297467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297477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2974880"/>[a_numeric] <text:alphabetical-index-mark-start text:id="IMark166299920"/>1-<text:alphabetical-index-mark-end text:id="IMark166299920"/> [a_numeric]</text:h>
            <text:p text:style-name="Text_20_body">Routing:<text:change-end text:change-id="ct232974880"/> TOS<text:change-start text:change-id="ct232974984"/></text:p>
            <text:p text:style-name="P1"><text:change-end text:change-id="ct232974984"/>Subtract ond from the number</text:p>
          </table:table-cell>
          <table:covered-table-cell/>
        </table:table-row>
        <table:table-row table:style-name="Table188.1">
          <table:table-cell table:style-name="Table188.A2" office:value-type="string">
            <text:p text:style-name="P17"><text:change-start text:change-id="ct232975088"/>Code<text:change-end text:change-id="ct232975088"/></text:p>
          </table:table-cell>
          <table:table-cell table:style-name="Table188.B2" office:value-type="string">
            <text:p text:style-name="P17"><text:change-start text:change-id="ct232975192"/>Result<text:change-end text:change-id="ct23297519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2975296"/></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2975400"/>[a_numeric] <text:alphabetical-index-mark-start text:id="IMark166299920"/>2*<text:alphabetical-index-mark-end text:id="IMark166299920"/> [a_numeric]</text:h>
            <text:p text:style-name="Text_20_body">Routing:<text:change-end text:change-id="ct232975400"/> TOS<text:change-start text:change-id="ct232975504"/></text:p>
            <text:p text:style-name="P1"><text:change-end text:change-id="ct232975504"/>Multiply the number by two.</text:p>
          </table:table-cell>
          <table:covered-table-cell/>
        </table:table-row>
        <table:table-row table:style-name="Table189.1">
          <table:table-cell table:style-name="Table189.A2" office:value-type="string">
            <text:p text:style-name="P17"><text:change-start text:change-id="ct232975608"/>Code<text:change-end text:change-id="ct232975608"/></text:p>
          </table:table-cell>
          <table:table-cell table:style-name="Table189.B2" office:value-type="string">
            <text:p text:style-name="P17"><text:change-start text:change-id="ct232975712"/>Result<text:change-end text:change-id="ct23297571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297581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2975920"/>[a_numeric] <text:alphabetical-index-mark-start text:id="IMark166299920"/>2+<text:alphabetical-index-mark-end text:id="IMark166299920"/> [a_numeric]</text:h>
            <text:p text:style-name="Text_20_body">Routing:<text:change-end text:change-id="ct232975920"/> TOS<text:change-start text:change-id="ct232976024"/></text:p>
            <text:p text:style-name="P1"><text:change-end text:change-id="ct232976024"/>Add two to the number</text:p>
          </table:table-cell>
          <table:covered-table-cell/>
        </table:table-row>
        <table:table-row table:style-name="Table190.1">
          <table:table-cell table:style-name="Table190.A2" office:value-type="string">
            <text:p text:style-name="P17"><text:change-start text:change-id="ct232976128"/>Code<text:change-end text:change-id="ct232976128"/></text:p>
          </table:table-cell>
          <table:table-cell table:style-name="Table190.B2" office:value-type="string">
            <text:p text:style-name="P17"><text:change-start text:change-id="ct232976232"/>Result<text:change-end text:change-id="ct23297623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297633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2976440"/>[a_numeric] <text:alphabetical-index-mark-start text:id="IMark166299920"/>2-<text:alphabetical-index-mark-end text:id="IMark166299920"/> [a_numeric]</text:h>
            <text:p text:style-name="Text_20_body">Routing:<text:change-end text:change-id="ct232976440"/> TOS<text:change-start text:change-id="ct232976544"/></text:p>
            <text:p text:style-name="P1"><text:change-end text:change-id="ct232976544"/>Subtract two from the number</text:p>
          </table:table-cell>
          <table:covered-table-cell/>
        </table:table-row>
        <table:table-row table:style-name="Table191.1">
          <table:table-cell table:style-name="Table191.A2" office:value-type="string">
            <text:p text:style-name="P17"><text:change-start text:change-id="ct232976648"/>Code<text:change-end text:change-id="ct232976648"/></text:p>
          </table:table-cell>
          <table:table-cell table:style-name="Table191.B2" office:value-type="string">
            <text:p text:style-name="P17"><text:change-start text:change-id="ct232976752"/>Result<text:change-end text:change-id="ct23297675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2976856"/></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2976960"/>[a_numeric] <text:alphabetical-index-mark-start text:id="IMark166299920"/>2/<text:alphabetical-index-mark-end text:id="IMark166299920"/> [a_numeric]</text:h>
            <text:p text:style-name="Text_20_body">Routing:<text:change-end text:change-id="ct232976960"/> TOS<text:change-start text:change-id="ct232977064"/></text:p>
            <text:p text:style-name="P1"><text:change-end text:change-id="ct232977064"/>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32977168"/>Code<text:change-end text:change-id="ct232977168"/></text:p>
          </table:table-cell>
          <table:table-cell table:style-name="Table192.B2" office:value-type="string">
            <text:p text:style-name="P17"><text:change-start text:change-id="ct232977272"/>Result<text:change-end text:change-id="ct23297727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297737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2977480"/>[a_numeric<text:change-end text:change-id="ct232977480"/> a_numeric<text:change-start text:change-id="ct232977584"/>] <text:alphabetical-index-mark-start text:id="IMark166299920"/>&lt;<text:alphabetical-index-mark-end text:id="IMark166299920"/> [a_boolean]</text:h>
            <text:p text:style-name="Text_20_body">Routing:<text:change-end text:change-id="ct232977584"/> NOS<text:change-start text:change-id="ct232977688"/></text:p>
            <text:p text:style-name="P1"><text:change-end text:change-id="ct232977688"/>Is the first number less than the second?</text:p>
          </table:table-cell>
          <table:covered-table-cell/>
        </table:table-row>
        <table:table-row table:style-name="Table193.1">
          <table:table-cell table:style-name="Table193.A2" office:value-type="string">
            <text:p text:style-name="P17"><text:change-start text:change-id="ct232977792"/>Code<text:change-end text:change-id="ct232977792"/></text:p>
          </table:table-cell>
          <table:table-cell table:style-name="Table193.B2" office:value-type="string">
            <text:p text:style-name="P17"><text:change-start text:change-id="ct232977896"/>Result<text:change-end text:change-id="ct23297789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297800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2978104"/>[a_numeric<text:change-end text:change-id="ct232978104"/> a_numeric<text:change-start text:change-id="ct232978208"/>] <text:alphabetical-index-mark-start text:id="IMark166299920"/>&lt;=<text:alphabetical-index-mark-end text:id="IMark166299920"/> [a_boolean]</text:h>
            <text:p text:style-name="Text_20_body">Routing:<text:change-end text:change-id="ct232978208"/> NOS<text:change-start text:change-id="ct232978312"/></text:p>
            <text:p text:style-name="P1"><text:change-end text:change-id="ct232978312"/>Is the first number less than or equal to the second?</text:p>
          </table:table-cell>
          <table:covered-table-cell/>
        </table:table-row>
        <table:table-row table:style-name="Table194.1">
          <table:table-cell table:style-name="Table194.A2" office:value-type="string">
            <text:p text:style-name="P17"><text:change-start text:change-id="ct232978416"/>Code<text:change-end text:change-id="ct232978416"/></text:p>
          </table:table-cell>
          <table:table-cell table:style-name="Table194.B2" office:value-type="string">
            <text:p text:style-name="P17"><text:change-start text:change-id="ct232978520"/>Result<text:change-end text:change-id="ct23297852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2978624"/></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6" text:outline-level="3"><text:change-start text:change-id="ct232978728"/>[a_numeric<text:change-end text:change-id="ct232978728"/> a_numeric<text:change-start text:change-id="ct232978832"/>] <text:alphabetical-index-mark-start text:id="IMark166299920"/>&lt;=&gt;<text:alphabetical-index-mark-end text:id="IMark166299920"/> [-1, 0, or 1]</text:h>
            <text:p text:style-name="Text_20_body">Routing:<text:change-end text:change-id="ct232978832"/> NOS<text:change-start text:change-id="ct232978936"/></text:p>
            <text:p text:style-name="P1"><text:change-end text:change-id="ct232978936"/>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32979040"/>Code<text:change-end text:change-id="ct232979040"/></text:p>
          </table:table-cell>
          <table:table-cell table:style-name="Table195.B2" office:value-type="string">
            <text:p text:style-name="P17"><text:change-start text:change-id="ct232979144"/>Result<text:change-end text:change-id="ct23297914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2979352"/><text:change text:change-id="ct23297924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2979456"/>[a_numeric<text:change-end text:change-id="ct232979456"/> a_numeric<text:change-start text:change-id="ct232979560"/>] <text:alphabetical-index-mark-start text:id="IMark166299920"/>&gt;<text:alphabetical-index-mark-end text:id="IMark166299920"/> [a_boolean]</text:h>
            <text:p text:style-name="Text_20_body">Routing:<text:change-end text:change-id="ct232979560"/> NOS<text:change-start text:change-id="ct232979664"/></text:p>
            <text:p text:style-name="P1"><text:change-end text:change-id="ct232979664"/>Is the first number greater than the second number.</text:p>
          </table:table-cell>
          <table:covered-table-cell/>
        </table:table-row>
        <table:table-row table:style-name="Table196.1">
          <table:table-cell table:style-name="Table196.A2" office:value-type="string">
            <text:p text:style-name="P17"><text:change-start text:change-id="ct232979768"/>Code<text:change-end text:change-id="ct232979768"/></text:p>
          </table:table-cell>
          <table:table-cell table:style-name="Table196.B2" office:value-type="string">
            <text:p text:style-name="P17"><text:change-start text:change-id="ct232983960"/>Result<text:change-end text:change-id="ct23298396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298406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2984168"/>[a_numeric<text:change-end text:change-id="ct232984168"/> a_numeric<text:change-start text:change-id="ct232984272"/>] <text:alphabetical-index-mark-start text:id="IMark166299920"/>&gt;=<text:alphabetical-index-mark-end text:id="IMark166299920"/> [a_boolean]</text:h>
            <text:p text:style-name="Text_20_body">Routing:<text:change-end text:change-id="ct232984272"/> NOS<text:change-start text:change-id="ct232984376"/></text:p>
            <text:p text:style-name="P1"><text:change-end text:change-id="ct232984376"/>Is the first number greater than or equal to the second number.</text:p>
          </table:table-cell>
          <table:covered-table-cell/>
        </table:table-row>
        <table:table-row table:style-name="Table197.1">
          <table:table-cell table:style-name="Table197.A2" office:value-type="string">
            <text:p text:style-name="P17"><text:change-start text:change-id="ct232984480"/>Code<text:change-end text:change-id="ct232984480"/></text:p>
          </table:table-cell>
          <table:table-cell table:style-name="Table197.B2" office:value-type="string">
            <text:p text:style-name="P17"><text:change-start text:change-id="ct232984584"/>Result<text:change-end text:change-id="ct23298458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2984688"/></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2984792"/>[a_numeric a_numeric] <text:alphabetical-index-mark-start text:id="IMark166299920"/>mod<text:alphabetical-index-mark-end text:id="IMark166299920"/> [a_numeric]</text:h>
            <text:p text:style-name="Text_20_body">Routing:<text:change-end text:change-id="ct232984792"/> NOS<text:change-start text:change-id="ct232984896"/></text:p>
            <text:p text:style-name="P1"><text:change-end text:change-id="ct232984896"/>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32985000"/>Code<text:change-end text:change-id="ct232985000"/></text:p>
          </table:table-cell>
          <table:table-cell table:style-name="Table198.B2" office:value-type="string">
            <text:p text:style-name="P17"><text:change-start text:change-id="ct232985104"/>Result<text:change-end text:change-id="ct23298510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298520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2985312"/>[a_numeric] <text:alphabetical-index-mark-start text:id="IMark166299920"/>neg<text:alphabetical-index-mark-end text:id="IMark166299920"/> [a_numeric]</text:h>
            <text:p text:style-name="Text_20_body">Routing:<text:change-end text:change-id="ct232985312"/> TOS<text:change-start text:change-id="ct232985416"/></text:p>
            <text:p text:style-name="P1"><text:change-end text:change-id="ct232985416"/>Compute zero minus the number.</text:p>
          </table:table-cell>
          <table:covered-table-cell/>
        </table:table-row>
        <table:table-row table:style-name="Table199.1">
          <table:table-cell table:style-name="Table199.A2" office:value-type="string">
            <text:p text:style-name="P17"><text:change-start text:change-id="ct232985520"/>Code<text:change-end text:change-id="ct232985520"/></text:p>
          </table:table-cell>
          <table:table-cell table:style-name="Table199.B2" office:value-type="string">
            <text:p text:style-name="P17"><text:change-start text:change-id="ct232985624"/>Result<text:change-end text:change-id="ct23298562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66016488"/>Object<text:alphabetical-index-mark-end text:id="IMark166016488"/></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6299920"/>&amp;&amp;<text:alphabetical-index-mark-end text:id="IMark16629992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6299920"/>.<text:alphabetical-index-mark-end text:id="IMark1662999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66299920"/>.::<text:alphabetical-index-mark-end text:id="IMark16629992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0"/>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66299920"/>val:<text:alphabetical-index-mark-end text:id="IMark16629992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66299920"/>var:<text:alphabetical-index-mark-end text:id="IMark16629992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66299920"/>val@:<text:alphabetical-index-mark-end text:id="IMark1662999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66299920"/>var@:<text:alphabetical-index-mark-end text:id="IMark1662999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66299920"/>super<text:alphabetical-index-mark-end text:id="IMark16629992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66299920"/>;<text:alphabetical-index-mark-end text:id="IMark16629992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66299920"/>.class<text:alphabetical-index-mark-end text:id="IMark16629992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166299920"/>.clone<text:alphabetical-index-mark-end text:id="IMark16629992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66299920"/>.clone_exclude<text:alphabetical-index-mark-end text:id="IMark16629992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66299920"/>.copy<text:alphabetical-index-mark-end text:id="IMark16629992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66299920"/>.init<text:alphabetical-index-mark-end text:id="IMark166299920"/>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2">"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6299920"/>.is_class?<text:alphabetical-index-mark-end text:id="IMark1662999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66299920"/>.name<text:alphabetical-index-mark-end text:id="IMark16629992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6299920"/>.strlen<text:alphabetical-index-mark-end text:id="IMark1662999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6299920"/>.to_f<text:alphabetical-index-mark-end text:id="IMark166299920"/>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66299920"/>.to_f!<text:alphabetical-index-mark-end text:id="IMark166299920"/>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6299920"/>.to_i<text:alphabetical-index-mark-end text:id="IMark166299920"/>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6299920"/>.to_i!<text:alphabetical-index-mark-end text:id="IMark166299920"/>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166299920"/>.to_n<text:alphabetical-index-mark-end text:id="IMark166299920"/>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6299920"/>.to_n!<text:alphabetical-index-mark-end text:id="IMark166299920"/>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166299920"/>.to_r<text:alphabetical-index-mark-end text:id="IMark166299920"/>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6299920"/>.to_r!<text:alphabetical-index-mark-end text:id="IMark166299920"/>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6299920"/>.to_s<text:alphabetical-index-mark-end text:id="IMark166299920"/>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166299920"/>.to_x<text:alphabetical-index-mark-end text:id="IMark166299920"/>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6299920"/>.to_x!<text:alphabetical-index-mark-end text:id="IMark166299920"/>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66299920"/>&lt;&gt;<text:alphabetical-index-mark-end text:id="IMark16629992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66299920"/>=<text:alphabetical-index-mark-end text:id="IMark16629992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6299920"/>^^<text:alphabetical-index-mark-end text:id="IMark16629992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66299920"/>distinct?<text:alphabetical-index-mark-end text:id="IMark1662999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66299920"/>identical?<text:alphabetical-index-mark-end text:id="IMark1662999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6299920"/>max<text:alphabetical-index-mark-end text:id="IMark1662999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66299920"/>min<text:alphabetical-index-mark-end text:id="IMark1662999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66299920"/>nil&lt;&gt;<text:alphabetical-index-mark-end text:id="IMark1662999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66299920"/>nil=<text:alphabetical-index-mark-end text:id="IMark1662999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66299920"/>not<text:alphabetical-index-mark-end text:id="IMark1662999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66299920"/>||<text:alphabetical-index-mark-end text:id="IMark1662999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66299920"/>)methods<text:alphabetical-index-mark-end text:id="IMark1662999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66016488"/>OutStream<text:alphabetical-index-mark-end text:id="IMark166016488"/></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66299920"/>.append<text:alphabetical-index-mark-end text:id="IMark16629992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166299920"/>.append{<text:alphabetical-index-mark-end text:id="IMark16629992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2">"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66299920"/>.create<text:alphabetical-index-mark-end text:id="IMark16629992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66299920"/>.create{<text:alphabetical-index-mark-end text:id="IMark166299920"/>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2">"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166299920"/><text:alphabetical-index-mark-start text:id="IMark166215624"/>.<text:alphabetical-index-mark-end text:id="IMark166215624"/><text:alphabetical-index-mark-end text:id="IMark1662999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66299920"/>.close<text:alphabetical-index-mark-end text:id="IMark1662999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66299920"/>.cr<text:alphabetical-index-mark-end text:id="IMark1662999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66299920"/>.emit<text:alphabetical-index-mark-end text:id="IMark1662999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66299920"/>.space<text:alphabetical-index-mark-end text:id="IMark1662999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66299920"/>.spaces<text:alphabetical-index-mark-end text:id="IMark1662999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66299920"/>~<text:alphabetical-index-mark-end text:id="IMark1662999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66299920"/>~"<text:alphabetical-index-mark-end text:id="IMark1662999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66299920"/>~cr<text:alphabetical-index-mark-end text:id="IMark1662999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66299920"/>~emit<text:alphabetical-index-mark-end text:id="IMark1662999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66299920"/>~space<text:alphabetical-index-mark-end text:id="IMark1662999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66299920"/>~spaces<text:alphabetical-index-mark-end text:id="IMark1662999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66016488"/>Procedure<text:alphabetical-index-mark-end text:id="IMark166016488"/></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66299920"/>.call<text:alphabetical-index-mark-end text:id="IMark1662999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66299920"/>.start<text:alphabetical-index-mark-end text:id="IMark166299920"/>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66016488"/>Queue<text:alphabetical-index-mark-end text:id="IMark166016488"/></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66299920"/>.clear<text:alphabetical-index-mark-end text:id="IMark1662999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66299920"/>.empty?<text:alphabetical-index-mark-end text:id="IMark16629992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66299920"/>.length<text:alphabetical-index-mark-end text:id="IMark1662999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66299920"/>.pend<text:alphabetical-index-mark-end text:id="IMark16629992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66299920"/>.pop<text:alphabetical-index-mark-end text:id="IMark16629992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66299920"/>.push<text:alphabetical-index-mark-end text:id="IMark1662999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6016488"/>Rational<text:alphabetical-index-mark-end text:id="IMark166016488"/></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6">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6015720"/>.split<text:alphabetical-index-mark-end text:id="IMark1660157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66016584"/>Stack<text:alphabetical-index-mark-end text:id="IMark16601658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66015720"/>.clear<text:alphabetical-index-mark-end text:id="IMark1660157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66015720"/>.empty?<text:alphabetical-index-mark-end text:id="IMark166015720"/>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66015720"/>.length<text:alphabetical-index-mark-end text:id="IMark1660157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66015720"/>.peek<text:alphabetical-index-mark-end text:id="IMark16601572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66015720"/>.pop<text:alphabetical-index-mark-end text:id="IMark16601572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66015720"/>.push<text:alphabetical-index-mark-end text:id="IMark1660157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6016584"/>String<text:alphabetical-index-mark-end text:id="IMark16601658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2">"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2">"-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66015720"/>*<text:alphabetical-index-mark-end text:id="IMark16601572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66015720"/>+<text:alphabetical-index-mark-end text:id="IMark16601572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66015720"/>."<text:alphabetical-index-mark-end text:id="IMark1660157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66015720"/>.+left<text:alphabetical-index-mark-end text:id="IMark16601572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66015720"/>.+mid<text:alphabetical-index-mark-end text:id="IMark16601572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66015720"/>.+midlr<text:alphabetical-index-mark-end text:id="IMark16601572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66015720"/>.+right<text:alphabetical-index-mark-end text:id="IMark16601572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66015720"/>.-left<text:alphabetical-index-mark-end text:id="IMark16601572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66015720"/>.-mid<text:alphabetical-index-mark-end text:id="IMark16601572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66015720"/>.-midlr<text:alphabetical-index-mark-end text:id="IMark16601572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66015720"/>.-right<text:alphabetical-index-mark-end text:id="IMark16601572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66015720"/>.call<text:alphabetical-index-mark-end text:id="IMark166015720"/>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66015720"/>.cjust<text:alphabetical-index-mark-end text:id="IMark16601572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66015720"/>.contains?<text:alphabetical-index-mark-end text:id="IMark16601572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66015720"/>.emit<text:alphabetical-index-mark-end text:id="IMark1660157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66015720"/>.eval<text:alphabetical-index-mark-end text:id="IMark166015720"/>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66015720"/>.fmt<text:alphabetical-index-mark-end text:id="IMark16601572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66015720"/>.fmt"<text:alphabetical-index-mark-end text:id="IMark16601572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66015720"/>.left<text:alphabetical-index-mark-end text:id="IMark16601572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66015720"/>.left?<text:alphabetical-index-mark-end text:id="IMark16601572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66015720"/>.length<text:alphabetical-index-mark-end text:id="IMark1660157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66015720"/>.lines<text:alphabetical-index-mark-end text:id="IMark16601572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66015720"/>.ljust<text:alphabetical-index-mark-end text:id="IMark16601572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66015720"/>.load<text:alphabetical-index-mark-end text:id="IMark1660157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66015720"/>.lstrip<text:alphabetical-index-mark-end text:id="IMark16601572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66015720"/>.mid<text:alphabetical-index-mark-end text:id="IMark16601572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66015720"/>.mid?<text:alphabetical-index-mark-end text:id="IMark16601572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66015720"/>.midlr<text:alphabetical-index-mark-end text:id="IMark16601572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66015720"/>.posn<text:alphabetical-index-mark-end text:id="IMark16601572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66015720"/>.reverse<text:alphabetical-index-mark-end text:id="IMark16601572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66015720"/>.right<text:alphabetical-index-mark-end text:id="IMark16601572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66015720"/>.right?<text:alphabetical-index-mark-end text:id="IMark16601572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66015720"/>.rjust<text:alphabetical-index-mark-end text:id="IMark16601572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66015720"/>.rstrip<text:alphabetical-index-mark-end text:id="IMark16601572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66015720"/>.split<text:alphabetical-index-mark-end text:id="IMark16601572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66015720"/>.strip<text:alphabetical-index-mark-end text:id="IMark16601572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66015720"/>.throw<text:alphabetical-index-mark-end text:id="IMark16601572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66015720"/>.to_lower<text:alphabetical-index-mark-end text:id="IMark16601572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66015720"/>.to_upper<text:alphabetical-index-mark-end text:id="IMark16601572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66015720"/>&lt;<text:alphabetical-index-mark-end text:id="IMark16601572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66015720"/>&lt;&lt;<text:alphabetical-index-mark-end text:id="IMark16601572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66015720"/>&lt;=<text:alphabetical-index-mark-end text:id="IMark16601572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66015720"/>&lt;=&gt;<text:alphabetical-index-mark-end text:id="IMark1660157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66015720"/>&gt;<text:alphabetical-index-mark-end text:id="IMark16601572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66015720"/>&gt;=<text:alphabetical-index-mark-end text:id="IMark16601572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66016584"/>Thread<text:alphabetical-index-mark-end text:id="IMark166016584"/></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66015720"/>.current<text:alphabetical-index-mark-end text:id="IMark16601572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66015720"/>.list<text:alphabetical-index-mark-end text:id="IMark16601572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66015720"/>.main<text:alphabetical-index-mark-end text:id="IMark16601572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ext:p text:style-name="Text_20_body">.new{ … }</text:p>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66015720"/>.vm<text:alphabetical-index-mark-end text:id="IMark16601572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p text:style-name="Text_20_body">.sleep</text:p>
      <text:p text:style-name="Text_20_body"/>
      <text:p text:style-name="Text_20_body">.start</text:p>
      <text:p text:style-name="Text_20_body"/>
      <text:p text:style-name="Text_20_body">pause</text:p>
      <text:p text:style-name="Text_20_body"/>
      <text:p text:style-name="Text_20_body"/>
      <text:p text:style-name="Text_20_body"/>
      <text:p text:style-name="Text_20_body"/>
      <text:h text:style-name="Heading_20_1" text:outline-level="1"><text:alphabetical-index-mark-start text:id="IMark166016584"/><text:alphabetical-index-mark-start text:id="IMark166015192"/><text:alphabetical-index-mark-start text:id="IMark166016968"/>TrueClass<text:alphabetical-index-mark-end text:id="IMark166016968"/><text:alphabetical-index-mark-end text:id="IMark166015192"/><text:alphabetical-index-mark-end text:id="IMark166016584"/></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7"/>
      <text:h text:style-name="Heading_20_1" text:outline-level="1"><text:alphabetical-index-mark-start text:id="IMark166016584"/>VirtualMachine<text:alphabetical-index-mark-end text:id="IMark166016584"/></text:h>
      <text:p text:style-name="Text_20_body"/>
      <text:p text:style-name="Text_20_body">Inheritance: VirtualMachine <text:span text:style-name="T10">←</text:span> Object</text:p>
      <text:p text:style-name="Code"/>
      <text:p text:style-name="Code">VirtualMachine Shared Methods =</text:p>
      <text:p text:style-name="Code">!: <text:s text:c="7"/>)nodebug <text:s/>-infinity .start <text:s text:c="3"/>copy <text:s text:c="5"/>min_float swap</text:p>
      <text:p text:style-name="Code">" <text:s text:c="8"/>)noshow <text:s text:c="2"/>.: <text:s text:c="7"/>.vm_name <text:s/>cr <text:s text:c="7"/>nan <text:s text:c="6"/>switch</text:p>
      <text:p text:style-name="Code">)" <text:s text:c="7"/>)quit <text:s text:c="4"/>.:: <text:s text:c="6"/>.with{ <text:s text:c="3"/>do <text:s text:c="7"/>nil <text:s text:c="6"/>throw"</text:p>
      <text:p text:style-name="Code">)classes <text:s/>)restart <text:s/>.append{ <text:s/>: <text:s text:c="8"/>dpr <text:s text:c="6"/>nip <text:s text:c="6"/>true</text:p>
      <text:p text:style-name="Code">)context <text:s/>)show <text:s text:c="4"/>.create{ <text:s/>?dup <text:s text:c="5"/>drop <text:s text:c="5"/>over <text:s text:c="5"/>try</text:p>
      <text:p text:style-name="Code">)context! )start <text:s text:c="3"/>.dump <text:s text:c="4"/>[ <text:s text:c="8"/>dup <text:s text:c="6"/>pause <text:s text:c="4"/>tuck</text:p>
      <text:p text:style-name="Code">)debug <text:s text:c="3"/>)threads <text:s/>.each{ <text:s text:c="3"/>accept <text:s text:c="3"/>e <text:s text:c="8"/>pi <text:s text:c="7"/>val#:</text:p>
      <text:p text:style-name="Code">)elapsed <text:s/>)time <text:s text:c="4"/>.elapsed <text:s/>accept" <text:s text:c="2"/>epsilon <text:s text:c="2"/>pick <text:s text:c="5"/>val$:</text:p>
      <text:p text:style-name="Code">)entries <text:s/>)unmap" <text:s text:c="2"/>.map{ <text:s text:c="4"/>begin <text:s text:c="4"/>false <text:s text:c="4"/>rational <text:s/>var#:</text:p>
      <text:p text:style-name="Code">)globals <text:s/>)version <text:s/>.new{ <text:s text:c="4"/>class: <text:s text:c="3"/>if <text:s text:c="7"/>rot <text:s text:c="6"/>var$:</text:p>
      <text:p text:style-name="Code">)irb <text:s text:c="5"/>)vm <text:s text:c="6"/>.open{ <text:s text:c="3"/>clear <text:s text:c="4"/>infinity <text:s/>self <text:s text:c="5"/>vm</text:p>
      <text:p text:style-name="Code">)load" <text:s text:c="3"/>)vm! <text:s text:c="5"/>.restart <text:s/>clone <text:s text:c="4"/>load" <text:s text:c="4"/>space <text:s text:c="4"/>{</text:p>
      <text:p text:style-name="Code">)map" <text:s text:c="4"/>)words <text:s text:c="3"/>.select{ <text:s/>complex <text:s text:c="2"/>max_float spaces <text:s text:c="3"/>{{</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66015720"/>!:<text:alphabetical-index-mark-end text:id="IMark1660157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032919949210318726" text:style-name="L24">
              <text:list-item>
                <text:p text:style-name="P98">There are pretty much no restrictions on the name except that it not contain spaces and any <text:span text:style-name="T9">" signals an embedded string (which is also immediate).</text:span></text:p>
              </text:list-item>
              <text:list-item>
                <text:p text:style-name="P105">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66015720"/>super<text:alphabetical-index-mark-end text:id="IMark16601572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66015720"/>val:<text:alphabetical-index-mark-end text:id="IMark16601572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66015720"/>var:<text:alphabetical-index-mark-end text:id="IMark16601572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66015720"/>val@:<text:alphabetical-index-mark-end text:id="IMark1660157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66015720"/>var@:<text:alphabetical-index-mark-end text:id="IMark16601572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66015720"/>;<text:alphabetical-index-mark-end text:id="IMark166015720"/>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66015720"/>"<text:alphabetical-index-mark-end text:id="IMark16601572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66015720"/>.:<text:alphabetical-index-mark-end text:id="IMark166015720"/>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66015720"/>.::<text:alphabetical-index-mark-end text:id="IMark1660157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66015720"/>.append{<text:alphabetical-index-mark-end text:id="IMark16601572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66015720"/>.create{<text:alphabetical-index-mark-end text:id="IMark16601572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66015720"/>.each{<text:alphabetical-index-mark-end text:id="IMark16601572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66015720"/>.map{<text:alphabetical-index-mark-end text:id="IMark16601572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ext:soft-page-break/>
        <table:table-row table:style-name="Table297.1">
          <table:table-cell table:style-name="Table297.A1" office:value-type="string">
            <text:h text:style-name="Heading_20_3" text:outline-level="3">[unspecified] <text:alphabetical-index-mark-start text:id="IMark166015720"/>.new{<text:alphabetical-index-mark-end text:id="IMark16601572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66015720"/>.open{<text:alphabetical-index-mark-end text:id="IMark16601572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66015720"/>.select{<text:alphabetical-index-mark-end text:id="IMark16601572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66015720"/>.vm_name<text:alphabetical-index-mark-end text:id="IMark1660157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66015720"/>.with{<text:alphabetical-index-mark-end text:id="IMark16601572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66015720"/>:<text:alphabetical-index-mark-end text:id="IMark166015720"/> method_name … ; []</text:h>
            <text:p text:style-name="Text_20_body">Routing: VM</text:p>
            <text:p text:style-name="P1">This method is used to define a method on the virtual machine. These methods execute normally with to the current mode.</text:p>
            <text:p text:style-name="P1">Notes</text:p>
            <text:list xml:id="list39375433" text:continue-numbering="true" text:style-name="L24">
              <text:list-item>
                <text:p text:style-name="P98">There are pretty much no restrictions on the name except that it not contain spaces and any <text:span text:style-name="T9">" signals an embedded string.</text:span></text:p>
              </text:list-item>
              <text:list-item>
                <text:p text:style-name="P105">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66017544"/>super<text:alphabetical-index-mark-end text:id="IMark16601754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66017544"/>val:<text:alphabetical-index-mark-end text:id="IMark16601754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66017544"/>var:<text:alphabetical-index-mark-end text:id="IMark16601754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66017544"/>val@:<text:alphabetical-index-mark-end text:id="IMark16601754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66017544"/>var@:<text:alphabetical-index-mark-end text:id="IMark16601754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66017544"/>;<text:alphabetical-index-mark-end text:id="IMark166017544"/>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66017544"/>?dup<text:alphabetical-index-mark-end text:id="IMark16601754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66017544"/>[<text:alphabetical-index-mark-end text:id="IMark16601754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66017544"/>accept<text:alphabetical-index-mark-end text:id="IMark16601754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66017544"/>accept"<text:alphabetical-index-mark-end text:id="IMark16601754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table-column table:style-name="Table307.B"/>
        <text:soft-page-break/>
        <table:table-row table:style-name="Table307.1">
          <table:table-cell table:style-name="Table307.A1" table:number-columns-spanned="2" office:value-type="string">
            <text:h text:style-name="Heading_20_3" text:outline-level="3">[] <text:alphabetical-index-mark-start text:id="IMark166017544"/>begin<text:alphabetical-index-mark-end text:id="IMark166017544"/> … until/again/repeat []</text:h>
            <text:p text:style-name="Text_20_body">Routing: VM</text:p>
            <text:p text:style-name="P1"/>
          </table:table-cell>
          <table:covered-table-cell/>
        </table:table-row>
        <table:table-row table:style-name="Table307.1">
          <table:table-cell table:style-name="Table307.A2" office:value-type="string">
            <text:p text:style-name="P17">Code</text:p>
          </table:table-cell>
          <table:table-cell table:style-name="Table307.B2" office:value-type="string">
            <text:p text:style-name="P17">Result</text:p>
          </table:table-cell>
        </table:table-row>
        <table:table-row table:style-name="Table307.1">
          <table:table-cell table:style-name="Table307.A2" office:value-type="string">
            <text:p text:style-name="Snippet"/>
          </table:table-cell>
          <table:table-cell table:style-name="Table307.B2" office:value-type="string">
            <text:p text:style-name="P2"/>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column table:style-name="Table407.B"/>
        <table:table-row table:style-name="Table407.1">
          <table:table-cell table:style-name="Table407.A1" table:number-columns-spanned="2" office:value-type="string">
            <text:h text:style-name="Heading_20_4" text:outline-level="4">[a_boolean] <text:alphabetical-index-mark-start text:id="IMark166017544"/>while<text:alphabetical-index-mark-end text:id="IMark166017544"/> []</text:h>
            <text:p text:style-name="Text_20_body">Routing:<text:span text:style-name="T13"> Compiler Context.</text:span></text:p>
            <text:p text:style-name="P1">description</text:p>
          </table:table-cell>
          <table:covered-table-cell/>
        </table:table-row>
        <table:table-row table:style-name="Table407.1">
          <table:table-cell table:style-name="Table407.A2" office:value-type="string">
            <text:p text:style-name="P17">Code</text:p>
          </table:table-cell>
          <table:table-cell table:style-name="Table407.B2" office:value-type="string">
            <text:p text:style-name="P17">Result</text:p>
          </table:table-cell>
        </table:table-row>
        <table:table-row table:style-name="Table407.1">
          <table:table-cell table:style-name="Table407.A2" office:value-type="string">
            <text:p text:style-name="Snippet"/>
          </table:table-cell>
          <table:table-cell table:style-name="Table407.B2" office:value-type="string">
            <text:p text:style-name="P2"/>
          </table:table-cell>
        </table:table-row>
      </table:table>
      <table:table table:name="Table408" table:style-name="Table408">
        <table:table-column table:style-name="Table408.A"/>
        <table:table-column table:style-name="Table408.B"/>
        <table:table-row table:style-name="Table408.1">
          <table:table-cell table:style-name="Table408.A1" table:number-columns-spanned="2" office:value-type="string">
            <text:h text:style-name="Heading_20_4" text:outline-level="4">[a_boolean] <text:alphabetical-index-mark-start text:id="IMark166017544"/>until<text:alphabetical-index-mark-end text:id="IMark166017544"/> []</text:h>
            <text:p text:style-name="Text_20_body">Routing:<text:span text:style-name="T13"> Compiler Context.</text:span></text:p>
            <text:p text:style-name="P1">description</text:p>
          </table:table-cell>
          <table:covered-table-cell/>
        </table:table-row>
        <table:table-row table:style-name="Table408.1">
          <table:table-cell table:style-name="Table408.A2" office:value-type="string">
            <text:p text:style-name="P17">Code</text:p>
          </table:table-cell>
          <table:table-cell table:style-name="Table408.B2" office:value-type="string">
            <text:p text:style-name="P17">Result</text:p>
          </table:table-cell>
        </table:table-row>
        <table:table-row table:style-name="Table408.1">
          <table:table-cell table:style-name="Table408.A2" office:value-type="string">
            <text:p text:style-name="Snippet"/>
          </table:table-cell>
          <table:table-cell table:style-name="Table408.B2" office:value-type="string">
            <text:p text:style-name="P2"/>
          </table:table-cell>
        </table:table-row>
      </table:table>
      <table:table table:name="Table409" table:style-name="Table409">
        <table:table-column table:style-name="Table409.A"/>
        <table:table-column table:style-name="Table409.B"/>
        <table:table-row table:style-name="Table409.1">
          <table:table-cell table:style-name="Table409.A1" table:number-columns-spanned="2" office:value-type="string">
            <text:h text:style-name="Heading_20_4" text:outline-level="4">[] <text:alphabetical-index-mark-start text:id="IMark166017544"/>again<text:alphabetical-index-mark-end text:id="IMark166017544"/> []</text:h>
            <text:p text:style-name="Text_20_body">Routing:<text:span text:style-name="T13"> Compiler Context.</text:span></text:p>
            <text:p text:style-name="P1">description</text:p>
          </table:table-cell>
          <table:covered-table-cell/>
        </table:table-row>
        <table:table-row table:style-name="Table409.1">
          <table:table-cell table:style-name="Table409.A2" office:value-type="string">
            <text:p text:style-name="P17">Code</text:p>
          </table:table-cell>
          <table:table-cell table:style-name="Table409.B2" office:value-type="string">
            <text:p text:style-name="P17">Result</text:p>
          </table:table-cell>
        </table:table-row>
        <table:table-row table:style-name="Table409.1">
          <table:table-cell table:style-name="Table409.A2" office:value-type="string">
            <text:p text:style-name="Snippet"/>
          </table:table-cell>
          <table:table-cell table:style-name="Table409.B2" office:value-type="string">
            <text:p text:style-name="P2"/>
          </table:table-cell>
        </table:table-row>
      </table:table>
      <table:table table:name="Table410" table:style-name="Table410">
        <table:table-column table:style-name="Table410.A"/>
        <table:table-column table:style-name="Table410.B"/>
        <table:table-row table:style-name="Table410.1">
          <table:table-cell table:style-name="Table410.A1" table:number-columns-spanned="2" office:value-type="string">
            <text:h text:style-name="Heading_20_4" text:outline-level="4">[] <text:alphabetical-index-mark-start text:id="IMark166017544"/>repeat<text:alphabetical-index-mark-end text:id="IMark166017544"/> []</text:h>
            <text:p text:style-name="Text_20_body">Routing:<text:span text:style-name="T13"> Compiler Context.</text:span></text:p>
            <text:p text:style-name="P1">description</text:p>
          </table:table-cell>
          <table:covered-table-cell/>
        </table:table-row>
        <table:table-row table:style-name="Table410.1">
          <table:table-cell table:style-name="Table410.A2" office:value-type="string">
            <text:p text:style-name="P17">Code</text:p>
          </table:table-cell>
          <table:table-cell table:style-name="Table410.B2" office:value-type="string">
            <text:p text:style-name="P17">Result</text:p>
          </table:table-cell>
        </table:table-row>
        <table:table-row table:style-name="Table410.1">
          <table:table-cell table:style-name="Table410.A2" office:value-type="string">
            <text:p text:style-name="Snippet"/>
          </table:table-cell>
          <table:table-cell table:style-name="Table410.B2" office:value-type="string">
            <text:p text:style-name="P2"/>
          </table:table-cell>
        </table:table-row>
      </table:table>
      <text:p text:style-name="Text_20_body"/>
      <text:p text:style-name="Text_20_body"/>
      <table:table table:name="Table308" table:style-name="Table308">
        <table:table-column table:style-name="Table308.A"/>
        <table:table-column table:style-name="Table308.B"/>
        <text:soft-page-break/>
        <table:table-row table:style-name="Table308.1">
          <table:table-cell table:style-name="Table308.A1" table:number-columns-spanned="2" office:value-type="string">
            <text:p text:style-name="P2">[] class: class_name []</text:p>
            <text:p text:style-name="Text_20_body">Routing: VM</text:p>
            <text:p text:style-name="P1">description</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p text:style-name="P2">[before] clone [after]</text:p>
            <text:p text:style-name="Text_20_body">Routing:</text:p>
            <text:p text:style-name="P1">description</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p text:style-name="P2">[before] do … loop [after]</text:p>
            <text:p text:style-name="Text_20_body">Routing:</text:p>
            <text:p text:style-name="P1">descrip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table-column table:style-name="Table318.B"/>
        <text:soft-page-break/>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ext:soft-page-break/>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ext:soft-page-break/>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ext:soft-page-break/>
        <table:table-row table:style-name="Table339.1">
          <table:table-cell table:style-name="Table339.A1" table:number-columns-spanned="2" office:value-type="string">
            <text:p text:style-name="P2">[before] thread: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before] true [after]</text:p>
            <text:p text:style-name="Text_20_body">Routing:</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ext:soft-page-break/>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66016584"/>Commands<text:alphabetical-index-mark-end text:id="IMark166016584"/></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ext:soft-page-break/>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ext:soft-page-break/>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ext:soft-page-break/>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ext:soft-page-break/>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66016584"/>)entries<text:alphabetical-index-mark-end text:id="IMark166016584"/>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6">0</text:p>
          <text:p text:style-name="P75">0&lt;<text:tab/>114</text:p>
          <text:p text:style-name="P75">0&lt;=<text:tab/>114</text:p>
          <text:p text:style-name="P75">0&lt;=&gt;<text:tab/>115</text:p>
          <text:p text:style-name="P75">0&lt;&gt; <text:tab/>115</text:p>
          <text:p text:style-name="P75">0=<text:tab/>115</text:p>
          <text:p text:style-name="P75">0&gt;<text:tab/>116</text:p>
          <text:p text:style-name="P75">0&gt;=<text:tab/>116</text:p>
          <text:p text:style-name="P76">1</text:p>
          <text:p text:style-name="P75">1-<text:tab/>116</text:p>
          <text:p text:style-name="P75">1+<text:tab/>116</text:p>
          <text:p text:style-name="P76">2</text:p>
          <text:p text:style-name="P75">2-<text:tab/>117</text:p>
          <text:p text:style-name="P75">2*<text:tab/>92, 117</text:p>
          <text:p text:style-name="P75">2/<text:tab/>92, 118</text:p>
          <text:p text:style-name="P75">2+<text:tab/>117</text:p>
          <text:p text:style-name="P76">A</text:p>
          <text:p text:style-name="P75">accept<text:tab/>174</text:p>
          <text:p text:style-name="P75">accept"<text:tab/>174</text:p>
          <text:p text:style-name="P75">again<text:tab/>25, 175</text:p>
          <text:p text:style-name="P75">and<text:tab/>94</text:p>
          <text:p text:style-name="P75">Archive<text:tab/>12</text:p>
          <text:p text:style-name="P75">Array<text:tab/>62</text:p>
          <text:p text:style-name="P76">B</text:p>
          <text:p text:style-name="P75">begin<text:tab/>25, 175</text:p>
          <text:p text:style-name="P75">Boolean<text:tab/>60</text:p>
          <text:p text:style-name="P75">bounce<text:tab/>36, 38</text:p>
          <text:p text:style-name="P76">C</text:p>
          <text:p text:style-name="P75">catch<text:tab/>35, 38</text:p>
          <text:p text:style-name="P75">Class<text:tab/>73</text:p>
          <text:p text:style-name="P75">Classes<text:tab/>46</text:p>
          <text:p text:style-name="P75">clone<text:tab/>30</text:p>
          <text:p text:style-name="P75">com<text:tab/>94</text:p>
          <text:p text:style-name="P75">Commands<text:tab/>76, 184</text:p>
          <text:p text:style-name="P75">Complex<text:tab/>78</text:p>
          <text:p text:style-name="P75">copy<text:tab/>30</text:p>
          <text:p text:style-name="P76">D</text:p>
          <text:p text:style-name="P75">Declarations<text:tab/>26</text:p>
          <text:p text:style-name="P75">Demo.rb<text:tab/>11</text:p>
          <text:p text:style-name="P75">distinct?<text:tab/>131</text:p>
          <text:p text:style-name="P75">do<text:tab/>23</text:p>
          <text:p text:style-name="P75">do_map_name<text:tab/>56</text:p>
          <text:p text:style-name="P75">dpr<text:tab/>97</text:p>
          <text:p text:style-name="P75">drop<text:tab/>19</text:p>
          <text:p text:style-name="P75">Duck Typing<text:tab/>26</text:p>
          <text:p text:style-name="P75">dup<text:tab/>19, 30</text:p>
          <text:p text:style-name="P76">E</text:p>
          <text:p text:style-name="P75">e<text:tab/>98</text:p>
          <text:p text:style-name="P75">else<text:tab/>21</text:p>
          <text:p text:style-name="P75">epsilon<text:tab/>98</text:p>
          <text:p text:style-name="P76">F</text:p>
          <text:p text:style-name="P75">FalseClass<text:tab/>60, 81</text:p>
          <text:p text:style-name="P75">finally<text:tab/>37, 38</text:p>
          <text:p text:style-name="P75">Float<text:tab/>83</text:p>
          <text:p text:style-name="P76">H</text:p>
          <text:p text:style-name="P75">Hash<text:tab/>84</text:p>
          <text:p text:style-name="P76">I</text:p>
          <text:p text:style-name="P75">i<text:tab/>23</text:p>
          <text:p text:style-name="P75">identical?<text:tab/>131</text:p>
          <text:p text:style-name="P75">if<text:tab/>21</text:p>
          <text:p text:style-name="P75">infinity<text:tab/>98</text:p>
          <text:p text:style-name="P75">Inheritance<text:tab/>47</text:p>
          <text:p text:style-name="P75">InStream<text:tab/>87</text:p>
          <text:p text:style-name="P75">Integer<text:tab/>90</text:p>
          <text:p text:style-name="P76">J</text:p>
          <text:p text:style-name="P75">j<text:tab/>23</text:p>
          <text:p text:style-name="P76">K</text:p>
          <text:p text:style-name="P75">Known Issues<text:tab/>11</text:p>
          <text:p text:style-name="P76">L</text:p>
          <text:p text:style-name="P75">Late Binding<text:tab/>47</text:p>
          <text:p text:style-name="P75">loop<text:tab/>23</text:p>
          <text:p text:style-name="P76">M</text:p>
          <text:p text:style-name="P75">max<text:tab/>131</text:p>
          <text:p text:style-name="P75">max_float<text:tab/>98</text:p>
          <text:p text:style-name="P75">Method Mapping<text:tab/>48</text:p>
          <text:p text:style-name="P75">Methods<text:tab/>47</text:p>
          <text:p text:style-name="P75">min<text:tab/>132</text:p>
          <text:p text:style-name="P75">min_float<text:tab/>99</text:p>
          <text:p text:style-name="P75">mod<text:tab/>120</text:p>
          <text:p text:style-name="P75">Mutation<text:tab/>28</text:p>
          <text:p text:style-name="P76">N</text:p>
          <text:p text:style-name="P75">nan<text:tab/>99</text:p>
          <text:p text:style-name="P75">neg<text:tab/>120</text:p>
          <text:p text:style-name="P75">nil&lt;&gt;<text:tab/>132</text:p>
          <text:p text:style-name="P75">nil=<text:tab/>132</text:p>
          <text:p text:style-name="P75">NilClass<text:tab/>60, 95</text:p>
          <text:p text:style-name="P75">nip<text:tab/>19</text:p>
          <text:p text:style-name="P75">not<text:tab/>133</text:p>
          <text:p text:style-name="P75">Numeric<text:tab/>61, 97</text:p>
          <text:p text:style-name="P76">O</text:p>
          <text:p text:style-name="P75">Object<text:tab/>60, 121</text:p>
          <text:p text:style-name="P75">or<text:tab/>94</text:p>
          <text:p text:style-name="P75">OutStream<text:tab/>135</text:p>
          <text:p text:style-name="P75">over<text:tab/>19</text:p>
          <text:p text:style-name="P76">P</text:p>
          <text:p text:style-name="P75">pi<text:tab/>99</text:p>
          <text:p text:style-name="P75">pick<text:tab/>19</text:p>
          <text:p text:style-name="P75">Polymorphism<text:tab/>47</text:p>
          <text:p text:style-name="P75">Procedure<text:tab/>140</text:p>
          <text:p text:style-name="P75">Prototypes<text:tab/>47</text:p>
          <text:p text:style-name="P76">Q</text:p>
          <text:p text:style-name="P75">Queue<text:tab/>142</text:p>
          <text:p text:style-name="P76">R</text:p>
          <text:p text:style-name="P75">Rake<text:tab/>11</text:p>
          <text:p text:style-name="P75">Rational<text:tab/>144</text:p>
          <text:p text:style-name="P75">Referencing<text:tab/>27</text:p>
          <text:p text:style-name="P75">repeat<text:tab/>25, 175</text:p>
          <text:p text:style-name="P75">Routing<text:tab/>53</text:p>
          <text:p text:style-name="P76">S</text:p>
          <text:p text:style-name="P75">Scoping<text:tab/>26</text:p>
          <text:p text:style-name="P75">self<text:tab/>58</text:p>
          <text:p text:style-name="P75">Stack<text:tab/>145</text:p>
          <text:p text:style-name="P75">String<text:tab/>147</text:p>
          <text:p text:style-name="P75">super<text:tab/>74, 123, 168, 172</text:p>
          <text:p text:style-name="P75">swap<text:tab/>20</text:p>
          <text:p text:style-name="P75">switch<text:tab/>21</text:p>
          <text:p text:style-name="P75">SymbolMap<text:tab/>48</text:p>
          <text:p text:style-name="P76">T</text:p>
          <text:p text:style-name="P75">Testing<text:tab/>11</text:p>
          <text:p text:style-name="P75">Thanks<text:tab/>8</text:p>
          <text:p text:style-name="P75">then<text:tab/>21</text:p>
          <text:p text:style-name="P75">Thread<text:tab/>164</text:p>
          <text:p text:style-name="P75">throw"<text:tab/>39</text:p>
          <text:p text:style-name="P75">TrueClass<text:tab/>60, 166</text:p>
          <text:p text:style-name="P75">try<text:tab/>35, 38</text:p>
          <text:p text:style-name="P75">tuck<text:tab/>20</text:p>
          <text:p text:style-name="P75">Typing<text:tab/>26</text:p>
          <text:p text:style-name="P76">U</text:p>
          <text:p text:style-name="P75">until<text:tab/>25, 175</text:p>
          <text:p text:style-name="P76">V</text:p>
          <text:p text:style-name="P75">val:<text:tab/>26, 74, 122, 168, 173</text:p>
          <text:p text:style-name="P75">val@:<text:tab/>27, 74, 122, 169, 173</text:p>
          <text:p text:style-name="P75">val#:<text:tab/>27</text:p>
          <text:p text:style-name="P75">val$:<text:tab/>27</text:p>
          <text:p text:style-name="P75">var:<text:tab/>26, 74, 122, 168, 173</text:p>
          <text:p text:style-name="P75">var@:<text:tab/>27, 75, 123, 169, 173</text:p>
          <text:p text:style-name="P75">var#:<text:tab/>27</text:p>
          <text:p text:style-name="P75">var$:<text:tab/>27</text:p>
          <text:p text:style-name="P75">VirtualMachine<text:tab/>167</text:p>
          <text:p text:style-name="P76">W</text:p>
          <text:p text:style-name="P75">while<text:tab/>175</text:p>
          <text:p text:style-name="P76">X</text:p>
          <text:p text:style-name="P75">x<text:tab/>63</text:p>
          <text:p text:style-name="P75">xor<text:tab/>94</text:p>
          <text:p text:style-name="P76">^</text:p>
          <text:p text:style-name="P75">^^<text:tab/>82, 95, 130</text:p>
          <text:p text:style-name="P76">-</text:p>
          <text:p text:style-name="P75">-<text:tab/>101</text:p>
          <text:p text:style-name="P75">-&gt;<text:tab/>84</text:p>
          <text:p text:style-name="P75">-i<text:tab/>23</text:p>
          <text:p text:style-name="P75">-infinity<text:tab/>97</text:p>
          <text:p text:style-name="P75">-j<text:tab/>23</text:p>
          <text:p text:style-name="P76">;</text:p>
          <text:p text:style-name="P75">;<text:tab/>75, 123, 169, 173</text:p>
          <text:p text:style-name="P76">:</text:p>
          <text:p text:style-name="P75">:<text:tab/>55, 172</text:p>
          <text:p text:style-name="P76">!</text:p>
          <text:p text:style-name="P75">!<text:tab/>65</text:p>
          <text:p text:style-name="P75">!:<text:tab/>168</text:p>
          <text:p text:style-name="P76"><text:soft-page-break/>?</text:p>
          <text:p text:style-name="P75">?"<text:tab/>36, 38</text:p>
          <text:p text:style-name="P75">?dup<text:tab/>174</text:p>
          <text:p text:style-name="P76">.</text:p>
          <text:p text:style-name="P75">.<text:tab/>121, 137</text:p>
          <text:p text:style-name="P75">.-left<text:tab/>66, 153</text:p>
          <text:p text:style-name="P75">.-mid<text:tab/>67, 153</text:p>
          <text:p text:style-name="P75">.-midlr<text:tab/>67, 153</text:p>
          <text:p text:style-name="P75">.-right<text:tab/>67, 154</text:p>
          <text:p text:style-name="P75">.:<text:tab/>55, 73, 169</text:p>
          <text:p text:style-name="P75">.::<text:tab/>55, 122, 170</text:p>
          <text:p text:style-name="P75">."<text:tab/>151</text:p>
          <text:p text:style-name="P75">.[]!<text:tab/>67, 85</text:p>
          <text:p text:style-name="P75">.[]@<text:tab/>68, 85</text:p>
          <text:p text:style-name="P75">.+left<text:tab/>65, 152</text:p>
          <text:p text:style-name="P75">.+mid<text:tab/>66, 152</text:p>
          <text:p text:style-name="P75">.+midlr<text:tab/>66, 152</text:p>
          <text:p text:style-name="P75">.+right<text:tab/>66, 153</text:p>
          <text:p text:style-name="P75">.1/x<text:tab/>101</text:p>
          <text:p text:style-name="P75">.10**<text:tab/>101</text:p>
          <text:p text:style-name="P75">.2**<text:tab/>102</text:p>
          <text:p text:style-name="P75">.abs<text:tab/>102</text:p>
          <text:p text:style-name="P75">.acos<text:tab/>102</text:p>
          <text:p text:style-name="P75">.acosh<text:tab/>103</text:p>
          <text:p text:style-name="P75">.angle<text:tab/>103</text:p>
          <text:p text:style-name="P75">.append<text:tab/>135</text:p>
          <text:p text:style-name="P75">.append{<text:tab/>136, 170</text:p>
          <text:p text:style-name="P75">.asin<text:tab/>103</text:p>
          <text:p text:style-name="P75">.asinh<text:tab/>104</text:p>
          <text:p text:style-name="P75">.atan<text:tab/>104</text:p>
          <text:p text:style-name="P75">.atan2<text:tab/>104</text:p>
          <text:p text:style-name="P75">.atanh<text:tab/>105</text:p>
          <text:p text:style-name="P75">.c2p<text:tab/>105</text:p>
          <text:p text:style-name="P75">.call<text:tab/>140, 154</text:p>
          <text:p text:style-name="P75">.cbrt<text:tab/>79, 105</text:p>
          <text:p text:style-name="P75">.ceil<text:tab/>105</text:p>
          <text:p text:style-name="P75">.cjust<text:tab/>154</text:p>
          <text:p text:style-name="P75">.class<text:tab/>123</text:p>
          <text:p text:style-name="P75">.clear<text:tab/>142, 145</text:p>
          <text:p text:style-name="P75">.clone<text:tab/>30, 124</text:p>
          <text:p text:style-name="P75">.clone_exclude<text:tab/>32, 124</text:p>
          <text:p text:style-name="P75">.close<text:tab/>88, 137</text:p>
          <text:p text:style-name="P75">.conjugate<text:tab/>106</text:p>
          <text:p text:style-name="P75">.contains?<text:tab/>154</text:p>
          <text:p text:style-name="P75">.copy<text:tab/>30, 124</text:p>
          <text:p text:style-name="P75">.cos<text:tab/>106</text:p>
          <text:p text:style-name="P75">.cosh<text:tab/>106</text:p>
          <text:p text:style-name="P75">.cr<text:tab/>137</text:p>
          <text:p text:style-name="P75">.create<text:tab/>136</text:p>
          <text:p text:style-name="P75">.create{<text:tab/>136, 170</text:p>
          <text:p text:style-name="P75">.cube<text:tab/>106</text:p>
          <text:p text:style-name="P75">.current<text:tab/>164</text:p>
          <text:p text:style-name="P75">.d2r<text:tab/>107</text:p>
          <text:p text:style-name="P75">.denominator<text:tab/>107</text:p>
          <text:p text:style-name="P75">.e**<text:tab/>79, 107</text:p>
          <text:p text:style-name="P75">.each{<text:tab/>170</text:p>
          <text:p text:style-name="P75">.emit<text:tab/>107, 137, 155</text:p>
          <text:p text:style-name="P75">.empty?<text:tab/>142, 145</text:p>
          <text:p text:style-name="P75">.eval<text:tab/>155</text:p>
          <text:p text:style-name="P75">.even?<text:tab/>91</text:p>
          <text:p text:style-name="P75">.floor<text:tab/>108</text:p>
          <text:p text:style-name="P75">.fmt<text:tab/>155</text:p>
          <text:p text:style-name="P75">.fmt"<text:tab/>155</text:p>
          <text:p text:style-name="P75">.gcd<text:tab/>91</text:p>
          <text:p text:style-name="P75">.get_all<text:tab/>87</text:p>
          <text:p text:style-name="P75">.getc<text:tab/>89</text:p>
          <text:p text:style-name="P75">.gets<text:tab/>89</text:p>
          <text:p text:style-name="P75">.hypot<text:tab/>108</text:p>
          <text:p text:style-name="P75">.imaginary<text:tab/>108</text:p>
          <text:p text:style-name="P75">.init<text:tab/>27, 125</text:p>
          <text:p text:style-name="P75">.is_class?<text:tab/>75, 125</text:p>
          <text:p text:style-name="P75">.keys<text:tab/>85</text:p>
          <text:p text:style-name="P75">.lcm<text:tab/>91</text:p>
          <text:p text:style-name="P75">.left<text:tab/>68, 156</text:p>
          <text:p text:style-name="P75">.left?<text:tab/>156</text:p>
          <text:p text:style-name="P75">.length<text:tab/>68, 142, 145, 156</text:p>
          <text:p text:style-name="P75">.lines<text:tab/>156</text:p>
          <text:p text:style-name="P75">.list<text:tab/>164</text:p>
          <text:p text:style-name="P75">.ljust<text:tab/>157</text:p>
          <text:p text:style-name="P75">.ln<text:tab/>108</text:p>
          <text:p text:style-name="P75">.load<text:tab/>157</text:p>
          <text:p text:style-name="P75">.log10<text:tab/>109</text:p>
          <text:p text:style-name="P75">.log2<text:tab/>109</text:p>
          <text:p text:style-name="P75">.lstrip<text:tab/>157</text:p>
          <text:p text:style-name="P75">.magnitude<text:tab/>109</text:p>
          <text:p text:style-name="P75">.main<text:tab/>165</text:p>
          <text:p text:style-name="P75">.map{<text:tab/>170</text:p>
          <text:p text:style-name="P75">.max<text:tab/>69</text:p>
          <text:p text:style-name="P75">.mid<text:tab/>69, 157</text:p>
          <text:p text:style-name="P75">.mid?<text:tab/>158</text:p>
          <text:p text:style-name="P75">.midlr<text:tab/>69, 158</text:p>
          <text:p text:style-name="P75">.min<text:tab/>70</text:p>
          <text:p text:style-name="P75">.name<text:tab/>125</text:p>
          <text:p text:style-name="P75">.new<text:tab/>63, 75</text:p>
          <text:p text:style-name="P75">.new_size<text:tab/>64</text:p>
          <text:p text:style-name="P75">.new_value<text:tab/>64</text:p>
          <text:p text:style-name="P75">.new_values<text:tab/>64</text:p>
          <text:p text:style-name="P75">.new{<text:tab/>63, 171</text:p>
          <text:p text:style-name="P75">.numerator<text:tab/>110</text:p>
          <text:p text:style-name="P75">.odd?<text:tab/>91</text:p>
          <text:p text:style-name="P75">.open<text:tab/>88</text:p>
          <text:p text:style-name="P75">.open{<text:tab/>88, 171</text:p>
          <text:p text:style-name="P75">.p2c<text:tab/>110</text:p>
          <text:p text:style-name="P75">.parent_class<text:tab/>76</text:p>
          <text:p text:style-name="P75">.peek<text:tab/>146</text:p>
          <text:p text:style-name="P75">.pend<text:tab/>143</text:p>
          <text:p text:style-name="P75">.polar<text:tab/>110</text:p>
          <text:p text:style-name="P75">.pop<text:tab/>143, 146</text:p>
          <text:p text:style-name="P75">.posn<text:tab/>158</text:p>
          <text:p text:style-name="P75">.pp<text:tab/>70, 86</text:p>
          <text:p text:style-name="P75">.push<text:tab/>143, 146</text:p>
          <text:p text:style-name="P75">.r2d<text:tab/>111</text:p>
          <text:p text:style-name="P75">.real<text:tab/>111</text:p>
          <text:p text:style-name="P75">.reverse<text:tab/>70, 159</text:p>
          <text:p text:style-name="P75">.right<text:tab/>70, 159</text:p>
          <text:p text:style-name="P75">.right?<text:tab/>159</text:p>
          <text:p text:style-name="P75">.rjust<text:tab/>159</text:p>
          <text:p text:style-name="P75">.round<text:tab/>111</text:p>
          <text:p text:style-name="P75">.rstrip<text:tab/>160</text:p>
          <text:p text:style-name="P75">.select{<text:tab/>171</text:p>
          <text:p text:style-name="P75">.shuffle<text:tab/>71</text:p>
          <text:p text:style-name="P75">.sin<text:tab/>111</text:p>
          <text:p text:style-name="P75">.sinh<text:tab/>112</text:p>
          <text:p text:style-name="P75">.sleep<text:tab/>112</text:p>
          <text:p text:style-name="P75">.sort<text:tab/>71</text:p>
          <text:p text:style-name="P75">.space<text:tab/>138</text:p>
          <text:p text:style-name="P75">.spaces<text:tab/>138</text:p>
          <text:p text:style-name="P75">.split<text:tab/>79, 144, 160</text:p>
          <text:p text:style-name="P75">.sqr<text:tab/>112</text:p>
          <text:p text:style-name="P75">.sqrt<text:tab/>79, 113</text:p>
          <text:p text:style-name="P75">.start<text:tab/>141</text:p>
          <text:p text:style-name="P75">.strip<text:tab/>160</text:p>
          <text:p text:style-name="P75">.strlen<text:tab/>126</text:p>
          <text:p text:style-name="P75">.strmax<text:tab/>71</text:p>
          <text:p text:style-name="P75">.strmax2<text:tab/>86</text:p>
          <text:p text:style-name="P75">.subclass:<text:tab/>76</text:p>
          <text:p text:style-name="P75">.tan<text:tab/>113</text:p>
          <text:p text:style-name="P75">.tanh<text:tab/>113</text:p>
          <text:p text:style-name="P75">.throw<text:tab/>39, 160</text:p>
          <text:p text:style-name="P75">.to_f<text:tab/>126</text:p>
          <text:p text:style-name="P75">.to_f!<text:tab/>126</text:p>
          <text:p text:style-name="P75">.to_i<text:tab/>126</text:p>
          <text:p text:style-name="P75">.to_i!<text:tab/>127</text:p>
          <text:p text:style-name="P75">.to_lower<text:tab/>161</text:p>
          <text:p text:style-name="P75">.to_n<text:tab/>127</text:p>
          <text:p text:style-name="P75">.to_n!<text:tab/>127</text:p>
          <text:p text:style-name="P75">.to_r<text:tab/>128</text:p>
          <text:p text:style-name="P75">.to_r!<text:tab/>128</text:p>
          <text:p text:style-name="P75">.to_s<text:tab/>76, 128</text:p>
          <text:p text:style-name="P75">.to_upper<text:tab/>161</text:p>
          <text:p text:style-name="P75">.to_x<text:tab/>129</text:p>
          <text:p text:style-name="P75">.to_x!<text:tab/>129</text:p>
          <text:p text:style-name="P75">.values<text:tab/>86</text:p>
          <text:p text:style-name="P75">.vm<text:tab/>165</text:p>
          <text:p text:style-name="P75">.vm_name<text:tab/>171</text:p>
          <text:p text:style-name="P75">.with{<text:tab/>59, 172</text:p>
          <text:p text:style-name="P76">"</text:p>
          <text:p text:style-name="P75">"<text:tab/>169</text:p>
          <text:p text:style-name="P76">)</text:p>
          <text:p text:style-name="P75">)context<text:tab/>50</text:p>
          <text:p text:style-name="P75">)context!<text:tab/>50</text:p>
          <text:p text:style-name="P75">)entries<text:tab/>189</text:p>
          <text:p text:style-name="P75">)methods<text:tab/>77, 133</text:p>
          <text:p text:style-name="P75">)stubs<text:tab/>77</text:p>
          <text:p text:style-name="P75">)vm<text:tab/>52</text:p>
          <text:p text:style-name="P75">)vm!<text:tab/>52</text:p>
          <text:p text:style-name="P76">[</text:p>
          <text:p text:style-name="P75">[<text:tab/>174</text:p>
          <text:p text:style-name="P76">{</text:p>
          <text:p text:style-name="P75">{<text:tab/>84</text:p>
          <text:p text:style-name="P76">}</text:p>
          <text:p text:style-name="P75"><text:soft-page-break/>}<text:tab/>64, 84</text:p>
          <text:p text:style-name="P76">@</text:p>
          <text:p text:style-name="P75">@<text:tab/>72</text:p>
          <text:p text:style-name="P76">*</text:p>
          <text:p text:style-name="P75">*<text:tab/>100, 151</text:p>
          <text:p text:style-name="P75">**<text:tab/>100</text:p>
          <text:p text:style-name="P76">/</text:p>
          <text:p text:style-name="P75">/<text:tab/>114</text:p>
          <text:p text:style-name="P76">&amp;</text:p>
          <text:p text:style-name="P75">&amp;&amp;<text:tab/>81, 95, 121</text:p>
          <text:p text:style-name="P76">+</text:p>
          <text:p text:style-name="P75">+<text:tab/>65, 100, 151</text:p>
          <text:p text:style-name="P75">+loop<text:tab/>23</text:p>
          <text:p text:style-name="P76">&lt;</text:p>
          <text:p text:style-name="P75">&lt;<text:tab/>118, 161</text:p>
          <text:p text:style-name="P75">&lt;&lt;<text:tab/>72, 93, 162</text:p>
          <text:p text:style-name="P75">&lt;=<text:tab/>118, 162</text:p>
          <text:p text:style-name="P75">&lt;=&gt;<text:tab/>119, 162</text:p>
          <text:p text:style-name="P75">&lt;&gt;<text:tab/>130</text:p>
          <text:p text:style-name="P76">=</text:p>
          <text:p text:style-name="P75">=<text:tab/>130</text:p>
          <text:p text:style-name="P76">&gt;</text:p>
          <text:p text:style-name="P75">&gt;<text:tab/>119, 163</text:p>
          <text:p text:style-name="P75">&gt;=<text:tab/>119, 163</text:p>
          <text:p text:style-name="P75">&gt;&gt;<text:tab/>93</text:p>
          <text:p text:style-name="P76">|</text:p>
          <text:p text:style-name="P75">||<text:tab/>82, 96, 133</text:p>
          <text:p text:style-name="P76">~</text:p>
          <text:p text:style-name="P75">~<text:tab/>138</text:p>
          <text:p text:style-name="P75">~"<text:tab/>138</text:p>
          <text:p text:style-name="P75">~cr<text:tab/>139</text:p>
          <text:p text:style-name="P75">~emit<text:tab/>139</text:p>
          <text:p text:style-name="P75">~getc<text:tab/>89</text:p>
          <text:p text:style-name="P75">~gets<text:tab/>89</text:p>
          <text:p text:style-name="P75">~space<text:tab/>139</text:p>
          <text:p text:style-name="P75">~spaces<text:tab/>139</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2985728"/></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19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52M13S</meta:editing-duration>
    <meta:editing-cycles>2513</meta:editing-cycles>
    <meta:generator>OpenOffice/4.1.1$Win32 OpenOffice.org_project/411m6$Build-9775</meta:generator>
    <dc:date>2015-05-04T19:20:59.58</dc:date>
    <dc:creator>Peter Camilleri</dc:creator>
    <meta:printed-by>Peter Camilleri</meta:printed-by>
    <meta:print-date>2015-05-03T14:38:38.15</meta:print-date>
    <meta:document-statistic meta:table-count="410" meta:image-count="0" meta:object-count="0" meta:page-count="195" meta:paragraph-count="6344" meta:word-count="34403" meta:character-count="199710"/>
    <meta:template xlink:type="simple" xlink:actuate="onRequest" xlink:title="MyDefault" xlink:href="../../../../OpenOffice.org/3/user/template/MyDefault.ott" meta:date="2014-06-26T22:09:00.24"/>
  </office:meta>
</office:document-meta>
</file>